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TablePreview1.svm" manifest:media-type=""/>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ce style:name="Arial2" svg:font-family="Arial" style:font-family-generic="swiss" style:font-pitch="variable"/>
    <style:font-face style:name="Arial3" svg:font-family="Arial" style:font-family-generic="system" style:font-pitch="variable"/>
    <style:font-face style:name="Arial4" svg:font-family="Arial" style:font-family-generic="system" style:font-pitch="variable" style:font-charset="x-symbol"/>
    <style:font-face style:name="Arial5" svg:font-family="Arial" style:font-pitch="variable" style:font-charset="x-symbol"/>
    <style:font-face style:name="Arial6" svg:font-family="Arial" style:font-family-generic="roman" style:font-pitch="variable"/>
    <style:font-face style:name="Arial7" svg:font-family="Arial" style:font-family-generic="modern" style:font-pitch="variable"/>
    <style:font-face style:name="Calibri" svg:font-family="Calibri" style:font-pitch="variable"/>
    <style:font-face style:name="Calibri Light" svg:font-family="'Calibri Light'" style:font-family-generic="swiss" style:font-pitch="variable"/>
    <style:font-face style:name="Calibri Light1" svg:font-family="'Calibri Light'"/>
    <style:font-face style:name="Calibri Light2" svg:font-family="'Calibri Light'" style:font-pitch="variable"/>
    <style:font-face style:name="Calibri1" svg:font-family="Calibri"/>
    <style:font-face style:name="Calibri2" svg:font-family="Calibri" style:font-family-generic="swiss" style:font-pitch="variable"/>
    <style:font-face style:name="Calibri3" svg:font-family="Calibri" style:font-family-generic="swis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family-generic="swiss" style:font-pitch="variable"/>
    <style:font-face style:name="DejaVu Sans3" svg:font-family="'DejaVu Sans'" style:font-pitch="variable"/>
    <style:font-face style:name="DejaVu Sans4" svg:font-family="'DejaVu Sans'" style:font-family-generic="system" style:font-pitch="variable" style:font-charset="x-symbol"/>
    <style:font-face style:name="DejaVu Sans5" svg:font-family="'DejaVu Sans'" style:font-pitch="variable" style:font-charset="x-symbol"/>
    <style:font-face style:name="DejaVu Sans6" svg:font-family="'DejaVu Sans'" style:font-family-generic="modern" style:font-pitch="variable"/>
    <style:font-face style:name="DejaVu Sans7" svg:font-family="'DejaVu Sans'"/>
    <style:font-face style:name="Droid Sans Devanagari" svg:font-family="'Droid Sans Devanagari'" style:font-pitch="variable"/>
    <style:font-face style:name="Droid Sans Devanagari1" svg:font-family="'Droid Sans Devanagari'" style:font-family-generic="system" style:font-pitch="variable"/>
    <style:font-face style:name="Droid Sans Devanagari2" svg:font-family="'Droid Sans Devanagari'" style:font-family-generic="swiss"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pitch="variable"/>
    <style:font-face style:name="Liberation Sans3" svg:font-family="'Liberation Sans'" style:font-family-generic="swiss" style:font-pitch="variable"/>
    <style:font-face style:name="Liberation Sans4" svg:font-family="'Liberation Sans'" style:font-family-generic="swiss"/>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style:font-family-generic="modern" style:font-pitch="variable"/>
    <style:font-face style:name="Liberation Serif5" svg:font-family="'Liberation Serif'" style:font-pitch="variable"/>
    <style:font-face style:name="Mangal" svg:font-family="Mangal" style:font-family-generic="roman" style:font-pitch="variable"/>
    <style:font-face style:name="Noto Sans" svg:font-family="'Noto Sans'" style:font-family-generic="roman" style:font-pitch="variable"/>
    <style:font-face style:name="Noto Sans SC Regular" svg:font-family="'Noto Sans SC Regular'" style:font-pitch="variable"/>
    <style:font-face style:name="Noto Sans SC Regular1" svg:font-family="'Noto Sans SC Regular'" style:font-family-generic="system" style:font-pitch="variable"/>
    <style:font-face style:name="Noto Sans SC Regular2" svg:font-family="'Noto Sans SC Regular'"/>
    <style:font-face style:name="Noto Sans SC Regular3" svg:font-family="'Noto Sans SC Regular'" style:font-family-generic="swiss" style:font-pitch="variable"/>
    <style:font-face style:name="OpenSymbol" svg:font-family="OpenSymbol, 'Arial Unicode MS'" style:font-pitch="variable" style:font-charset="x-symbol"/>
    <style:font-face style:name="OpenSymbol1" svg:font-family="OpenSymbol, 'Arial Unicode MS'" style:font-charset="x-symbol"/>
    <style:font-face style:name="Standard Symbols L" svg:font-family="'Standard Symbols L'"/>
    <style:font-face style:name="Standard Symbols L1" svg:font-family="'Standard Symbols L'"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gr2" style:family="graphic" style:parent-style-name="standard">
      <style:graphic-properties draw:stroke="solid" svg:stroke-color="#203864" draw:fill="solid" draw:fill-color="#dee6ef" draw:textarea-horizontal-align="justify" draw:textarea-vertical-align="middle" draw:auto-grow-height="false" fo:min-height="1.276cm" fo:min-width="0.969cm" style:writing-mode="lr-tb"/>
      <style:paragraph-properties style:writing-mode="lr-tb"/>
    </style:style>
    <style:style style:name="gr3" style:family="graphic">
      <style:graphic-properties style:protect="size"/>
    </style:style>
    <style:style style:name="gr4" style:family="graphic" style:parent-style-name="standard" style:list-style-name="L1">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gr5" style:family="graphic">
      <style:graphic-properties style:writing-mode="lr-tb"/>
    </style:style>
    <style:style style:name="gr6" style:family="graphic" style:parent-style-name="standard">
      <style:graphic-properties draw:stroke="solid" svg:stroke-width="0.053cm" svg:stroke-color="#000000" draw:marker-end="msArrowEnd_20_9" draw:marker-end-width="0.35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solid" svg:stroke-width="0.053cm" svg:stroke-color="#000000" draw:marker-end="Arrow_20_short" draw:marker-end-width="0.508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9" style:family="graphic" style:parent-style-name="standard">
      <style:graphic-properties draw:stroke="none" draw:fill="none" fo:min-height="1.303cm"/>
      <style:paragraph-properties style:writing-mode="lr-tb"/>
    </style:style>
    <style:style style:name="gr20" style:family="graphic" style:parent-style-name="standard">
      <style:graphic-properties draw:stroke="none" draw:fill="none" fo:min-height="0.775cm"/>
      <style:paragraph-properties style:writing-mode="lr-tb"/>
    </style:style>
    <style:style style:name="gr21"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437cm" fo:min-width="1.519cm" fo:padding-top="0.125cm" fo:padding-bottom="0.125cm" fo:padding-left="0.25cm" fo:padding-right="0.25cm" fo:wrap-option="wrap"/>
    </style:style>
    <style:style style:name="gr22"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425cm" fo:min-width="1.5cm" fo:padding-top="0.125cm" fo:padding-bottom="0.125cm" fo:padding-left="0.25cm" fo:padding-right="0.25cm" fo:wrap-option="wrap"/>
    </style:style>
    <style:style style:name="gr23"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445cm" fo:min-width="1.53cm" fo:padding-top="0.125cm" fo:padding-bottom="0.125cm" fo:padding-left="0.25cm" fo:padding-right="0.25cm" fo:wrap-option="wrap"/>
    </style:style>
    <style:style style:name="gr24" style:family="graphic" style:parent-style-name="standard">
      <style:graphic-properties draw:stroke="none" draw:fill="none" fo:min-height="0.703cm"/>
      <style:paragraph-properties style:writing-mode="lr-tb"/>
    </style:style>
    <style:style style:name="gr25" style:family="graphic" style:parent-style-name="standard">
      <style:graphic-properties draw:stroke="none" draw:fill="none" fo:min-height="1.349cm"/>
      <style:paragraph-properties style:writing-mode="lr-tb"/>
    </style:style>
    <style:style style:name="gr26" style:family="graphic" style:parent-style-name="standard">
      <style:graphic-properties draw:stroke="none" draw:fill="none" draw:auto-grow-height="true" draw:auto-grow-width="false" fo:min-height="1.349cm"/>
      <style:paragraph-properties style:writing-mode="lr-tb"/>
    </style:style>
    <style:style style:name="gr27"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6cm" fo:min-width="11.697cm" fo:padding-top="0.125cm" fo:padding-bottom="0.125cm" fo:padding-left="0.25cm" fo:padding-right="0.25cm" fo:wrap-option="wrap"/>
    </style:style>
    <style:style style:name="gr28"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6cm" fo:min-width="11.736cm" fo:padding-top="0.125cm" fo:padding-bottom="0.125cm" fo:padding-left="0.25cm" fo:padding-right="0.25cm" fo:wrap-option="wrap"/>
    </style:style>
    <style:style style:name="gr29"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6cm" fo:min-width="11.67cm" fo:padding-top="0.125cm" fo:padding-bottom="0.125cm" fo:padding-left="0.25cm" fo:padding-right="0.25cm" fo:wrap-option="wrap"/>
    </style:style>
    <style:style style:name="gr30"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6cm" fo:min-width="11.718cm" fo:padding-top="0.125cm" fo:padding-bottom="0.125cm" fo:padding-left="0.25cm" fo:padding-right="0.25cm" fo:wrap-option="wrap"/>
    </style:style>
    <style:style style:name="gr31" style:family="graphic" style:parent-style-name="standard">
      <style:graphic-properties draw:stroke="solid" svg:stroke-width="0.035cm" svg:stroke-color="#1d3155" draw:stroke-linejoin="miter" svg:stroke-linecap="butt" draw:fill="none" draw:fill-color="#000000" draw:opacity="15%" draw:textarea-vertical-align="middle" draw:auto-grow-height="false" draw:fit-to-size="false" style:shrink-to-fit="false" fo:min-height="11.475cm" fo:min-width="11.108cm" fo:padding-top="0.125cm" fo:padding-bottom="0.125cm" fo:padding-left="0.25cm" fo:padding-right="0.25cm" fo:wrap-option="wrap"/>
    </style:style>
    <style:style style:name="gr32" style:family="graphic" style:parent-style-name="objectwithoutfill">
      <style:graphic-properties draw:stroke="dash" draw:stroke-dash="Long_20_Dash_20__28_Rounded_29_" svg:stroke-color="#b2b2b2" svg:stroke-linecap="round" draw:fill="none" draw:textarea-vertical-align="middle"/>
    </style:style>
    <style:style style:name="gr33" style:family="graphic" style:parent-style-name="standard">
      <style:graphic-properties draw:stroke="none" svg:stroke-color="#000000" draw:fill="none" draw:fill-color="#ffffff" draw:auto-grow-height="true" draw:auto-grow-width="false" fo:max-height="0cm" fo:min-height="9.009cm"/>
      <style:paragraph-properties style:writing-mode="lr-tb"/>
    </style:style>
    <style:style style:name="gr34" style:family="graphic" style:parent-style-name="standard">
      <style:graphic-properties draw:stroke="solid" svg:stroke-color="#203864" draw:fill="solid" draw:fill-color="#4472c4" draw:textarea-horizontal-align="justify" draw:textarea-vertical-align="middle" draw:auto-grow-height="false" fo:min-height="2.131cm" fo:min-width="1.925cm" draw:shadow-offset-x="0.203cm" draw:shadow-offset-y="0.203cm"/>
    </style:style>
    <style:style style:name="gr35" style:family="graphic" style:parent-style-name="standard">
      <style:graphic-properties draw:stroke="solid" svg:stroke-color="#203864" draw:fill="solid" draw:fill-color="#4472c4" draw:opacity="100%" draw:textarea-horizontal-align="justify" draw:textarea-vertical-align="middle" draw:auto-grow-height="false" fo:min-height="2.131cm" fo:min-width="1.925cm" draw:shadow-offset-x="0.203cm" draw:shadow-offset-y="0.203cm" draw:shadow-opacity="100%"/>
    </style:style>
    <style:style style:name="gr36"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3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3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3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48"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1.423cm" fo:min-width="7.577cm" fo:padding-top="0.125cm" fo:padding-bottom="0.125cm" fo:padding-left="0.25cm" fo:padding-right="0.25cm" fo:wrap-option="wrap" style:writing-mode="lr-tb"/>
      <style:paragraph-properties style:writing-mode="lr-tb"/>
    </style:style>
    <style:style style:name="gr49"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5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5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5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61"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6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6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6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73"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7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7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7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85" style:family="graphic" style:parent-style-name="standard">
      <style:graphic-properties draw:stroke="none" svg:stroke-color="#000000" draw:fill="none" draw:fill-color="#ffffff" draw:auto-grow-height="true" draw:auto-grow-width="false" fo:max-height="0cm" fo:min-height="9.572cm"/>
      <style:paragraph-properties style:writing-mode="lr-tb"/>
    </style:style>
    <style:style style:name="gr86" style:family="graphic" style:parent-style-name="standard">
      <style:graphic-properties draw:stroke="solid" svg:stroke-width="0.026cm" svg:stroke-color="#203864" draw:stroke-linejoin="round" svg:stroke-linecap="butt" draw:fill="solid" draw:fill-color="#4472c4" draw:textarea-horizontal-align="justify" draw:textarea-vertical-align="middle" draw:auto-grow-height="false" draw:fit-to-size="false" style:shrink-to-fit="false" fo:min-height="2.105cm" fo:min-width="1.916cm" fo:padding-top="0.254cm" fo:padding-bottom="0.254cm" fo:padding-left="0.254cm" fo:padding-right="0.254cm" fo:wrap-option="wrap"/>
    </style:style>
    <style:style style:name="gr87" style:family="graphic" style:parent-style-name="standard">
      <style:graphic-properties draw:stroke="solid" svg:stroke-width="0.152cm" svg:stroke-color="#00a933" draw:marker-start-width="0.432cm" draw:marker-end-width="0.432cm" draw:fill="solid" draw:fill-color="#4472c4" draw:textarea-horizontal-align="justify" draw:textarea-vertical-align="middle" draw:auto-grow-height="false" fo:min-height="2.131cm" fo:min-width="1.925cm" fo:padding-top="0.201cm" fo:padding-bottom="0.201cm" fo:padding-left="0.326cm" fo:padding-right="0.326cm" draw:shadow-offset-x="0.203cm" draw:shadow-offset-y="0.203cm"/>
    </style:style>
    <style:style style:name="gr88" style:family="graphic" style:parent-style-name="standard" style:list-style-name="L2">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8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9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9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00" style:family="graphic" style:parent-style-name="standard">
      <style:graphic-properties draw:stroke="none" svg:stroke-color="#000000" draw:fill="none" draw:fill-color="#ffffff" draw:auto-grow-height="true" draw:auto-grow-width="false" fo:max-height="0cm" fo:min-height="10.135cm"/>
      <style:paragraph-properties style:writing-mode="lr-tb"/>
    </style:style>
    <style:style style:name="gr10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02"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7.891cm" fo:padding-top="0.125cm" fo:padding-bottom="0.125cm" fo:padding-left="0.25cm" fo:padding-right="0.25cm" fo:wrap-option="wrap" style:writing-mode="lr-tb"/>
      <style:paragraph-properties style:writing-mode="lr-tb"/>
    </style:style>
    <style:style style:name="gr103" style:family="graphic" style:parent-style-name="standard">
      <style:graphic-properties draw:stroke="solid" svg:stroke-width="0.026cm" svg:stroke-color="#203864" draw:stroke-linejoin="round" svg:stroke-linecap="butt" draw:fill="solid" draw:fill-color="#4472c4" draw:textarea-horizontal-align="justify" draw:textarea-vertical-align="middle" draw:auto-grow-height="false" draw:fit-to-size="false" style:shrink-to-fit="false" fo:min-height="1.873cm" fo:min-width="1.916cm" fo:padding-top="0.254cm" fo:padding-bottom="0.254cm" fo:padding-left="0.254cm" fo:padding-right="0.254cm" fo:wrap-option="wrap"/>
    </style:style>
    <style:style style:name="gr104"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0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0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0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0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0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1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17"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118" style:family="graphic" style:parent-style-name="standard">
      <style:graphic-properties draw:stroke="solid" svg:stroke-width="0.026cm" svg:stroke-color="#203864" draw:stroke-linejoin="round" svg:stroke-linecap="butt" draw:fill="solid" draw:fill-color="#4472c4" draw:opacity="100%" draw:textarea-horizontal-align="justify" draw:textarea-vertical-align="middle" draw:auto-grow-height="false" draw:fit-to-size="false" style:shrink-to-fit="false" fo:min-height="1.873cm" fo:min-width="1.916cm" fo:padding-top="0.254cm" fo:padding-bottom="0.254cm" fo:padding-left="0.254cm" fo:padding-right="0.254cm" fo:wrap-option="wrap" draw:shadow-opacity="100%"/>
    </style:style>
    <style:style style:name="gr119" style:family="graphic" style:parent-style-name="standard">
      <style:graphic-properties draw:stroke="solid" svg:stroke-width="0.026cm" svg:stroke-color="#203864" draw:stroke-linejoin="round" svg:stroke-linecap="butt" draw:fill="solid" draw:fill-color="#4472c4" draw:opacity="100%" draw:opacity-name="Transparency_20_1" draw:textarea-horizontal-align="justify" draw:textarea-vertical-align="middle" draw:auto-grow-height="false" draw:fit-to-size="false" style:shrink-to-fit="false" fo:min-height="1.873cm" fo:min-width="1.916cm" fo:padding-top="0.254cm" fo:padding-bottom="0.254cm" fo:padding-left="0.254cm" fo:padding-right="0.254cm" fo:wrap-option="wrap" draw:shadow-opacity="100%"/>
    </style:style>
    <style:style style:name="gr120"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2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2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2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3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3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3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33"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134"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3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3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3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3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3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4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47"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148"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4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5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5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6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61"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162"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6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6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6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6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6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6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6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7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7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7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7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7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75"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176"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7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7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7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8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89"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190"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9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9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9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9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9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9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9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9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9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0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0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0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03"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204"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20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0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0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0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0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1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1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1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1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1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1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16"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1.423cm" fo:min-width="10.004cm" fo:padding-top="0.125cm" fo:padding-bottom="0.125cm" fo:padding-left="0.25cm" fo:padding-right="0.25cm" fo:wrap-option="wrap" style:writing-mode="lr-tb"/>
      <style:paragraph-properties style:writing-mode="lr-tb"/>
    </style:style>
    <style:style style:name="gr217" style:family="graphic" style:parent-style-name="standard">
      <style:graphic-properties draw:stroke="solid" svg:stroke-width="0.026cm" svg:stroke-color="#203864" draw:stroke-linejoin="round" svg:stroke-linecap="butt" draw:fill="solid" draw:fill-color="#ff0000" draw:opacity="100%" draw:textarea-horizontal-align="justify" draw:textarea-vertical-align="middle" draw:auto-grow-height="false" draw:fit-to-size="false" style:shrink-to-fit="false" fo:min-height="1.873cm" fo:min-width="1.916cm" fo:padding-top="0.254cm" fo:padding-bottom="0.254cm" fo:padding-left="0.254cm" fo:padding-right="0.254cm" fo:wrap-option="wrap" draw:shadow-opacity="100%"/>
    </style:style>
    <style:style style:name="gr218" style:family="graphic" style:parent-style-name="standard">
      <style:graphic-properties draw:stroke="solid" svg:stroke-width="0.026cm" svg:stroke-color="#203864" draw:stroke-linejoin="round" svg:stroke-linecap="butt" draw:fill="solid" draw:fill-color="#ff0000" draw:opacity="100%" draw:textarea-horizontal-align="justify" draw:textarea-vertical-align="middle" draw:auto-grow-height="false" draw:fit-to-size="false" style:shrink-to-fit="false" fo:min-height="1.873cm" fo:min-width="1.917cm" fo:padding-top="0.254cm" fo:padding-bottom="0.254cm" fo:padding-left="0.254cm" fo:padding-right="0.254cm" fo:wrap-option="wrap" draw:shadow-opacity="100%"/>
    </style:style>
    <style:style style:name="gr219" style:family="graphic" style:parent-style-name="standard">
      <style:graphic-properties draw:stroke="solid" svg:stroke-width="0.026cm" svg:stroke-color="#203864" draw:stroke-linejoin="round" svg:stroke-linecap="butt" draw:fill="solid" draw:fill-color="#4472c4" draw:opacity="100%" draw:textarea-horizontal-align="justify" draw:textarea-vertical-align="middle" draw:auto-grow-height="false" draw:fit-to-size="false" style:shrink-to-fit="false" fo:min-height="1.873cm" fo:min-width="1.917cm" fo:padding-top="0.254cm" fo:padding-bottom="0.254cm" fo:padding-left="0.254cm" fo:padding-right="0.254cm" fo:wrap-option="wrap" draw:shadow-opacity="100%"/>
    </style:style>
    <style:style style:name="gr220" style:family="graphic" style:parent-style-name="standard" style:list-style-name="L8">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221" style:family="graphic" style:parent-style-name="standard">
      <style:graphic-properties draw:stroke="solid" svg:stroke-width="0.026cm" svg:stroke-color="#203864" draw:stroke-linejoin="round" svg:stroke-linecap="butt" draw:fill="solid" draw:fill-color="#ff8000" draw:opacity="100%" draw:textarea-horizontal-align="justify" draw:textarea-vertical-align="middle" draw:auto-grow-height="false" draw:fit-to-size="false" style:shrink-to-fit="false" fo:min-height="1.873cm" fo:min-width="1.916cm" fo:padding-top="0.254cm" fo:padding-bottom="0.254cm" fo:padding-left="0.254cm" fo:padding-right="0.254cm" fo:wrap-option="wrap" draw:shadow-opacity="100%"/>
    </style:style>
    <style:style style:name="gr222" style:family="graphic" style:parent-style-name="standard">
      <style:graphic-properties draw:stroke="solid" svg:stroke-width="0.026cm" svg:stroke-color="#203864" draw:stroke-linejoin="round" svg:stroke-linecap="butt" draw:fill="solid" draw:fill-color="#ff8000" draw:opacity="100%" draw:textarea-horizontal-align="justify" draw:textarea-vertical-align="middle" draw:auto-grow-height="false" draw:fit-to-size="false" style:shrink-to-fit="false" fo:min-height="1.873cm" fo:min-width="1.917cm" fo:padding-top="0.254cm" fo:padding-bottom="0.254cm" fo:padding-left="0.254cm" fo:padding-right="0.254cm" fo:wrap-option="wrap" draw:shadow-opacity="100%"/>
    </style:style>
    <style:style style:name="gr22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2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2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2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2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2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2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3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3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3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3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34" style:family="graphic" style:parent-style-name="standard">
      <style:graphic-properties draw:stroke="none" draw:fill="none" fo:min-height="1.765cm"/>
      <style:paragraph-properties style:writing-mode="lr-tb"/>
    </style:style>
    <style:style style:name="gr235"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403cm" fo:min-width="1.519cm" fo:padding-top="0.125cm" fo:padding-bottom="0.125cm" fo:padding-left="0.25cm" fo:padding-right="0.25cm" fo:wrap-option="wrap"/>
    </style:style>
    <style:style style:name="gr236"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391cm" fo:min-width="1.5cm" fo:padding-top="0.125cm" fo:padding-bottom="0.125cm" fo:padding-left="0.25cm" fo:padding-right="0.25cm" fo:wrap-option="wrap"/>
    </style:style>
    <style:style style:name="gr237"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411cm" fo:min-width="1.53cm" fo:padding-top="0.125cm" fo:padding-bottom="0.125cm" fo:padding-left="0.25cm" fo:padding-right="0.25cm" fo:wrap-option="wrap"/>
    </style:style>
    <style:style style:name="gr238"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26cm" fo:min-width="11.697cm" fo:padding-top="0.125cm" fo:padding-bottom="0.125cm" fo:padding-left="0.25cm" fo:padding-right="0.25cm" fo:wrap-option="wrap"/>
    </style:style>
    <style:style style:name="gr239"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26cm" fo:min-width="11.736cm" fo:padding-top="0.125cm" fo:padding-bottom="0.125cm" fo:padding-left="0.25cm" fo:padding-right="0.25cm" fo:wrap-option="wrap"/>
    </style:style>
    <style:style style:name="gr240"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26cm" fo:min-width="11.67cm" fo:padding-top="0.125cm" fo:padding-bottom="0.125cm" fo:padding-left="0.25cm" fo:padding-right="0.25cm" fo:wrap-option="wrap"/>
    </style:style>
    <style:style style:name="gr241"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26cm" fo:min-width="11.718cm" fo:padding-top="0.125cm" fo:padding-bottom="0.125cm" fo:padding-left="0.25cm" fo:padding-right="0.25cm" fo:wrap-option="wrap"/>
    </style:style>
    <style:style style:name="gr242" style:family="graphic" style:parent-style-name="standard">
      <style:graphic-properties draw:stroke="solid" svg:stroke-width="0.035cm" svg:stroke-color="#1d3155" draw:stroke-linejoin="miter" svg:stroke-linecap="butt" draw:fill="none" draw:fill-color="#000000" draw:opacity="15%" draw:textarea-vertical-align="middle" draw:auto-grow-height="false" draw:fit-to-size="false" style:shrink-to-fit="false" fo:min-height="11.441cm" fo:min-width="11.108cm" fo:padding-top="0.125cm" fo:padding-bottom="0.125cm" fo:padding-left="0.25cm" fo:padding-right="0.25cm" fo:wrap-option="wrap"/>
    </style:style>
    <style:style style:name="gr243" style:family="graphic" style:parent-style-name="standard">
      <style:graphic-properties draw:stroke="none" svg:stroke-color="#000000" draw:fill="none" draw:fill-color="#ffffff" draw:auto-grow-height="true" draw:auto-grow-width="false" fo:max-height="0cm" fo:min-height="10.033cm"/>
      <style:paragraph-properties style:writing-mode="lr-tb"/>
    </style:style>
    <style:style style:name="gr244" style:family="graphic" style:parent-style-name="standard">
      <style:graphic-properties draw:stroke="solid" svg:stroke-width="0cm" svg:stroke-color="#203864" draw:marker-start-width="0.203cm" draw:marker-end-width="0.203cm" draw:fill="solid" draw:fill-color="#ff0000" draw:gradient-step-count="102" draw:opacity="100%" draw:textarea-horizontal-align="justify" draw:textarea-vertical-align="middle" draw:auto-grow-height="false" fo:min-height="1.979cm" fo:min-width="1.772cm" fo:padding-top="0.126cm" fo:padding-bottom="0.126cm" fo:padding-left="0.251cm" fo:padding-right="0.251cm" draw:shadow-offset-x="0.203cm" draw:shadow-offset-y="0.203cm" draw:shadow-opacity="100%"/>
    </style:style>
    <style:style style:name="gr245" style:family="graphic" style:parent-style-name="standard">
      <style:graphic-properties draw:stroke="solid" svg:stroke-width="0cm" svg:stroke-color="#203864" draw:marker-start-width="0.203cm" draw:marker-end-width="0.203cm" draw:fill="solid" draw:fill-color="#ff0000" draw:gradient-step-count="102" draw:textarea-horizontal-align="justify" draw:textarea-vertical-align="middle" draw:auto-grow-height="false" fo:min-height="1.979cm" fo:min-width="1.772cm" fo:padding-top="0.126cm" fo:padding-bottom="0.126cm" fo:padding-left="0.251cm" fo:padding-right="0.251cm" draw:shadow-offset-x="0.203cm" draw:shadow-offset-y="0.203cm"/>
    </style:style>
    <style:style style:name="gr24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47"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4.037cm" fo:padding-top="0.125cm" fo:padding-bottom="0.125cm" fo:padding-left="0.25cm" fo:padding-right="0.25cm" fo:wrap-option="wrap" style:writing-mode="lr-tb"/>
      <style:paragraph-properties style:writing-mode="lr-tb"/>
    </style:style>
    <style:style style:name="gr248" style:family="graphic" style:parent-style-name="standard">
      <style:graphic-properties draw:stroke="solid" svg:stroke-color="#203864" draw:fill="solid" draw:fill-color="#ff0000" draw:opacity="100%" draw:textarea-horizontal-align="justify" draw:textarea-vertical-align="middle" draw:auto-grow-height="false" fo:min-height="2.131cm" fo:min-width="1.925cm" draw:shadow-offset-x="0.203cm" draw:shadow-offset-y="0.203cm" draw:shadow-opacity="100%"/>
    </style:style>
    <style:style style:name="gr249" style:family="graphic" style:parent-style-name="standard">
      <style:graphic-properties draw:stroke="solid" svg:stroke-color="#203864" draw:fill="solid" draw:fill-color="#ff0000" draw:textarea-horizontal-align="justify" draw:textarea-vertical-align="middle" draw:auto-grow-height="false" fo:min-height="2.131cm" fo:min-width="1.925cm" draw:shadow-offset-x="0.203cm" draw:shadow-offset-y="0.203cm"/>
    </style:style>
    <style:style style:name="gr250"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25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5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5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5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5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5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5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5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5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6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6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62" style:family="graphic" style:parent-style-name="standard">
      <style:graphic-properties draw:stroke="solid" svg:stroke-width="0.152cm" svg:stroke-color="#158466" draw:marker-start-width="0.432cm" draw:marker-end-width="0.432cm" draw:fill="none" draw:fill-color="#4472c4" draw:gradient-step-count="102" draw:opacity="100%" draw:textarea-horizontal-align="justify" draw:textarea-vertical-align="middle" draw:auto-grow-height="false" fo:min-height="1.979cm" fo:min-width="1.772cm" fo:padding-top="0.201cm" fo:padding-bottom="0.201cm" fo:padding-left="0.326cm" fo:padding-right="0.326cm" draw:shadow-offset-x="0.203cm" draw:shadow-offset-y="0.203cm" draw:shadow-opacity="100%"/>
    </style:style>
    <style:style style:name="gr263" style:family="graphic" style:parent-style-name="standard">
      <style:graphic-properties draw:stroke="solid" svg:stroke-width="0.152cm" svg:stroke-color="#158466" draw:marker-start-width="0.432cm" draw:marker-end-width="0.432cm" draw:fill="none" draw:fill-color="#4472c4" draw:gradient-step-count="102" draw:textarea-horizontal-align="justify" draw:textarea-vertical-align="middle" draw:auto-grow-height="false" fo:min-height="1.979cm" fo:min-width="1.772cm" fo:padding-top="0.201cm" fo:padding-bottom="0.201cm" fo:padding-left="0.326cm" fo:padding-right="0.326cm" draw:shadow-offset-x="0.203cm" draw:shadow-offset-y="0.203cm"/>
    </style:style>
    <style:style style:name="gr264" style:family="graphic" style:parent-style-name="standard">
      <style:graphic-properties draw:stroke="solid" svg:stroke-width="0.152cm" svg:stroke-color="#158466" draw:marker-start-width="0.432cm" draw:marker-end-width="0.432cm" draw:fill="none" draw:fill-color="#ff0000" draw:gradient-step-count="102" draw:textarea-horizontal-align="justify" draw:textarea-vertical-align="middle" draw:auto-grow-height="false" fo:min-height="1.979cm" fo:min-width="1.772cm" fo:padding-top="0.201cm" fo:padding-bottom="0.201cm" fo:padding-left="0.326cm" fo:padding-right="0.326cm" draw:shadow-offset-x="0.203cm" draw:shadow-offset-y="0.203cm"/>
    </style:style>
    <style:style style:name="gr265"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4.037cm" fo:padding-top="0.125cm" fo:padding-bottom="0.125cm" fo:padding-left="0.25cm" fo:padding-right="0.25cm" fo:wrap-option="wrap" style:writing-mode="lr-tb"/>
      <style:paragraph-properties style:writing-mode="lr-tb"/>
    </style:style>
    <style:style style:name="gr266" style:family="graphic" style:parent-style-name="standard">
      <style:graphic-properties draw:stroke="solid" svg:stroke-color="#203864" draw:fill="solid" draw:fill-color="#00a933" draw:opacity="100%" draw:textarea-horizontal-align="justify" draw:textarea-vertical-align="middle" draw:auto-grow-height="false" fo:min-height="2.131cm" fo:min-width="1.925cm" draw:shadow-offset-x="0.203cm" draw:shadow-offset-y="0.203cm" draw:shadow-opacity="100%"/>
    </style:style>
    <style:style style:name="gr267" style:family="graphic" style:parent-style-name="standard">
      <style:graphic-properties draw:stroke="solid" svg:stroke-color="#203864" draw:fill="solid" draw:fill-color="#00a933" draw:textarea-horizontal-align="justify" draw:textarea-vertical-align="middle" draw:auto-grow-height="false" fo:min-height="2.131cm" fo:min-width="1.925cm" draw:shadow-offset-x="0.203cm" draw:shadow-offset-y="0.203cm"/>
    </style:style>
    <style:style style:name="gr268"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269" style:family="graphic" style:parent-style-name="standard">
      <style:graphic-properties draw:stroke="none" svg:stroke-width="0.035cm" svg:stroke-color="#1d3155" draw:stroke-linejoin="miter" svg:stroke-linecap="butt" draw:fill="solid" draw:fill-color="#000000" draw:gradient-step-count="10" draw:fill-hatch-solid="false" draw:opacity="100%" draw:opacity-name="Transparency_20_3" draw:textarea-vertical-align="middle" draw:auto-grow-height="false" draw:fit-to-size="false" style:shrink-to-fit="false" fo:min-height="1.448cm" fo:min-width="1.594cm" fo:padding-top="0.125cm" fo:padding-bottom="0.125cm" fo:padding-left="0.25cm" fo:padding-right="0.25cm" fo:wrap-option="wrap" draw:shadow-offset-x="0.203cm" draw:shadow-offset-y="0.203cm" draw:shadow-opacity="100%"/>
    </style:style>
    <style:style style:name="gr27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7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7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8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8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82"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283" style:family="graphic" style:parent-style-name="standard">
      <style:graphic-properties draw:stroke="none" svg:stroke-width="0.035cm" svg:stroke-color="#1d3155" draw:stroke-linejoin="miter" svg:stroke-linecap="butt" draw:fill="solid" draw:fill-color="#000000" draw:gradient-step-count="10" draw:fill-hatch-solid="false" draw:opacity="100%" draw:opacity-name="Transparency_20_3" draw:textarea-vertical-align="middle" draw:auto-grow-height="false" draw:fit-to-size="false" style:shrink-to-fit="false" fo:min-height="0.533cm" fo:min-width="1.61cm" fo:padding-top="0.125cm" fo:padding-bottom="0.125cm" fo:padding-left="0.25cm" fo:padding-right="0.25cm" fo:wrap-option="wrap" draw:shadow-offset-x="0.203cm" draw:shadow-offset-y="0.203cm" draw:shadow-opacity="100%"/>
    </style:style>
    <style:style style:name="gr284" style:family="graphic" style:parent-style-name="standard">
      <style:graphic-properties draw:stroke="none" svg:stroke-width="0.035cm" svg:stroke-color="#158466" draw:stroke-linejoin="miter" svg:stroke-linecap="butt" draw:fill="solid" draw:fill-color="#000000" draw:gradient-step-count="10" draw:fill-hatch-solid="false" draw:opacity="100%" draw:opacity-name="Transparency_20_3" draw:textarea-vertical-align="middle" draw:auto-grow-height="false" draw:fit-to-size="false" style:shrink-to-fit="false" fo:min-height="1.169cm" fo:min-width="1.475cm" fo:padding-top="0.125cm" fo:padding-bottom="0.125cm" fo:padding-left="0.25cm" fo:padding-right="0.25cm" fo:wrap-option="wrap" draw:shadow-offset-x="0.203cm" draw:shadow-offset-y="0.203cm" draw:shadow-opacity="100%"/>
    </style:style>
    <style:style style:name="gr28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8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8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8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8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9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9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9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9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9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9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9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97" style:family="graphic" style:parent-style-name="standard">
      <style:graphic-properties draw:stroke="solid" svg:stroke-color="#203864" draw:fill="solid" draw:fill-color="#4472c4" draw:opacity="100%" draw:textarea-horizontal-align="justify" draw:textarea-vertical-align="middle" draw:auto-grow-height="false" fo:min-height="0.957cm" fo:min-width="1.925cm" draw:shadow-offset-x="0.203cm" draw:shadow-offset-y="0.203cm" draw:shadow-opacity="100%"/>
    </style:style>
    <style:style style:name="gr298" style:family="graphic" style:parent-style-name="standard">
      <style:graphic-properties draw:stroke="solid" svg:stroke-color="#203864" draw:fill="solid" draw:fill-color="#4472c4" draw:textarea-horizontal-align="justify" draw:textarea-vertical-align="middle" draw:auto-grow-height="false" fo:min-height="0.957cm" fo:min-width="1.925cm" draw:shadow-offset-x="0.203cm" draw:shadow-offset-y="0.203cm"/>
    </style:style>
    <style:style style:name="gr299"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300" style:family="graphic" style:parent-style-name="standard">
      <style:graphic-properties draw:stroke="none" svg:stroke-width="0.035cm" svg:stroke-color="#1d3155" draw:stroke-linejoin="miter" svg:stroke-linecap="butt" draw:fill="solid" draw:fill-color="#000000" draw:gradient-step-count="10" draw:fill-hatch-solid="false" draw:opacity="100%" draw:opacity-name="Transparency_20_3" draw:textarea-vertical-align="middle" draw:auto-grow-height="false" draw:fit-to-size="false" style:shrink-to-fit="false" fo:min-height="1.464cm" fo:min-width="1.553cm" fo:padding-top="0.125cm" fo:padding-bottom="0.125cm" fo:padding-left="0.25cm" fo:padding-right="0.25cm" fo:wrap-option="wrap" draw:shadow-offset-x="0.203cm" draw:shadow-offset-y="0.203cm" draw:shadow-opacity="100%"/>
    </style:style>
    <style:style style:name="gr30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30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30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0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0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0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0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0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0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1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1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312" style:family="graphic" style:parent-style-name="standard">
      <style:graphic-properties draw:stroke="none" svg:stroke-color="#000000" draw:fill="none" draw:fill-color="#ffffff" draw:auto-grow-height="true" draw:auto-grow-width="false" fo:max-height="0cm" fo:min-height="10.698cm"/>
      <style:paragraph-properties style:writing-mode="lr-tb"/>
    </style:style>
    <style:style style:name="gr313" style:family="graphic" style:parent-style-name="standard">
      <style:graphic-properties draw:stroke="solid" svg:stroke-width="0.152cm" svg:stroke-color="#00a933" draw:marker-start-width="0.432cm" draw:marker-end-width="0.432cm" draw:fill="solid" draw:fill-color="#4472c4" draw:textarea-horizontal-align="justify" draw:textarea-vertical-align="middle" draw:auto-grow-height="false" fo:min-height="1.979cm" fo:min-width="1.773cm" fo:padding-top="0.201cm" fo:padding-bottom="0.201cm" fo:padding-left="0.326cm" fo:padding-right="0.326cm" draw:shadow-offset-x="0.203cm" draw:shadow-offset-y="0.203cm"/>
    </style:style>
    <style:style style:name="gr314" style:family="graphic" style:parent-style-name="standard" style:list-style-name="L2">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pr1" style:family="presentation" style:parent-style-name="Title_20_Slide-notes">
      <style:graphic-properties draw:fill-color="#ffffff" fo:min-height="12.572cm"/>
      <style:paragraph-properties style:writing-mode="lr-tb"/>
    </style:style>
    <style:style style:name="pr2" style:family="presentation" style:parent-style-name="Title_20_Slide-notes">
      <style:graphic-properties draw:fill-color="#ffffff" draw:auto-grow-height="true" fo:min-height="12.572cm"/>
      <style:paragraph-properties style:writing-mode="lr-tb"/>
    </style:style>
    <style:style style:name="co1" style:family="table-column">
      <style:table-column-properties style:column-width="3.308cm" style:use-optimal-column-width="false"/>
    </style:style>
    <style:style style:name="co2" style:family="table-column">
      <style:table-column-properties style:column-width="27.759cm" style:use-optimal-column-width="false"/>
    </style:style>
    <style:style style:name="ro1" style:family="table-row">
      <style:table-row-properties style:row-height="1.999cm" style:use-optimal-row-height="false"/>
    </style:style>
    <style:style style:name="ro2" style:family="table-row">
      <style:table-row-properties style:row-height="2cm" style:use-optimal-row-height="false"/>
    </style:style>
    <style:style style:name="ce1" style:family="table-cell">
      <style:paragraph-properties fo:border="none"/>
      <style:text-properties fo:font-size="16pt" style:font-size-asian="16pt" style:font-size-complex="16pt"/>
    </style:style>
    <style:style style:name="P1" style:family="paragraph">
      <style:paragraph-properties fo:margin-left="0.953cm" fo:margin-right="0cm" fo:margin-top="0cm" fo:margin-bottom="0cm" fo:line-height="100%" fo:text-align="center" fo:text-indent="-0.953cm" loext:tab-stop-distance="0cm" style:writing-mode="lr-tb">
        <style:tab-stops/>
      </style:paragraph-properties>
    </style:style>
    <style:style style:name="P2" style:family="paragraph">
      <style:paragraph-properties fo:margin-left="0cm" fo:margin-right="0cm" fo:margin-top="0cm" fo:margin-bottom="0cm" fo:line-height="90%" fo:text-align="center" fo:text-indent="0cm" style:punctuation-wrap="hanging" loext:tab-stop-distance="0cm" style:writing-mode="lr-tb">
        <style:tab-stops/>
      </style:paragraph-properties>
      <style:text-properties fo:hyphenate="false"/>
    </style:style>
    <style:style style:name="P3" style:family="paragraph">
      <style:paragraph-properties fo:margin-left="0cm" fo:margin-right="0cm" fo:margin-top="0.498cm" fo:margin-bottom="0cm" fo:line-height="90%" fo:text-align="start" fo:text-indent="0cm" style:punctuation-wrap="hanging" loext:tab-stop-distance="0cm" style:writing-mode="lr-tb">
        <style:tab-stops>
          <style:tab-stop style:position="0cm"/>
        </style:tab-stops>
      </style:paragraph-properties>
      <style:text-properties fo:hyphenate="false"/>
    </style:style>
    <style:style style:name="P4" style:family="paragraph">
      <style:paragraph-properties fo:margin-left="0cm" fo:margin-right="0cm" fo:margin-top="0.498cm" fo:margin-bottom="0cm" fo:line-height="90%" fo:text-align="justify" fo:text-indent="0cm" style:punctuation-wrap="hanging" loext:tab-stop-distance="0cm" style:writing-mode="lr-tb">
        <style:tab-stops/>
      </style:paragraph-properties>
      <style:text-properties fo:hyphenate="false"/>
    </style:style>
    <style:style style:name="P5" style:family="paragraph">
      <style:paragraph-properties fo:margin-left="1cm" fo:margin-right="0cm" fo:margin-top="0.498cm" fo:margin-bottom="0cm" fo:line-height="90%" fo:text-align="justify" fo:text-indent="0cm" style:punctuation-wrap="hanging" loext:tab-stop-distance="0cm" style:writing-mode="lr-tb">
        <style:tab-stops/>
      </style:paragraph-properties>
      <style:text-properties fo:hyphenate="false" loext:hyphenation-no-caps="false" loext:hyphenation-no-last-word="false"/>
    </style:style>
    <style:style style:name="P6" style:family="paragraph">
      <style:paragraph-properties fo:margin-left="1cm" fo:margin-right="0cm" fo:margin-top="0cm" fo:margin-bottom="0cm" fo:line-height="100%" fo:text-align="start" fo:text-indent="0cm" style:punctuation-wrap="hanging" loext:tab-stop-distance="0cm" style:writing-mode="lr-tb">
        <style:tab-stops>
          <style:tab-stop style:position="0cm"/>
        </style:tab-stops>
      </style:paragraph-properties>
      <style:text-properties fo:hyphenate="false" loext:hyphenation-no-caps="false" loext:hyphenation-no-last-word="false"/>
    </style:style>
    <style:style style:name="P7" style:family="paragraph">
      <loext:graphic-properties draw:fill="none" draw:fill-color="#ffffff"/>
      <style:paragraph-properties fo:margin-left="1.11cm" fo:margin-right="0cm" fo:margin-top="0cm" fo:margin-bottom="0cm" fo:line-height="100%" fo:text-align="start" fo:text-indent="-0.635cm" loext:tab-stop-distance="0cm" style:font-independent-line-spacing="true">
        <style:tab-stops>
          <style:tab-stop style:position="-0.318cm"/>
        </style:tab-stops>
      </style:paragraph-properties>
      <style:text-properties fo:font-size="18pt"/>
    </style:style>
    <style:style style:name="P8" style:family="paragraph">
      <style:paragraph-properties fo:text-align="center"/>
      <style:text-properties fo:background-color="transparent"/>
    </style:style>
    <style:style style:name="P9" style:family="paragraph">
      <loext:graphic-properties draw:fill="solid" draw:fill-color="#dee6ef"/>
      <style:paragraph-properties fo:text-align="center" style:writing-mode="lr-tb"/>
      <style:text-properties fo:background-color="transparent"/>
    </style:style>
    <style:style style:name="P10" style:family="paragraph">
      <loext:graphic-properties draw:fill-color="#ffffff"/>
    </style:style>
    <style:style style:name="P11" style:family="paragraph">
      <style:paragraph-properties fo:margin-left="0cm" fo:margin-right="0cm" fo:margin-top="0.508cm" fo:margin-bottom="0cm" fo:line-height="90%" fo:text-align="justify" fo:text-indent="0cm" loext:tab-stop-distance="0cm" style:writing-mode="lr-tb">
        <style:tab-stops/>
      </style:paragraph-properties>
    </style:style>
    <style:style style:name="P12" style:family="paragraph">
      <style:paragraph-properties fo:margin-left="1cm" fo:margin-right="0cm" fo:margin-top="0.508cm" fo:margin-bottom="0cm" fo:line-height="100%" fo:text-align="justify" fo:text-indent="0cm" loext:tab-stop-distance="0cm" style:writing-mode="lr-tb">
        <style:tab-stops>
          <style:tab-stop style:position="0cm"/>
        </style:tab-stops>
      </style:paragraph-properties>
      <style:text-properties fo:hyphenate="false" loext:hyphenation-no-caps="false" loext:hyphenation-no-last-word="false"/>
    </style:style>
    <style:style style:name="P13" style:family="paragraph">
      <style:paragraph-properties fo:margin-left="1cm" fo:margin-right="0cm" fo:margin-top="0cm" fo:margin-bottom="0cm" fo:line-height="100%" fo:text-align="justify" fo:text-indent="0cm" loext:tab-stop-distance="0cm" style:writing-mode="lr-tb">
        <style:tab-stops>
          <style:tab-stop style:position="0cm"/>
        </style:tab-stops>
      </style:paragraph-properties>
      <style:text-properties fo:hyphenate="false" loext:hyphenation-no-caps="false" loext:hyphenation-no-last-word="false"/>
    </style:style>
    <style:style style:name="P14"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15" style:family="paragraph">
      <style:paragraph-properties fo:margin-left="0cm" fo:margin-right="0cm" fo:margin-top="0cm" fo:margin-bottom="0cm" fo:line-height="100%" fo:text-align="justify" fo:text-indent="0cm" loext:tab-stop-distance="0cm" style:writing-mode="lr-tb">
        <style:tab-stops>
          <style:tab-stop style:position="0cm"/>
        </style:tab-stops>
      </style:paragraph-properties>
    </style:style>
    <style:style style:name="P16" style:family="paragraph">
      <style:paragraph-properties fo:margin-left="0cm" fo:margin-right="0cm" fo:margin-top="0.498cm" fo:margin-bottom="0cm" fo:line-height="90%" fo:text-align="start" fo:text-indent="0cm" style:punctuation-wrap="hanging" loext:tab-stop-distance="0cm" style:writing-mode="lr-tb">
        <style:tab-stops/>
      </style:paragraph-properties>
      <style:text-properties fo:hyphenate="false"/>
    </style:style>
    <style:style style:name="P17" style:family="paragraph">
      <loext:graphic-properties draw:fill="none" draw:fill-color="#ffffff"/>
      <style:paragraph-properties fo:margin-left="0cm" fo:margin-right="0cm" fo:margin-top="0.508cm" fo:margin-bottom="0cm" fo:line-height="90%" fo:text-align="justify" fo:text-indent="0cm" loext:tab-stop-distance="0cm" style:font-independent-line-spacing="true">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3" fo:font-size="18pt" fo:font-style="normal" fo:text-shadow="none" style:text-underline-style="none" fo:font-weight="normal" style:letter-kerning="true" style:font-name-asian="Noto Sans SC Regular1"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18" style:family="paragraph">
      <loext:graphic-properties draw:fill-color="#ffffff"/>
      <style:text-properties fo:font-size="20pt"/>
    </style:style>
    <style:style style:name="P19" style:family="paragraph">
      <style:paragraph-properties fo:margin-left="0.953cm" fo:margin-right="0cm" fo:margin-top="0cm" fo:margin-bottom="0cm" fo:line-height="100%" fo:text-align="start" fo:text-indent="-0.953cm" loext:tab-stop-distance="0cm" style:writing-mode="lr-tb">
        <style:tab-stops/>
      </style:paragraph-properties>
    </style:style>
    <style:style style:name="P20" style:family="paragraph">
      <style:paragraph-properties fo:margin-left="1cm" fo:margin-right="0cm" fo:margin-top="0cm" fo:margin-bottom="0cm" fo:line-height="100%" fo:text-align="start" fo:text-indent="-0.635cm" loext:tab-stop-distance="0cm" style:writing-mode="lr-tb">
        <style:tab-stops>
          <style:tab-stop style:position="-0.318cm"/>
        </style:tab-stops>
      </style:paragraph-properties>
    </style:style>
    <style:style style:name="P21" style:family="paragraph">
      <style:paragraph-properties fo:margin-left="0cm" fo:margin-right="0cm" fo:margin-top="0cm" fo:margin-bottom="0cm" fo:line-height="100%" fo:text-align="justify" fo:text-indent="-0.991cm" loext:tab-stop-distance="0cm" style:writing-mode="lr-tb">
        <style:tab-stops>
          <style:tab-stop style:position="-0.476cm"/>
        </style:tab-stops>
      </style:paragraph-properties>
      <style:text-properties fo:hyphenate="false" loext:hyphenation-no-caps="false" loext:hyphenation-no-last-word="false"/>
    </style:style>
    <style:style style:name="P22" style:family="paragraph">
      <style:paragraph-properties fo:text-align="center"/>
    </style:style>
    <style:style style:name="P23" style:family="paragraph">
      <loext:graphic-properties draw:fill="solid" draw:fill-color="#dee6ef"/>
      <style:paragraph-properties fo:text-align="center" style:writing-mode="lr-tb"/>
    </style:style>
    <style:style style:name="P24" style:family="paragraph">
      <loext:graphic-properties draw:fill="none"/>
      <style:paragraph-properties fo:text-align="start"/>
      <style:text-properties fo:font-size="18pt"/>
    </style:style>
    <style:style style:name="P25" style:family="paragraph">
      <style:paragraph-properties fo:margin-left="0cm" fo:margin-right="0cm" fo:margin-top="0cm" fo:margin-bottom="0cm" fo:line-height="100%" fo:text-align="end" fo:text-indent="0cm" style:punctuation-wrap="hanging" style:writing-mode="lr-tb"/>
      <style:text-properties fo:font-size="18pt" fo:font-style="italic" style:font-style-asian="italic" style:font-style-complex="italic" fo:hyphenate="false"/>
    </style:style>
    <style:style style:name="P26"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font-style="italic" style:font-style-asian="italic" style:font-style-complex="italic" fo:hyphenate="false"/>
    </style:style>
    <style:style style:name="P27" style:family="paragraph">
      <style:paragraph-properties fo:margin-left="0cm" fo:margin-right="0cm" fo:margin-top="0cm" fo:margin-bottom="0cm" fo:line-height="100%" fo:text-align="start" fo:text-indent="0cm" style:punctuation-wrap="hanging" style:writing-mode="lr-tb"/>
      <style:text-properties fo:font-size="18pt" fo:font-style="italic" style:font-style-asian="italic" style:font-style-complex="italic" fo:hyphenate="false"/>
    </style:style>
    <style:style style:name="P2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font-style="italic" style:font-style-asian="italic" style:font-style-complex="italic" fo:hyphenate="false"/>
    </style:style>
    <style:style style:name="P29" style:family="paragraph">
      <style:paragraph-properties fo:margin-left="0cm" fo:margin-right="0cm" fo:margin-top="0cm" fo:margin-bottom="0cm" fo:line-height="100%" fo:text-align="start" fo:text-indent="0cm" style:punctuation-wrap="hanging" style:writing-mode="lr-tb"/>
      <style:text-properties fo:font-size="18pt" fo:font-weight="normal" style:font-size-asian="15pt" style:font-weight-asian="normal" style:font-size-complex="15pt" style:font-weight-complex="normal" fo:hyphenate="false"/>
    </style:style>
    <style:style style:name="P3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font-weight="normal" style:font-size-asian="15pt" style:font-weight-asian="normal" style:font-size-complex="15pt" style:font-weight-complex="normal" fo:hyphenate="false"/>
    </style:style>
    <style:style style:name="P31" style:family="paragraph">
      <style:paragraph-properties fo:margin-left="0cm" fo:margin-right="0cm" fo:margin-top="0cm" fo:margin-bottom="0cm" fo:line-height="100%" fo:text-align="start" fo:text-indent="0cm" style:punctuation-wrap="hanging" style:writing-mode="lr-tb"/>
      <style:text-properties fo:font-size="18pt" style:font-size-asian="15pt" style:font-size-complex="15pt" fo:hyphenate="false"/>
    </style:style>
    <style:style style:name="P3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style:font-size-asian="15pt" style:font-size-complex="15pt" fo:hyphenate="false"/>
    </style:style>
    <style:style style:name="P33" style:family="paragraph">
      <style:paragraph-properties fo:margin-left="0cm" fo:margin-right="0cm" fo:margin-top="0cm" fo:margin-bottom="0cm" fo:line-height="100%" fo:text-align="end" fo:text-indent="0cm"/>
    </style:style>
    <style:style style:name="P34" style:family="paragraph">
      <loext:graphic-properties draw:fill="none"/>
      <style:paragraph-properties fo:margin-left="0cm" fo:margin-right="0cm" fo:margin-top="0cm" fo:margin-bottom="0cm" fo:line-height="100%" fo:text-align="end" fo:text-indent="0cm"/>
      <style:text-properties fo:font-size="15pt" style:font-size-asian="15pt" style:font-size-complex="15pt"/>
    </style:style>
    <style:style style:name="P35" style:family="paragraph">
      <style:paragraph-properties fo:text-align="end"/>
    </style:style>
    <style:style style:name="P36" style:family="paragraph">
      <loext:graphic-properties draw:fill="none"/>
      <style:paragraph-properties fo:text-align="end"/>
      <style:text-properties fo:font-size="15pt" style:font-size-asian="15pt" style:font-size-complex="15pt"/>
    </style:style>
    <style:style style:name="P37" style:family="paragraph">
      <loext:graphic-properties draw:fill="solid" draw:fill-color="#000000" draw:opacity="15%"/>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8" style:family="paragraph">
      <loext:graphic-properties draw:fill="none"/>
      <style:paragraph-properties fo:text-align="end"/>
      <style:text-properties fo:font-size="15pt" fo:background-color="transparent" style:font-size-asian="15pt" style:font-size-complex="15pt"/>
    </style:style>
    <style:style style:name="P39" style:family="paragraph">
      <loext:graphic-properties draw:fill="solid" draw:fill-color="#000000" draw:opacity="10%"/>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0" style:family="paragraph">
      <loext:graphic-properties draw:fill="none" draw:fill-color="#000000" draw:opacity="15%"/>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1" style:family="paragraph">
      <loext:graphic-properties draw:fill="none"/>
      <style:paragraph-properties fo:text-align="center"/>
    </style:style>
    <style:style style:name="P42" style:family="paragraph">
      <loext:graphic-properties draw:fill="none" draw:fill-color="#ffffff"/>
      <style:paragraph-properties fo:text-align="center"/>
      <style:text-properties style:font-name="Calibri3" fo:font-size="16pt" style:font-size-asian="16pt" style:font-size-complex="16pt"/>
    </style:style>
    <style:style style:name="P43" style:family="paragraph">
      <loext:graphic-properties draw:fill="solid" draw:fill-color="#4472c4"/>
      <style:paragraph-properties fo:text-align="center"/>
    </style:style>
    <style:style style:name="P44" style:family="paragraph">
      <loext:graphic-properties draw:fill="solid" draw:fill-color="#4472c4" draw:opacity="100%"/>
      <style:paragraph-properties fo:text-align="center"/>
    </style:style>
    <style:style style:name="P45"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text-position="0% 100%" style:font-name="Liberation Sans3" fo:font-size="14pt"/>
    </style:style>
    <style:style style:name="P46"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style:text-position="0% 100%" style:font-name="Liberation Sans3" fo:font-size="14pt"/>
    </style:style>
    <style:style style:name="P47" style:family="paragraph">
      <style:paragraph-properties fo:margin-left="0cm" fo:margin-right="0cm" fo:margin-top="0cm" fo:margin-bottom="0cm" fo:line-height="100%" fo:text-align="center" fo:text-indent="0cm"/>
    </style:style>
    <style:style style:name="P48" style:family="paragraph">
      <loext:graphic-properties draw:fill="none" draw:fill-color="#ffffff"/>
      <style:paragraph-properties fo:text-align="center"/>
      <style:text-properties fo:font-size="16pt"/>
    </style:style>
    <style:style style:name="P49"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P50"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font-name="Liberation Sans3" fo:font-size="14pt"/>
    </style:style>
    <style:style style:name="P51"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style:font-name="Liberation Sans3" fo:font-size="14pt"/>
    </style:style>
    <style:style style:name="P52" style:family="paragraph">
      <loext:graphic-properties draw:fill="none" draw:fill-color="#ffffff"/>
      <style:paragraph-properties fo:text-align="center"/>
      <style:text-properties style:font-name="Calibri3" fo:font-size="16pt"/>
    </style:style>
    <style:style style:name="P53"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fo:font-size="14pt"/>
    </style:style>
    <style:style style:name="P54"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fo:font-size="14pt"/>
    </style:style>
    <style:style style:name="P55"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fo:font-size="18pt" style:font-size-asian="18pt" style:font-size-complex="18pt"/>
    </style:style>
    <style:style style:name="P56"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fo:font-size="18pt" style:font-size-asian="18pt" style:font-size-complex="18pt"/>
    </style:style>
    <style:style style:name="P57" style:family="paragraph">
      <loext:graphic-properties draw:fill="solid" draw:fill-color="#4472c4"/>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58"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fo:font-size="18pt" style:font-size-asian="18pt" style:font-size-complex="18pt" fo:hyphenate="false" loext:hyphenation-no-caps="false" loext:hyphenation-no-last-word="false"/>
    </style:style>
    <style:style style:name="P59"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fo:font-size="18pt" style:font-size-asian="18pt" style:font-size-complex="18pt" fo:hyphenate="false" loext:hyphenation-no-caps="false" loext:hyphenation-no-last-word="false"/>
    </style:style>
    <style:style style:name="P6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1"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font-name="Liberation Sans3" fo:font-size="14pt" fo:hyphenate="false" loext:hyphenation-no-caps="false" loext:hyphenation-no-last-word="false"/>
    </style:style>
    <style:style style:name="P62" style:family="paragraph">
      <style:paragraph-properties fo:margin-left="0cm" fo:margin-right="0cm" fo:margin-top="0cm" fo:margin-bottom="0cm" fo:line-height="100%" fo:text-align="justify" fo:text-indent="0cm" loext:tab-stop-distance="0cm" style:writing-mode="lr-tb">
        <style:tab-stops>
          <style:tab-stop style:position="0cm"/>
        </style:tab-stops>
      </style:paragraph-properties>
      <style:text-properties fo:hyphenate="false" loext:hyphenation-no-caps="false" loext:hyphenation-no-last-word="false"/>
    </style:style>
    <style:style style:name="P63" style:family="paragraph">
      <loext:graphic-properties draw:fill="none" draw:fill-color="#ffffff"/>
      <style:paragraph-properties fo:margin-left="1.11cm" fo:margin-right="0cm" fo:margin-top="0cm" fo:margin-bottom="0cm" fo:line-height="100%" fo:text-align="start" fo:text-indent="-0.635cm" loext:tab-stop-distance="0cm" style:font-independent-line-spacing="true">
        <style:tab-stops>
          <style:tab-stop style:position="-0.318cm"/>
        </style:tab-stops>
      </style:paragraph-properties>
      <style:text-properties style:font-name="Liberation Sans3" fo:font-size="17pt" style:font-size-asian="17pt" style:font-size-complex="17pt"/>
    </style:style>
    <style:style style:name="P64" style:family="paragraph">
      <loext:graphic-properties draw:fill="solid" draw:fill-color="#4472c4" draw:opacity="1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65" style:family="paragraph">
      <loext:graphic-properties draw:fill="solid" draw:fill-color="#4472c4" draw:opacity="100%" draw:opacity-name="Transparency_20_1"/>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66" style:family="paragraph">
      <style:paragraph-properties fo:margin-left="0cm" fo:margin-right="0cm" fo:margin-top="0cm" fo:margin-bottom="0cm" fo:line-height="100%" fo:text-align="start" fo:text-indent="0cm" loext:tab-stop-distance="0cm">
        <style:tab-stops>
          <style:tab-stop style:position="0cm"/>
        </style:tab-stops>
      </style:paragraph-properties>
      <style:text-properties fo:color="#000000" loext:opacity="100%" fo:font-size="18pt" style:font-size-asian="18pt" style:font-size-complex="18pt"/>
    </style:style>
    <style:style style:name="P67"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font-name="Liberation Sans3" fo:font-size="18pt" style:font-size-asian="18pt" style:font-size-complex="18pt" fo:hyphenate="false" loext:hyphenation-no-caps="false" loext:hyphenation-no-last-word="false"/>
    </style:style>
    <style:style style:name="P68"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style:font-name="Liberation Sans3" fo:font-size="18pt" style:font-size-asian="18pt" style:font-size-complex="18pt"/>
    </style:style>
    <style:style style:name="P69"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font-name="Liberation Sans3" fo:font-size="18pt" style:font-size-asian="18pt" style:font-size-complex="18pt"/>
    </style:style>
    <style:style style:name="P70" style:family="paragraph">
      <style:paragraph-properties fo:text-align="center"/>
      <style:text-properties fo:font-size="18pt"/>
    </style:style>
    <style:style style:name="P71" style:family="paragraph">
      <loext:graphic-properties draw:fill="solid" draw:fill-color="#dee6ef"/>
      <style:paragraph-properties fo:text-align="center" style:writing-mode="lr-tb"/>
      <style:text-properties fo:font-size="18pt"/>
    </style:style>
    <style:style style:name="P72"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font-name="Arial2" fo:font-size="18pt" style:font-size-asian="18pt" style:font-size-complex="18pt"/>
    </style:style>
    <style:style style:name="P73"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style:font-name="Arial2" fo:font-size="18pt" style:font-size-asian="18pt" style:font-size-complex="18pt"/>
    </style:style>
    <style:style style:name="P74" style:family="paragraph">
      <loext:graphic-properties draw:fill="solid" draw:fill-color="#ff0000" draw:opacity="1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5" style:family="paragraph">
      <loext:graphic-properties draw:fill="solid" draw:fill-color="#ff8000" draw:opacity="1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6" style:family="paragraph">
      <style:paragraph-properties fo:margin-left="0cm" fo:margin-right="0cm" fo:margin-top="0cm" fo:margin-bottom="0cm" fo:line-height="100%" fo:text-align="start" fo:text-indent="-0.953cm" loext:tab-stop-distance="0cm" style:writing-mode="lr-tb">
        <style:tab-stops/>
      </style:paragraph-properties>
    </style:style>
    <style:style style:name="P77" style:family="paragraph">
      <style:paragraph-properties fo:margin-left="0cm" fo:margin-right="0cm" fo:margin-top="0cm" fo:margin-bottom="0cm" fo:line-height="100%" fo:text-align="start" fo:text-indent="-0.635cm" loext:tab-stop-distance="0cm" style:writing-mode="lr-tb">
        <style:tab-stops>
          <style:tab-stop style:position="-0.318cm"/>
        </style:tab-stops>
      </style:paragraph-properties>
    </style:style>
    <style:style style:name="P78" style:family="paragraph">
      <style:paragraph-properties fo:margin-left="0cm" fo:margin-right="0cm" fo:margin-top="0cm" fo:margin-bottom="0cm" fo:line-height="100%" fo:text-align="justify" fo:text-indent="0cm" style:punctuation-wrap="hanging" loext:tab-stop-distance="2.54cm" style:writing-mode="lr-tb">
        <style:tab-stops>
          <style:tab-stop style:position="-0.476cm"/>
        </style:tab-stops>
      </style:paragraph-properties>
      <style:text-properties fo:hyphenate="false" loext:hyphenation-no-caps="false" loext:hyphenation-no-last-word="false"/>
    </style:style>
    <style:style style:name="P79" style:family="paragraph">
      <loext:graphic-properties draw:fill="none" draw:fill-color="#ffffff"/>
      <style:paragraph-properties fo:margin-left="1.11cm" fo:margin-right="0cm" fo:margin-top="0cm" fo:margin-bottom="0cm" fo:line-height="100%" fo:text-align="start" fo:text-indent="-0.635cm" loext:tab-stop-distance="0cm" style:font-independent-line-spacing="true">
        <style:tab-stops>
          <style:tab-stop style:position="-0.318cm"/>
        </style:tab-stops>
      </style:paragraph-properties>
      <style:text-properties style:font-name="Liberation Sans3" fo:font-size="18pt"/>
    </style:style>
    <style:style style:name="P80" style:family="paragraph">
      <style:paragraph-properties fo:margin-left="0cm" fo:margin-right="0cm" fo:margin-top="0cm" fo:margin-bottom="0cm" fo:line-height="100%" fo:text-align="end" fo:text-indent="0cm" style:punctuation-wrap="hanging" style:writing-mode="lr-tb"/>
      <style:text-properties style:text-position="-8% 58%" fo:font-size="18pt" fo:font-style="italic" style:font-style-asian="italic" style:font-style-complex="italic" fo:hyphenate="false"/>
    </style:style>
    <style:style style:name="P81"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style:text-position="-8% 58%" fo:font-size="18pt" fo:font-style="italic" style:font-style-asian="italic" style:font-style-complex="italic" fo:hyphenate="false"/>
    </style:style>
    <style:style style:name="P82" style:family="paragraph">
      <style:paragraph-properties fo:margin-left="0cm" fo:margin-right="0cm" fo:margin-top="0cm" fo:margin-bottom="0cm" fo:line-height="100%" fo:text-align="start" fo:text-indent="0cm" style:punctuation-wrap="hanging" style:writing-mode="lr-tb"/>
      <style:text-properties style:text-position="-8% 58%" fo:font-size="18pt" fo:font-style="italic" style:font-style-asian="italic" style:font-style-complex="italic" fo:hyphenate="false"/>
    </style:style>
    <style:style style:name="P8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text-position="-8% 58%" fo:font-size="18pt" fo:font-style="italic" style:font-style-asian="italic" style:font-style-complex="italic" fo:hyphenate="false"/>
    </style:style>
    <style:style style:name="P84" style:family="paragraph">
      <style:paragraph-properties fo:margin-left="0cm" fo:margin-right="0cm" fo:margin-top="0cm" fo:margin-bottom="0cm" fo:line-height="100%" fo:text-align="start" fo:text-indent="0cm" style:punctuation-wrap="hanging" style:writing-mode="lr-tb"/>
      <style:text-properties style:text-position="-8% 58%" fo:font-size="18pt" fo:font-weight="normal" style:font-size-asian="15pt" style:font-weight-asian="normal" style:font-size-complex="15pt" style:font-weight-complex="normal" fo:hyphenate="false"/>
    </style:style>
    <style:style style:name="P8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text-position="-8% 58%" fo:font-size="18pt" fo:font-weight="normal" style:font-size-asian="15pt" style:font-weight-asian="normal" style:font-size-complex="15pt" style:font-weight-complex="normal" fo:hyphenate="false"/>
    </style:style>
    <style:style style:name="P86" style:family="paragraph">
      <style:paragraph-properties fo:margin-left="0cm" fo:margin-right="0cm" fo:margin-top="0cm" fo:margin-bottom="0cm" fo:line-height="100%" fo:text-align="start" fo:text-indent="0cm" style:punctuation-wrap="hanging" style:writing-mode="lr-tb"/>
      <style:text-properties style:text-position="-8% 58%" fo:font-size="18pt" style:font-size-asian="15pt" style:font-size-complex="15pt" fo:hyphenate="false"/>
    </style:style>
    <style:style style:name="P8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text-position="-8% 58%" fo:font-size="18pt" style:font-size-asian="15pt" style:font-size-complex="15pt" fo:hyphenate="false"/>
    </style:style>
    <style:style style:name="P88" style:family="paragraph">
      <loext:graphic-properties draw:fill="none" draw:fill-color="#ffffff"/>
      <style:paragraph-properties fo:text-align="center"/>
      <style:text-properties fo:color="#ff0000" loext:opacity="100%" loext:color-lum-mod="100%" loext:color-lum-off="0%" style:font-name="Calibri3" fo:font-size="16pt"/>
    </style:style>
    <style:style style:name="P89" style:family="paragraph">
      <loext:graphic-properties draw:fill="solid" draw:fill-color="#ff0000" draw:gradient-step-count="102" draw:opacity="100%"/>
      <style:paragraph-properties fo:text-align="center"/>
    </style:style>
    <style:style style:name="P90" style:family="paragraph">
      <loext:graphic-properties draw:fill="solid" draw:fill-color="#ff0000" draw:gradient-step-count="102"/>
      <style:paragraph-properties fo:text-align="center"/>
    </style:style>
    <style:style style:name="P91" style:family="paragraph">
      <loext:graphic-properties draw:fill="solid" draw:fill-color="#ff0000" draw:opacity="100%"/>
      <style:paragraph-properties fo:text-align="center"/>
    </style:style>
    <style:style style:name="P92" style:family="paragraph">
      <loext:graphic-properties draw:fill="solid" draw:fill-color="#ff0000"/>
      <style:paragraph-properties fo:text-align="center"/>
    </style:style>
    <style:style style:name="P93" style:family="paragraph">
      <loext:graphic-properties draw:fill="none" draw:fill-color="#4472c4" draw:gradient-step-count="102" draw:opacity="100%"/>
      <style:paragraph-properties fo:text-align="center"/>
    </style:style>
    <style:style style:name="P94" style:family="paragraph">
      <loext:graphic-properties draw:fill="none" draw:fill-color="#4472c4" draw:gradient-step-count="102"/>
      <style:paragraph-properties fo:text-align="center"/>
    </style:style>
    <style:style style:name="P95" style:family="paragraph">
      <loext:graphic-properties draw:fill="none" draw:fill-color="#ff0000" draw:gradient-step-count="102"/>
      <style:paragraph-properties fo:text-align="center"/>
    </style:style>
    <style:style style:name="P96" style:family="paragraph">
      <loext:graphic-properties draw:fill="solid" draw:fill-color="#00a933" draw:opacity="100%"/>
      <style:paragraph-properties fo:text-align="center"/>
    </style:style>
    <style:style style:name="P97" style:family="paragraph">
      <loext:graphic-properties draw:fill="solid" draw:fill-color="#00a933"/>
      <style:paragraph-properties fo:text-align="center"/>
    </style:style>
    <style:style style:name="P98" style:family="paragraph">
      <loext:graphic-properties draw:fill="solid" draw:fill-color="#000000" draw:gradient-step-count="10" draw:fill-hatch-solid="false" draw:opacity="100%" draw:opacity-name="Transparency_20_3"/>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9" style:family="paragraph">
      <style:paragraph-properties fo:margin-left="0cm" fo:margin-right="0cm" fo:margin-top="0cm" fo:margin-bottom="0cm" fo:line-height="100%" fo:text-align="justify" fo:text-indent="0cm" style:punctuation-wrap="hanging" loext:tab-stop-distance="2.54cm" style:writing-mode="lr-tb">
        <style:tab-stops>
          <style:tab-stop style:position="-0.476cm"/>
        </style:tab-stops>
      </style:paragraph-properties>
      <style:text-properties fo:color="#000000" loext:opacity="100%" fo:font-size="14pt" fo:hyphenate="false" loext:hyphenation-no-caps="false" loext:hyphenation-no-last-word="false"/>
    </style:style>
    <style:style style:name="P100" style:family="paragraph">
      <style:paragraph-properties fo:margin-left="0cm" fo:margin-right="0cm" fo:margin-top="0cm" fo:margin-bottom="0cm" fo:line-height="100%" fo:text-align="justify" fo:text-indent="0cm" style:punctuation-wrap="hanging" loext:tab-stop-distance="2.54cm" style:writing-mode="lr-tb">
        <style:tab-stops>
          <style:tab-stop style:position="-0.476cm"/>
        </style:tab-stops>
      </style:paragraph-properties>
      <style:text-properties fo:color="#000000" loext:opacity="100%" style:font-name="Liberation Sans3" fo:font-size="16pt" style:font-size-asian="16pt" style:font-size-complex="16pt" fo:hyphenate="false" loext:hyphenation-no-caps="false" loext:hyphenation-no-last-word="false"/>
    </style:style>
    <style:style style:name="P101"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style:font-name="Liberation Sans3" fo:font-size="16pt" style:font-size-asian="16pt" style:font-size-complex="16pt" fo:hyphenate="false" loext:hyphenation-no-caps="false" loext:hyphenation-no-last-word="false"/>
    </style:style>
    <style:style style:name="P102" style:family="paragraph">
      <style:text-properties fo:font-size="16pt" style:font-size-asian="16pt" style:font-size-complex="16pt"/>
    </style:style>
    <style:style style:name="T1" style:family="text">
      <style:text-properties fo:font-variant="normal" fo:text-transform="none" fo:color="#000000" loext:opacity="100%" style:text-outline="false" style:text-line-through-style="none" style:text-line-through-type="none" style:text-position="0% 100%" style:font-name="Arial1" fo:font-size="28pt" fo:letter-spacing="normal" fo:language="en" fo:country="US" fo:font-style="normal" fo:text-shadow="none" style:text-underline-style="none" fo:font-weight="normal" style:letter-kerning="true" fo:background-color="transparent" style:font-name-asian="Arial1"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en" fo:country="US" fo:font-style="italic" fo:text-shadow="none" style:text-underline-style="none" fo:font-weight="normal" style:letter-kerning="true" fo:background-color="transparent" style:font-name-asian="Noto Sans SC Regular1" style:font-size-asian="18pt" style:font-style-asian="normal" style:font-weight-asian="normal" style:font-name-complex="Droid Sans Devanagari1" style:font-size-complex="18pt" style:font-style-complex="italic"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letter-kerning="true" fo:background-color="transparent" style:font-name-asian="Noto Sans SC Regular1"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text-position="0% 100%" style:font-name="Liberation Sans" fo:font-size="24pt" fo:letter-spacing="normal" fo:language="en" fo:country="US" fo:font-style="normal" fo:text-shadow="none" style:text-underline-style="none" fo:font-weight="normal" style:letter-kerning="true" fo:background-color="transparent" style:font-name-asian="Noto Sans SC Regular1" style:font-size-asian="24pt" style:font-style-asian="normal" style:font-weight-asian="normal" style:font-name-complex="Droid Sans Devanagari1" style:font-size-complex="24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en" fo:country="US" fo:font-style="italic" fo:text-shadow="none" style:text-underline-style="none" fo:font-weight="normal" style:letter-kerning="true" fo:background-color="transparent" style:font-name-asian="Noto Sans SC Regular1" style:font-size-asian="18pt" style:font-style-asian="italic" style:font-weight-asian="normal" style:font-name-complex="Droid Sans Devanagari1" style:font-size-complex="18pt" style:font-style-complex="italic"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en" fo:country="US" fo:font-style="normal" fo:text-shadow="none" style:text-underline-style="none" fo:font-weight="bold" style:letter-kerning="true" fo:background-color="transparent" style:font-name-asian="Noto Sans SC Regular1" style:font-size-asian="18pt" style:font-style-asian="normal" style:font-weight-asian="bold" style:font-name-complex="Droid Sans Devanagari1" style:font-size-complex="18pt" style:font-style-complex="normal" style:font-weight-complex="bold" style:text-emphasize="none" style:font-relief="none" style:text-overline-style="none" style:text-overline-color="font-color"/>
    </style:style>
    <style:style style:name="T7" style:family="text">
      <style:text-properties fo:font-variant="normal" fo:text-transform="none" fo:color="#000000" loext:opacity="100%" style:text-outline="false" style:text-line-through-style="none" style:text-line-through-type="none" style:text-position="0% 100%" style:font-name="Arial1" fo:font-size="18pt" fo:letter-spacing="normal" fo:language="en" fo:country="US" fo:font-style="normal" fo:text-shadow="none" style:text-underline-style="none" fo:font-weight="normal" style:letter-kerning="true" fo:background-color="transparent"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8" style:family="text">
      <style:text-properties fo:background-color="transparent"/>
    </style:style>
    <style:style style:name="T9" style:family="text">
      <style:text-properties fo:font-variant="normal" fo:text-transform="none" style:use-window-font-color="true" loext:opacity="0%" style:text-outline="false" style:text-line-through-style="none" style:text-line-through-type="none" style:text-position="0% 100%" style:font-name="Liberation Sans3" fo:font-size="18pt" fo:letter-spacing="normal" fo:language="en" fo:country="US" fo:font-style="normal" fo:text-shadow="none" style:text-underline-style="none" fo:font-weight="normal" style:letter-kerning="true" fo:background-color="transparent" style:font-name-asian="Noto Sans SC Regular1"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text-position="0% 100%" style:font-name="Liberation Sans3" fo:font-size="18pt" fo:letter-spacing="normal" fo:language="en" fo:country="US" fo:font-style="normal" fo:text-shadow="none" style:text-underline-style="none" fo:font-weight="bold" style:letter-kerning="true" fo:background-color="transparent" style:font-name-asian="Noto Sans SC Regular1" style:font-size-asian="18pt" style:font-style-asian="normal" style:font-weight-asian="bold" style:font-name-complex="Droid Sans Devanagari1" style:font-size-complex="18pt" style:font-style-complex="normal" style:font-weight-complex="bold" style:text-emphasize="none" style:font-relief="none" style:text-overline-style="none" style:text-overline-color="font-color"/>
    </style:style>
    <style:style style:name="T11"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US" fo:font-style="normal" fo:text-shadow="none" style:text-underline-style="none" fo:font-weight="normal" style:letter-kerning="true" fo:background-color="transparent"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text-position="0% 100%" style:font-name="Liberation Sans3" fo:font-size="24pt" fo:letter-spacing="normal" fo:language="en" fo:country="US" fo:font-style="normal" fo:text-shadow="none" style:text-underline-style="none" fo:font-weight="normal" style:letter-kerning="true" fo:background-color="transparent" style:font-name-asian="Noto Sans SC Regular1" style:font-size-asian="24pt" style:font-style-asian="normal" style:font-weight-asian="normal" style:font-name-complex="Droid Sans Devanagari1" style:font-size-complex="2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US" fo:font-style="normal" fo:text-shadow="none" style:text-underline-style="none" fo:font-weight="bold" style:letter-kerning="true" fo:background-color="transparent" style:font-name-asian="Arial1" style:font-size-asian="18pt" style:font-style-asian="normal" style:font-weight-asian="bold" style:font-name-complex="Arial1" style:font-size-complex="18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US" fo:font-style="italic" fo:text-shadow="none" style:text-underline-style="none" fo:font-weight="normal" style:letter-kerning="true" fo:background-color="transparent" style:font-name-asian="Arial1" style:font-size-asian="18pt" style:font-style-asian="italic" style:font-weight-asian="normal" style:font-name-complex="Arial1" style:font-size-complex="18pt" style:font-style-complex="italic" style:font-weight-complex="normal" style:text-emphasize="none" style:font-relief="none" style:text-overline-style="none" style:text-overline-color="font-color"/>
    </style:style>
    <style:style style:name="T15" style:family="text">
      <style:text-properties fo:font-variant="normal" fo:text-transform="none" fo:color="#000000" loext:opacity="100%" style:text-outline="false" style:text-line-through-style="none" style:text-line-through-type="none" style:text-position="-8% 58%" style:font-name="Liberation Sans3" fo:font-size="18pt" fo:letter-spacing="normal" fo:language="en" fo:country="US" fo:font-style="normal" fo:text-shadow="none" style:text-underline-style="none" fo:font-weight="normal" style:letter-kerning="true" fo:background-color="transparent"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loext:opacity="100%" style:text-outline="false" style:text-line-through-style="none" style:text-line-through-type="none" style:text-position="0% 100%" style:font-name="Arial1" fo:font-size="24pt" fo:letter-spacing="normal" fo:language="en" fo:country="US" fo:font-style="normal" fo:text-shadow="none" style:text-underline-style="none" fo:font-weight="normal" style:letter-kerning="true" fo:background-color="transparent" style:font-name-asian="Arial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C Regular1"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Noto Sans SC Regular1" style:font-size-asian="18pt" style:font-style-asian="normal" style:font-weight-asian="bold" style:font-name-complex="Droid Sans Devanagari1" style:font-size-complex="18pt" style:font-style-complex="normal" style:font-weight-complex="bold"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 fo:font-size="18pt" fo:font-style="italic" fo:text-shadow="none" style:text-underline-style="none" fo:font-weight="normal" style:letter-kerning="true" style:font-name-asian="Noto Sans SC Regular1" style:font-size-asian="18pt" style:font-style-asian="italic" style:font-weight-asian="normal" style:font-name-complex="Droid Sans Devanagari1" style:font-size-complex="18pt" style:font-style-complex="italic" style:font-weight-complex="normal"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italic" fo:text-shadow="none" style:text-underline-style="none" fo:font-weight="normal" style:letter-kerning="true" fo:background-color="transparent" style:font-name-asian="Noto Sans SC Regular1" style:font-size-asian="18pt" style:font-style-asian="italic" style:font-weight-asian="normal" style:font-name-complex="Droid Sans Devanagari1" style:font-size-complex="18pt" style:font-style-complex="italic"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Calibri1" fo:font-size="15pt" fo:letter-spacing="normal" fo:language="en" fo:country="US"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23" style:family="text">
      <style:text-properties fo:font-size="15pt" style:font-size-asian="15pt" style:font-size-complex="15pt"/>
    </style:style>
    <style:style style:name="T24" style:family="text">
      <style:text-properties fo:font-size="11pt" style:font-size-asian="11pt" style:font-size-complex="11pt"/>
    </style:style>
    <style:style style:name="T25" style:family="text">
      <style:text-properties style:font-name="Calibri3" fo:font-size="16pt" style:font-size-asian="16pt" style:font-size-complex="16pt"/>
    </style:style>
    <style:style style:name="T26" style:family="text">
      <style:text-properties fo:color="#2a6099" loext:opacity="100%" style:font-name="Calibri3" fo:font-size="16pt" fo:font-style="italic" style:font-size-asian="16pt" style:font-style-asian="italic" style:font-size-complex="16pt" style:font-style-complex="italic"/>
    </style:style>
    <style:style style:name="T27"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28" style:family="text">
      <style:text-properties fo:font-variant="normal" fo:text-transform="none" fo:color="#000000" loext:opacity="100%" style:text-outline="false" style:text-line-through-style="none" style:text-line-through-type="none" style:text-position="0% 100%" style:font-name="Liberation Sans3" fo:font-size="15pt" fo:letter-spacing="normal" fo:language="en" fo:country="US" fo:font-style="normal" style:text-underline-style="none" fo:font-weight="normal" fo:background-color="transparent" style:font-name-asian="Arial1" style:font-size-asian="20pt" style:font-style-asian="normal" style:font-weight-asian="normal" style:font-name-complex="Arial1" style:font-size-complex="20pt" style:font-style-complex="normal" style:font-weight-complex="normal"/>
    </style:style>
    <style:style style:name="T29" style:family="text">
      <style:text-properties fo:color="#000000" loext:opacity="100%" fo:font-size="18pt"/>
    </style:style>
    <style:style style:name="T30" style:family="text">
      <style:text-properties fo:color="#000000" loext:opacity="100%" fo:font-size="15pt" style:font-size-asian="15pt" style:font-size-complex="15pt"/>
    </style:style>
    <style:style style:name="T31" style:family="text">
      <style:text-properties fo:color="#000000" loext:opacity="100%" fo:font-size="18pt" style:font-size-asian="18pt" style:font-size-complex="18pt"/>
    </style:style>
    <style:style style:name="T32" style:family="text">
      <style:text-properties fo:color="#00a933" loext:opacity="100%" style:font-name="Calibri3" fo:font-size="16pt" fo:font-style="italic" style:font-size-asian="16pt" style:font-style-asian="italic" style:font-size-complex="16pt" style:font-style-complex="italic"/>
    </style:style>
    <style:style style:name="T33" style:family="text">
      <style:text-properties fo:color="#2a6099" loext:opacity="100%" style:text-position="-8% 58%" style:font-name="Calibri3" fo:font-size="16pt" fo:font-style="italic" style:font-size-asian="16pt" style:font-style-asian="italic" style:font-size-complex="16pt" style:font-style-complex="italic"/>
    </style:style>
    <style:style style:name="T34" style:family="text">
      <style:text-properties fo:font-variant="normal" fo:text-transform="none" fo:color="#000000" loext:opacity="100%" style:text-outline="false" style:text-line-through-style="none" style:text-line-through-type="none" style:text-position="0% 100%" style:font-name="Liberation Sans3" fo:font-size="15pt" fo:letter-spacing="normal" fo:language="en" fo:country="US" fo:font-style="normal" style:text-underline-style="none" fo:font-weight="normal" fo:background-color="transparent" style:font-name-asian="Arial1" style:font-size-asian="15pt" style:font-style-asian="normal" style:font-weight-asian="normal" style:font-name-complex="Arial1" style:font-size-complex="15pt" style:font-style-complex="normal" style:font-weight-complex="normal"/>
    </style:style>
    <style:style style:name="T35" style:family="text">
      <style:text-properties fo:font-variant="normal" fo:text-transform="none" fo:color="#000000" loext:opacity="100%" style:text-outline="false" style:text-line-through-style="none" style:text-line-through-type="none" style:text-position="-8% 58%" style:font-name="Liberation Sans3" fo:font-size="15pt" fo:letter-spacing="normal" fo:language="en" fo:country="US" fo:font-style="normal" style:text-underline-style="none" fo:font-weight="normal" fo:background-color="transparent" style:font-name-asian="Arial1" style:font-size-asian="15pt" style:font-style-asian="normal" style:font-weight-asian="normal" style:font-name-complex="Arial1" style:font-size-complex="15pt" style:font-style-complex="normal" style:font-weight-complex="normal"/>
    </style:style>
    <style:style style:name="T36" style:family="text">
      <style:text-properties fo:font-variant="normal" fo:text-transform="none" fo:color="#000000" loext:opacity="100%" style:text-outline="false" style:text-line-through-style="none" style:text-line-through-type="none" style:text-position="0% 100%" style:font-name="Liberation Sans3" fo:font-size="24pt" fo:letter-spacing="normal" fo:language="en" fo:country="US" fo:font-style="normal" fo:text-shadow="none" style:text-underline-style="none" fo:font-weight="normal" style:letter-kerning="true" fo:background-color="transparent" style:font-name-asian="Arial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00" loext:opacity="100%" style:text-outline="false" style:text-line-through-style="none" style:text-line-through-type="none" style:text-position="0% 100%" style:font-name="Liberation Sans3" fo:font-size="17pt" fo:letter-spacing="normal" fo:language="en" fo:country="US" fo:font-style="normal" fo:text-shadow="none" style:text-underline-style="none" fo:font-weight="normal" style:letter-kerning="true" fo:background-color="transparent" style:font-name-asian="Arial1" style:font-size-asian="17pt" style:font-style-asian="normal" style:font-weight-asian="normal" style:font-name-complex="Arial1" style:font-size-complex="17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font-name="Liberation Sans3" fo:font-size="17pt" fo:text-shadow="none" style:text-underline-style="none" fo:font-weight="normal" style:letter-kerning="true" style:font-name-asian="Noto Sans SC Regular1" style:font-size-asian="17pt" style:font-weight-asian="normal" style:font-name-complex="Droid Sans Devanagari1" style:font-size-complex="17pt" style:font-weight-complex="normal" style:text-emphasize="none" style:font-relief="none" style:text-overline-style="none" style:text-overline-color="font-color"/>
    </style:style>
    <style:style style:name="T39" style:family="text">
      <style:text-properties fo:font-variant="normal" fo:text-transform="none" style:use-window-font-color="true" loext:opacity="0%" style:text-outline="false" style:text-line-through-style="none" style:text-line-through-type="none" style:font-name="Liberation Sans3" fo:font-size="17pt" fo:font-style="italic" fo:text-shadow="none" style:text-underline-style="none" fo:font-weight="normal" style:letter-kerning="true" style:font-name-asian="Noto Sans SC Regular1" style:font-size-asian="17pt" style:font-style-asian="italic" style:font-weight-asian="normal" style:font-name-complex="Droid Sans Devanagari1" style:font-size-complex="17pt" style:font-style-complex="italic" style:font-weight-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font-name="Liberation Sans3" fo:font-size="17pt" fo:font-style="normal" fo:text-shadow="none" style:text-underline-style="none" fo:font-weight="normal" style:letter-kerning="true" style:font-name-asian="Noto Sans SC Regular1" style:font-size-asian="17pt" style:font-style-asian="normal" style:font-weight-asian="normal" style:font-name-complex="Droid Sans Devanagari1" style:font-size-complex="17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loext:opacity="0%" style:text-outline="false" style:text-line-through-style="none" style:text-line-through-type="none" style:font-name="Liberation Sans3" fo:font-size="17pt" fo:font-style="normal" fo:text-shadow="none" style:text-underline-style="none" style:letter-kerning="true" style:font-name-asian="Noto Sans SC Regular1" style:font-size-asian="17pt" style:font-style-asian="normal" style:font-name-complex="Droid Sans Devanagari1" style:font-size-complex="17pt" style:font-style-complex="normal" style:text-emphasize="none" style:font-relief="none" style:text-overline-style="none" style:text-overline-color="font-color"/>
    </style:style>
    <style:style style:name="T42" style:family="text">
      <style:text-properties fo:font-variant="normal" fo:text-transform="none" style:use-window-font-color="true" loext:opacity="0%" style:text-outline="false" style:text-line-through-style="none" style:text-line-through-type="none" style:font-name="Liberation Sans3" fo:font-size="17pt" fo:font-style="normal" fo:text-shadow="none" style:text-underline-style="none" fo:font-weight="bold" style:letter-kerning="true" style:font-name-asian="Noto Sans SC Regular1" style:font-size-asian="17pt" style:font-style-asian="normal" style:font-weight-asian="bold" style:font-name-complex="Droid Sans Devanagari1" style:font-size-complex="17pt" style:font-style-complex="normal" style:font-weight-complex="bold" style:text-emphasize="none" style:font-relief="none" style:text-overline-style="none" style:text-overline-color="font-color"/>
    </style:style>
    <style:style style:name="T43" style:family="text">
      <style:text-properties fo:font-variant="normal" fo:text-transform="none" style:use-window-font-color="true" loext:opacity="0%" style:text-outline="false" style:text-line-through-style="none" style:text-line-through-type="none" style:text-position="-8% 58%" style:font-name="Liberation Sans3" fo:font-size="17pt" fo:font-style="normal" fo:text-shadow="none" style:text-underline-style="none" style:letter-kerning="true" style:font-name-asian="Noto Sans SC Regular1" style:font-size-asian="17pt" style:font-style-asian="normal" style:font-name-complex="Droid Sans Devanagari1" style:font-size-complex="17pt" style:font-style-complex="normal"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text-position="-8% 58%" style:font-name="Liberation Sans3" fo:font-size="17pt" fo:font-style="normal" fo:text-shadow="none" style:text-underline-style="none" fo:font-weight="normal" style:letter-kerning="true" style:font-name-asian="Noto Sans SC Regular1" style:font-size-asian="17pt" style:font-style-asian="normal" style:font-weight-asian="normal" style:font-name-complex="Droid Sans Devanagari1" style:font-size-complex="17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loext:opacity="100%" style:text-outline="false" style:text-line-through-style="none" style:text-line-through-type="none" style:font-name="Liberation Sans3" fo:font-size="17pt" fo:letter-spacing="normal" fo:language="en" fo:country="US" fo:font-style="normal" fo:text-shadow="none" style:text-underline-style="none" fo:font-weight="normal" style:letter-kerning="true" fo:background-color="transparent" style:font-name-asian="Arial1" style:font-size-asian="17pt" style:font-style-asian="normal" style:font-weight-asian="normal" style:font-name-complex="Arial1" style:font-size-complex="17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0000" loext:opacity="100%" style:text-outline="false" style:text-line-through-style="none" style:text-line-through-type="none" style:font-name="Liberation Sans3" fo:font-size="17pt" fo:letter-spacing="normal" fo:language="en" fo:country="US" fo:font-style="normal" fo:text-shadow="none" style:text-underline-style="none" fo:font-weight="bold" style:letter-kerning="true" fo:background-color="transparent" style:font-name-asian="Arial1" style:font-size-asian="17pt" style:font-style-asian="normal" style:font-weight-asian="bold" style:font-name-complex="Arial1" style:font-size-complex="17pt" style:font-style-complex="normal" style:font-weight-complex="bold" style:text-emphasize="none" style:font-relief="none" style:text-overline-style="none" style:text-overline-color="font-color"/>
    </style:style>
    <style:style style:name="T47" style:family="text">
      <style:text-properties fo:font-variant="normal" fo:text-transform="none" fo:color="#000000" loext:opacity="100%" style:text-outline="false" style:text-line-through-style="none" style:text-line-through-type="none" style:font-name="Liberation Sans3" fo:font-size="18pt" fo:font-style="normal" fo:text-shadow="none" style:text-underline-style="none" fo:font-weight="normal" style:letter-kerning="true" style:font-name-asian="Noto Sans SC Regular1"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000000" loext:opacity="100%" style:text-outline="false" style:text-line-through-style="none" style:text-line-through-type="none" style:text-position="-8% 58%" style:font-name="Liberation Sans3" fo:font-size="18pt" fo:font-style="normal" fo:text-shadow="none" style:text-underline-style="none" fo:font-weight="normal" style:letter-kerning="true" style:font-name-asian="Noto Sans SC Regular1"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49" style:family="text">
      <style:text-properties fo:color="#000000" loext:opacity="100%" style:font-name="Liberation Sans3" fo:font-size="18pt" style:font-size-asian="18pt" style:font-size-complex="18pt"/>
    </style:style>
    <style:style style:name="T50" style:family="text">
      <style:text-properties fo:color="#000000" loext:opacity="100%" style:text-position="-8% 58%" fo:font-size="18pt" style:font-size-asian="18pt" style:font-size-complex="18pt"/>
    </style:style>
    <style:style style:name="T51" style:family="text">
      <style:text-properties fo:font-variant="normal" fo:text-transform="none" fo:color="#000000" loext:opacity="100%" style:text-outline="false" style:text-line-through-style="none" style:text-line-through-type="none" style:text-position="-8% 58%" style:font-name="Liberation Sans3"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52" style:family="text">
      <style:text-properties fo:font-variant="normal" fo:text-transform="none" fo:color="#000000" loext:opacity="100%" style:text-outline="false" style:text-line-through-style="none" style:text-line-through-type="none" style:font-name="Liberation Sans3"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53" style:family="text">
      <style:text-properties fo:font-variant="normal" fo:text-transform="none" fo:color="#000000" loext:opacity="100%" style:text-outline="false" style:text-line-through-style="none" style:text-line-through-type="none" style:text-position="-8% 58%" style:font-name="Liberation Sans3"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54" style:family="text">
      <style:text-properties fo:font-variant="normal" fo:text-transform="none" fo:color="#000000" loext:opacity="100%" style:text-outline="false" style:text-line-through-style="none" style:text-line-through-type="none"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55" style:family="text">
      <style:text-properties fo:font-variant="normal" fo:text-transform="none" fo:color="#000000" loext:opacity="100%" style:text-outline="false" style:text-line-through-style="none" style:text-line-through-type="none" style:text-position="-8% 58%"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56" style:family="text">
      <style:text-properties fo:font-size="18pt"/>
    </style:style>
    <style:style style:name="T57" style:family="text">
      <style:text-properties fo:font-variant="normal" fo:text-transform="none" fo:color="#000000" loext:opacity="100%" style:text-outline="false" style:text-line-through-style="none" style:text-line-through-type="none" style:font-name="Arial2"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58" style:family="text">
      <style:text-properties fo:font-variant="normal" fo:text-transform="none" fo:color="#000000" loext:opacity="100%" style:text-outline="false" style:text-line-through-style="none" style:text-line-through-type="none" style:text-position="-8% 58%" style:font-name="Arial2"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59" style:family="text">
      <style:text-properties fo:color="#ff8000" loext:opacity="100%" style:font-name="Calibri3" fo:font-size="16pt" style:font-size-asian="16pt" style:font-size-complex="16pt"/>
    </style:style>
    <style:style style:name="T60" style:family="text">
      <style:text-properties fo:color="#ff0000" loext:opacity="100%" style:font-name="Calibri3" fo:font-size="16pt" style:font-size-asian="16pt" style:font-size-complex="16pt"/>
    </style:style>
    <style:style style:name="T61" style:family="text">
      <style:text-properties fo:font-variant="normal" fo:text-transform="none" fo:color="#000000" loext:opacity="100%" style:text-outline="false" style:text-line-through-style="none" style:text-line-through-type="none" style:font-name="Liberation Sans3"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62"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US" fo:font-style="normal" fo:text-shadow="none" style:text-underline-style="none" fo:font-weight="normal" style:letter-kerning="true" fo:background-color="transparent" style:font-name-asian="Noto Sans SC Regular2" style:font-size-asian="18pt" style:font-style-asian="normal" style:font-weight-asian="normal" style:font-name-complex="DejaVu Sans7" style:font-size-complex="18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US" fo:font-style="normal" fo:text-shadow="none" style:text-underline-style="none" fo:font-weight="bold" style:letter-kerning="true" fo:background-color="transparent" style:font-name-asian="Noto Sans SC Regular2" style:font-size-asian="18pt" style:font-style-asian="normal" style:font-weight-asian="bold" style:font-name-complex="DejaVu Sans7" style:font-size-complex="18pt" style:font-style-complex="normal" style:font-weight-complex="bold" style:text-emphasize="none" style:font-relief="none" style:text-overline-style="none" style:text-overline-color="font-color"/>
    </style:style>
    <style:style style:name="T64" style:family="text">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normal" style:letter-kerning="true" style:font-name-asian="Noto Sans SC Regular1"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65" style:family="text">
      <style:text-properties fo:font-size="15pt" fo:background-color="transparent" style:font-size-asian="15pt" style:font-size-complex="15pt"/>
    </style:style>
    <style:style style:name="T66" style:family="text">
      <style:text-properties fo:color="#ff0000" loext:opacity="100%" style:font-name="Calibri3" fo:font-size="16pt"/>
    </style:style>
    <style:style style:name="T67" style:family="text">
      <style:text-properties fo:color="#ff0000" loext:opacity="100%" style:text-position="-8% 58%" style:font-name="Calibri3" fo:font-size="16pt"/>
    </style:style>
    <style:style style:name="T68" style:family="text">
      <style:text-properties fo:font-variant="normal" fo:text-transform="none" fo:color="#000000"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69" style:family="text">
      <style:text-properties style:font-name="Calibri3" fo:font-size="16pt"/>
    </style:style>
    <style:style style:name="T70" style:family="text">
      <style:text-properties fo:color="#00a933" loext:opacity="100%" style:font-name="Calibri3" fo:font-size="16pt"/>
    </style:style>
    <style:style style:name="T71" style:family="text">
      <style:text-properties fo:color="#00a933" loext:opacity="100%" style:text-position="-8% 58%" style:font-name="Calibri3" fo:font-size="16pt"/>
    </style:style>
    <style:style style:name="T72" style:family="text">
      <style:text-properties fo:color="#158466" loext:opacity="100%" style:font-name="Calibri3" fo:font-size="16pt"/>
    </style:style>
    <style:style style:name="T73" style:family="text">
      <style:text-properties fo:color="#158466" loext:opacity="100%" style:text-position="-8% 58%" style:font-name="Calibri3" fo:font-size="16pt"/>
    </style:style>
    <style:style style:name="T74" style:family="text">
      <style:text-properties fo:color="#158466" loext:opacity="100%" style:text-position="0% 100%" style:font-name="Calibri3" fo:font-size="16pt"/>
    </style:style>
    <style:style style:name="T75" style:family="text">
      <style:text-properties fo:color="#4472c4" loext:opacity="100%" style:font-name="Calibri3" fo:font-size="16pt"/>
    </style:style>
    <style:style style:name="T76" style:family="text">
      <style:text-properties fo:color="#000000" loext:opacity="100%" fo:font-size="16pt" style:font-size-asian="16pt" style:font-size-complex="16pt"/>
    </style:style>
    <style:style style:name="T77" style:family="text">
      <style:text-properties fo:color="#000000" loext:opacity="100%" style:text-position="-8% 58%" fo:font-size="16pt" style:font-size-asian="16pt" style:font-size-complex="16pt"/>
    </style:style>
    <style:style style:name="T78" style:family="text">
      <style:text-properties fo:color="#00a933" loext:opacity="100%" style:font-name="Calibri3" fo:font-size="16pt" style:font-size-asian="16pt" style:font-size-complex="16pt"/>
    </style:style>
    <style:style style:name="T79" style:family="text">
      <style:text-properties fo:font-variant="normal" fo:text-transform="none" fo:color="#000000" loext:opacity="100%" style:text-outline="false" style:text-line-through-style="none" style:text-line-through-type="none" style:text-position="0% 100%" style:font-name="Liberation Sans3" fo:font-size="16pt" fo:letter-spacing="normal" fo:language="en" fo:country="US" fo:font-style="normal" fo:text-shadow="none" style:text-underline-style="none" fo:font-weight="normal" style:letter-kerning="true" fo:background-color="transparent" style:font-name-asian="Noto Sans SC Regular2" style:font-size-asian="16pt" style:font-style-asian="normal" style:font-weight-asian="normal" style:font-name-complex="DejaVu Sans7" style:font-size-complex="16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000000" loext:opacity="100%" style:text-outline="false" style:text-line-through-style="none" style:text-line-through-type="none" style:text-position="0% 100%" style:font-name="Liberation Sans3" fo:font-size="15pt" fo:letter-spacing="normal" fo:language="en" fo:country="US" fo:font-style="normal" fo:text-shadow="none" style:text-underline-style="none" fo:font-weight="normal" style:letter-kerning="true" fo:background-color="transparent" style:font-name-asian="Noto Sans SC Regular2" style:font-size-asian="15pt" style:font-style-asian="normal" style:font-weight-asian="normal" style:font-name-complex="DejaVu Sans7" style:font-size-complex="15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000000" loext:opacity="100%" style:text-outline="false" style:text-line-through-style="none" style:text-line-through-type="none" style:text-position="-8% 58%" style:font-name="Liberation Sans3" fo:font-size="15pt" fo:letter-spacing="normal" fo:language="en" fo:country="US" fo:font-style="normal" fo:text-shadow="none" style:text-underline-style="none" fo:font-weight="normal" style:letter-kerning="true" fo:background-color="transparent" style:font-name-asian="Noto Sans SC Regular2" style:font-size-asian="15pt" style:font-style-asian="normal" style:font-weight-asian="normal" style:font-name-complex="DejaVu Sans7" style:font-size-complex="15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000000" loext:opacity="100%" style:text-outline="false" style:text-line-through-style="none" style:text-line-through-type="none" style:text-position="0% 100%" style:font-name="Liberation Sans3" fo:font-size="15pt" fo:letter-spacing="normal" fo:language="en" fo:country="US" fo:font-style="normal" fo:text-shadow="none" style:text-underline-style="none" fo:font-weight="normal" style:letter-kerning="true" fo:background-color="transparent" style:font-name-asian="Standard Symbols L" style:font-size-asian="15pt" style:font-style-asian="normal" style:font-weight-asian="normal" style:font-name-complex="Standard Symbols L" style:font-size-complex="15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000000" loext:opacity="100%" style:text-outline="false" style:text-line-through-style="none" style:text-line-through-type="none" style:text-position="0% 100%" style:font-name="Liberation Sans3" fo:font-size="15pt" fo:letter-spacing="normal" fo:language="en" fo:country="US" fo:font-style="normal" fo:text-shadow="none" style:text-underline-style="none" fo:font-weight="normal" style:letter-kerning="true" fo:background-color="transparent" style:font-name-asian="Liberation Sans4" style:font-size-asian="15pt" style:font-style-asian="normal" style:font-weight-asian="normal" style:font-name-complex="Liberation Sans4" style:font-size-complex="15pt" style:font-style-complex="normal" style:font-weight-complex="normal" style:text-emphasize="none" style:font-relief="none" style:text-overline-style="none" style:text-overline-color="font-color"/>
    </style:style>
    <style:style style:name="T84" style:family="text">
      <style:text-properties fo:font-size="16pt" style:font-size-asian="16pt" style:font-size-complex="16pt"/>
    </style:style>
    <style:style style:name="T85" style:family="text">
      <style:text-properties fo:font-size="16pt" fo:font-style="italic" style:font-size-asian="16pt" style:font-style-asian="italic" style:font-size-complex="1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prefix="X" style:num-suffix="  " style:num-format="1">
        <style:list-level-properties text:min-label-width="0.914cm"/>
        <style:text-properties style:use-window-font-color="true"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prefix="Y" style:num-suffix="  " style:num-format="1">
        <style:list-level-properties text:min-label-width="0.914cm"/>
        <style:text-properties style:use-window-font-color="true"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prefix="Z" style:num-suffix="  " style:num-format="1">
        <style:list-level-properties text:min-label-width="0.914cm"/>
        <style:text-properties style:use-window-font-color="true"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prefix="P" style:num-suffix="  " style:num-format="1">
        <style:list-level-properties text:min-label-width="0.914cm"/>
        <style:text-properties style:use-window-font-color="true"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frame draw:name="Subtitle 7" draw:style-name="gr1" draw:text-style-name="P7" draw:layer="layout" svg:width="31.252cm" svg:height="22.225cm" svg:x="1.275cm" svg:y="1.527cm">
          <draw:text-box>
            <text:p text:style-name="P1"><text:span text:style-name="T1">A Dependency Flip Book</text:span></text:p>
            <text:p text:style-name="P2"><text:span text:style-name="T2"/></text:p>
            <text:p text:style-name="P2"><text:span text:style-name="T2">Dirk Engel, </text:span><text:span text:style-name="T3"><text:a xlink:href="mailto:info@engel-internet.de" xlink:type="simple">info@engel-internet.de</text:a></text:span><text:span text:style-name="T2">, October 31, 2023</text:span></text:p>
            <text:p text:style-name="P2"><text:span text:style-name="T3"><text:a xlink:href="https://github.com/dirkengel/" xlink:type="simple">https://github.com/dirkengel/</text:a></text:span></text:p>
            <text:p text:style-name="P3"><text:span text:style-name="T4">Introduction</text:span></text:p>
            <text:p text:style-name="P4"><text:span text:style-name="T3">Just as I was thinking about different types of SW dependencies that could be distinguished, a new episode of 'SW Architektur im Stream' [</text:span><text:span text:style-name="T3"><text:a xlink:href="#Subtitle 5" xlink:type="simple">Wolff23</text:a></text:span><text:span text:style-name="T3">] on the topic was released, where Eberhard Wolff discusses the article ‘</text:span><text:span text:style-name="T2">How an Ancient Philosophy Problem Explains Software Dependence’</text:span><text:span text:style-name="T3"> by Jimmy Koppel [</text:span><text:span text:style-name="T3"><text:a xlink:href="#Subtitle 5" xlink:type="simple">Koppel22</text:a></text:span><text:span text:style-name="T3">]. </text:span></text:p>
            <text:p text:style-name="P4"><text:span text:style-name="T3">My initial idea was to differentiate types of dependency according to time (Coding, Compiling, Linking, Runtime) when they become perceptible. Koppel’s approach is going further and distinguishes between three dimensions. While his idea is compelling, the explanation is somewhat abstract and theoretical. To get a better intuitive understanding of the proposed idea, I admittedly had to watch the video and scroll through the article more than once. Therefore, I wondered if it would be possible to map my original idea onto the three-dimensional approach and find a simple, low-threshold way to visualize dependencies via diagram. The result is this flip book.</text:span></text:p>
            <text:p text:style-name="P3"><text:span text:style-name="T4">Three Dimensions</text:span></text:p>
            <text:p text:style-name="P4"><text:span text:style-name="T3">Koppel distinguishes three dimensions: </text:span><text:span text:style-name="T5">Semantics</text:span><text:span text:style-name="T3">, </text:span><text:span text:style-name="T5">Properties</text:span><text:span text:style-name="T3">, </text:span><text:span text:style-name="T5">Permitted Changes</text:span><text:span text:style-name="T3">. I dare say that my identified points in time at which the dependency becomes noticeable are largely consistent with the </text:span><text:span text:style-name="T6">Semantics</text:span><text:span text:style-name="T3"> factor. Since we usually have tools such as generator, compiler, linker, interpreter and processing unit that do the formal semantic checks for us, I differentiate between the following phases:</text:span></text:p>
            <text:list text:style-name="L2">
              <text:list-item>
                <text:p text:style-name="P5"><text:span text:style-name="T7">Model Change (Code Generation)</text:span></text:p>
              </text:list-item>
              <text:list-item>
                <text:p text:style-name="P6"><text:span text:style-name="T7">Code Change</text:span></text:p>
              </text:list-item>
              <text:list-item>
                <text:p text:style-name="P6"><text:span text:style-name="T7">Compilation</text:span></text:p>
              </text:list-item>
              <text:list-item>
                <text:p text:style-name="P6"><text:span text:style-name="T7">Linking</text:span></text:p>
              </text:list-item>
              <text:list-item>
                <text:p text:style-name="P6"><text:span text:style-name="T7">Runtime Availability</text:span></text:p>
              </text:list-item>
              <text:list-item>
                <text:p text:style-name="P6"><text:span text:style-name="T7">Runtime Conditions</text:span></text:p>
              </text:list-item>
            </text:list>
          </draw:text-box>
        </draw:frame>
        <draw:custom-shape draw:style-name="gr2" draw:text-style-name="P9" draw:layer="layout" svg:width="1.469cm" svg:height="1.526cm" svg:x="32.389cm" svg:y="23.874cm">
          <text:p text:style-name="P8"><text:span text:style-name="T8">1</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 presentation:class="page"/>
          <draw:frame presentation:style-name="pr1" draw:text-style-name="P10" draw:layer="layout" svg:width="18.658cm" svg:height="12.572cm" svg:x="1.478cm" svg:y="13.271cm" presentation:class="notes" presentation:placeholder="true">
            <draw:text-box/>
          </draw:frame>
        </presentation:notes>
      </draw:page>
      <draw:page draw:name="page2" draw:style-name="dp1" draw:master-page-name="Title_20_Slide" presentation:presentation-page-layout-name="AL1T1">
        <office:forms form:automatic-focus="false" form:apply-design-mode="false"/>
        <draw:frame draw:name="Subtitle 9" draw:style-name="gr4" draw:text-style-name="P17" draw:layer="layout" svg:width="31.252cm" svg:height="22.225cm" svg:x="1.275cm" svg:y="1.527cm">
          <draw:text-box>
            <text:p text:style-name="P11"><text:span text:style-name="T9">To </text:span><text:span text:style-name="T9">represent </text:span><text:span text:style-name="T9">the </text:span><text:span text:style-name="T10">Property</text:span><text:span text:style-name="T9"> </text:span><text:span text:style-name="T9">factor, I </text:span><text:span text:style-name="T9">chose the </text:span><text:span text:style-name="T9">quality </text:span><text:span text:style-name="T9">attributes </text:span><text:span text:style-name="T9">defined by </text:span><text:span text:style-name="T9">ISO 25040 [</text:span><text:span text:style-name="T9"><text:a xlink:href="#Subtitle 5" xlink:type="simple">ISO11</text:a></text:span><text:span text:style-name="T9">]:</text:span></text:p>
            <text:list text:style-name="L2">
              <text:list-item>
                <text:p text:style-name="P12"><text:span text:style-name="T9">Functi</text:span><text:span text:style-name="T9">onal </text:span><text:span text:style-name="T9">Suitab</text:span><text:span text:style-name="T9">ility: </text:span><text:span text:style-name="T9">Explici</text:span><text:span text:style-name="T9">tly </text:span><text:span text:style-name="T9">and </text:span><text:span text:style-name="T9">delibe</text:span><text:span text:style-name="T9">rately </text:span><text:span text:style-name="T9">select</text:span><text:span text:style-name="T9">ed </text:span><text:span text:style-name="T9">and </text:span><text:span text:style-name="T9">activel</text:span><text:span text:style-name="T9">y </text:span><text:span text:style-name="T9">mana</text:span><text:span text:style-name="T9">ged </text:span><text:span text:style-name="T9">depen</text:span><text:span text:style-name="T9">dencie</text:span><text:span text:style-name="T9">s to </text:span><text:span text:style-name="T9">achiev</text:span><text:span text:style-name="T9">e </text:span><text:span text:style-name="T9">desire</text:span><text:span text:style-name="T9">d/spe</text:span><text:span text:style-name="T9">cified </text:span><text:span text:style-name="T9">functi</text:span><text:span text:style-name="T9">onality</text:span><text:span text:style-name="T9">. </text:span><text:span text:style-name="T9">Follow</text:span><text:span text:style-name="T9">ed by </text:span><text:span text:style-name="T9">the </text:span><text:span text:style-name="T9">quality </text:span><text:span text:style-name="T9">attribu</text:span><text:span text:style-name="T9">tes on </text:span><text:span text:style-name="T9">which </text:span><text:span text:style-name="T9">softwa</text:span><text:span text:style-name="T9">re </text:span><text:span text:style-name="T9">depen</text:span><text:span text:style-name="T9">ds, </text:span><text:span text:style-name="T9">wheth</text:span><text:span text:style-name="T9">er </text:span><text:span text:style-name="T9">desire</text:span><text:span text:style-name="T9">d or </text:span><text:span text:style-name="T9">not. If </text:span><text:span text:style-name="T9">ignore</text:span><text:span text:style-name="T9">d, it </text:span><text:span text:style-name="T9">often </text:span><text:span text:style-name="T9">result</text:span><text:span text:style-name="T9">s in </text:span><text:span text:style-name="T9">negati</text:span><text:span text:style-name="T9">ve </text:span><text:span text:style-name="T9">conse</text:span><text:span text:style-name="T9">quenc</text:span><text:span text:style-name="T9">es:</text:span></text:p>
              </text:list-item>
              <text:list-item>
                <text:p text:style-name="P13"><text:span text:style-name="T11">Relia</text:span><text:span text:style-name="T11">bility</text:span></text:p>
              </text:list-item>
              <text:list-item>
                <text:p text:style-name="P13"><text:span text:style-name="T11">Secur</text:span><text:span text:style-name="T11">ity</text:span></text:p>
              </text:list-item>
              <text:list-item>
                <text:p text:style-name="P13"><text:span text:style-name="T11">Perfor</text:span><text:span text:style-name="T11">manc</text:span><text:span text:style-name="T11">e</text:span></text:p>
              </text:list-item>
              <text:list-item>
                <text:p text:style-name="P13"><text:span text:style-name="T11">Comp</text:span><text:span text:style-name="T11">atibilit</text:span><text:span text:style-name="T11">y</text:span></text:p>
              </text:list-item>
              <text:list-item>
                <text:p text:style-name="P13"><text:span text:style-name="T11">Porta</text:span><text:span text:style-name="T11">bility</text:span></text:p>
              </text:list-item>
              <text:list-item>
                <text:p text:style-name="P13"><text:span text:style-name="T11">Maint</text:span><text:span text:style-name="T11">ainabil</text:span><text:span text:style-name="T11">ity</text:span></text:p>
              </text:list-item>
              <text:list-item>
                <text:p text:style-name="P13"><text:span text:style-name="T11">Usabil</text:span><text:span text:style-name="T11">ity </text:span><text:span text:style-name="T11">(not </text:span><text:span text:style-name="T11">UIX </text:span><text:span text:style-name="T11">but in </text:span><text:span text:style-name="T11">terms </text:span><text:span text:style-name="T11">of </text:span><text:span text:style-name="T11">API)</text:span></text:p>
              </text:list-item>
            </text:list>
            <text:p text:style-name="P14"><text:span text:style-name="T9"/></text:p>
            <text:p text:style-name="P15"><text:span text:style-name="T9">Finally, </text:span><text:span text:style-name="T9">Koppel’s </text:span><text:span text:style-name="T9">third and </text:span><text:span text:style-name="T9">final factor, </text:span><text:span text:style-name="T10">Permitted </text:span><text:span text:style-name="T10">Changes</text:span><text:span text:style-name="T9">, </text:span><text:span text:style-name="T9">adds the </text:span><text:span text:style-name="T9">restriction </text:span><text:span text:style-name="T9">that a </text:span><text:span text:style-name="T9">change </text:span><text:span text:style-name="T9">should not </text:span><text:span text:style-name="T9">add new </text:span><text:span text:style-name="T9">(unwanted) </text:span><text:span text:style-name="T9">dependenci</text:span><text:span text:style-name="T9">es. Another </text:span><text:span text:style-name="T9">example of </text:span><text:span text:style-name="T9">such a </text:span><text:span text:style-name="T9">restriction is </text:span><text:span text:style-name="T9">avoiding </text:span><text:span text:style-name="T9">cyclic build </text:span><text:span text:style-name="T9">dependenci</text:span><text:span text:style-name="T9">es.</text:span></text:p>
            <text:p text:style-name="P16"><text:span text:style-name="T12">Notation </text:span><text:span text:style-name="T12">and </text:span><text:span text:style-name="T12">Visualiza</text:span><text:span text:style-name="T12">tion</text:span></text:p>
            <text:p text:style-name="P4"><text:span text:style-name="T11">The </text:span><text:span text:style-name="T13">x-axis</text:span><text:span text:style-name="T11"> </text:span><text:span text:style-name="T11">shows the </text:span><text:span text:style-name="T11">T</text:span><text:span text:style-name="T14">ime of </text:span><text:span text:style-name="T14">First </text:span><text:span text:style-name="T14">Consequen</text:span><text:span text:style-name="T14">ces</text:span><text:span text:style-name="T11">, which </text:span><text:span text:style-name="T11">corresponds </text:span><text:span text:style-name="T11">to the first </text:span><text:span text:style-name="T11">time at </text:span><text:span text:style-name="T11">which a </text:span><text:span text:style-name="T11">dependency </text:span><text:span text:style-name="T11">becomes </text:span><text:span text:style-name="T11">apparent by </text:span><text:span text:style-name="T11">checking </text:span><text:span text:style-name="T14">Semantics</text:span><text:span text:style-name="T11">. </text:span><text:span text:style-name="T11">For me, an </text:span><text:span text:style-name="T11">earlier </text:span><text:span text:style-name="T11">consequenc</text:span><text:span text:style-name="T11">e means a </text:span><text:span text:style-name="T11">stronger </text:span><text:span text:style-name="T11">dependency</text:span><text:span text:style-name="T11">. Although, </text:span><text:span text:style-name="T11">for </text:span><text:span text:style-name="T11">example, a </text:span><text:span text:style-name="T11">C</text:span><text:span text:style-name="T14">ode </text:span><text:span text:style-name="T14">Change</text:span><text:span text:style-name="T11"> </text:span><text:span text:style-name="T11">requires a </text:span><text:span text:style-name="T11">re-</text:span><text:span text:style-name="T14">Compilation</text:span><text:span text:style-name="T11">, only the </text:span><text:span text:style-name="T11">first </text:span><text:span text:style-name="T11">(stronger) </text:span><text:span text:style-name="T11">consequenc</text:span><text:span text:style-name="T11">e is plotted.</text:span></text:p>
            <text:p text:style-name="P4"><text:span text:style-name="T11">To make the </text:span><text:span text:style-name="T14">Properties</text:span><text:span text:style-name="T11">, </text:span><text:span text:style-name="T11">which are </text:span><text:span text:style-name="T11">sometimes </text:span><text:span text:style-name="T11">overshadow</text:span><text:span text:style-name="T11">ed by the </text:span><text:span text:style-name="T11">plain </text:span><text:span text:style-name="T11">functionality, </text:span><text:span text:style-name="T11">visible, they </text:span><text:span text:style-name="T11">are </text:span><text:span text:style-name="T11">illustrated </text:span><text:span text:style-name="T11">along the </text:span><text:span text:style-name="T13">y-</text:span><text:span text:style-name="T13">axis</text:span><text:span text:style-name="T11">. The </text:span><text:span text:style-name="T11">more quality </text:span><text:span text:style-name="T11">attributes </text:span><text:span text:style-name="T11">are </text:span><text:span text:style-name="T11">affected, </text:span><text:span text:style-name="T11">the deeper </text:span><text:span text:style-name="T11">the </text:span><text:span text:style-name="T11">dependency</text:span><text:span text:style-name="T11">.</text:span></text:p>
            <text:p text:style-name="P4"><text:span text:style-name="T11">The </text:span><text:span text:style-name="T13">z-axis</text:span><text:span text:style-name="T11"> </text:span><text:span text:style-name="T11">is for the </text:span><text:span text:style-name="T11">specific </text:span><text:span text:style-name="T11">dependenci</text:span><text:span text:style-name="T11">es between </text:span><text:span text:style-name="T11">modules, </text:span><text:span text:style-name="T11">written as </text:span><text:span text:style-name="T11">A→B, which </text:span><text:span text:style-name="T11">means </text:span><text:span text:style-name="T11">module A </text:span><text:span text:style-name="T11">depends on </text:span><text:span text:style-name="T11">module B. </text:span><text:span text:style-name="T11">The </text:span><text:span text:style-name="T11">undesirable </text:span><text:span text:style-name="T11">case of </text:span><text:span text:style-name="T11">cyclic </text:span><text:span text:style-name="T11">dependence </text:span><text:span text:style-name="T11">is </text:span><text:span text:style-name="T11">highlighted </text:span><text:span text:style-name="T11">by making it </text:span><text:span text:style-name="T11">visible in the </text:span><text:span text:style-name="T11">same </text:span><text:span text:style-name="T11">diagram as </text:span><text:span text:style-name="T11">A←B. </text:span><text:span text:style-name="T11">Sometimes </text:span><text:span text:style-name="T11">multiple </text:span><text:span text:style-name="T11">individual </text:span><text:span text:style-name="T11">dependenci</text:span><text:span text:style-name="T11">es can be </text:span><text:span text:style-name="T11">expressed </text:span><text:span text:style-name="T11">by an </text:span><text:span text:style-name="T11">equivalence </text:span><text:span text:style-name="T11">class </text:span><text:span text:style-name="T11">A→[A]</text:span><text:span text:style-name="T15">R</text:span><text:span text:style-name="T11">, </text:span><text:span text:style-name="T11">which </text:span><text:span text:style-name="T11">represents </text:span><text:span text:style-name="T11">a set of </text:span><text:span text:style-name="T11">modules </text:span><text:span text:style-name="T11">that share a </text:span><text:span text:style-name="T11">special </text:span><text:span text:style-name="T11">property </text:span><text:span text:style-name="T11">with module </text:span><text:span text:style-name="T11">A </text:span><text:span text:style-name="T11">expressed </text:span><text:span text:style-name="T11">via relation </text:span><text:span text:style-name="T11">R. If n </text:span><text:span text:style-name="T11">individual </text:span><text:span text:style-name="T11">dependenci</text:span><text:span text:style-name="T11">es of a </text:span><text:span text:style-name="T11">module can </text:span><text:span text:style-name="T11">be reduced </text:span><text:span text:style-name="T11">to a single </text:span><text:span text:style-name="T11">generic </text:span><text:span text:style-name="T11">equivalence </text:span><text:span text:style-name="T11">class </text:span><text:span text:style-name="T11">dependency</text:span><text:span text:style-name="T11">, it is </text:span><text:span text:style-name="T11">preferable.</text:span></text:p>
          </draw:text-box>
        </draw:frame>
        <draw:custom-shape draw:style-name="gr2" draw:text-style-name="P9" draw:layer="layout" svg:width="1.469cm" svg:height="1.526cm" svg:x="32.389cm" svg:y="23.874cm">
          <text:p text:style-name="P8"><text:span text:style-name="T8">2</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2" presentation:class="page"/>
          <draw:frame presentation:style-name="pr1" draw:text-style-name="P18" draw:layer="layout" svg:width="18.658cm" svg:height="12.572cm" svg:x="1.478cm" svg:y="13.271cm" presentation:class="notes" presentation:placeholder="true">
            <draw:text-box/>
          </draw:frame>
        </presentation:notes>
      </draw:page>
      <draw:page draw:name="page3" draw:style-name="dp1" draw:master-page-name="Title_20_Slide" presentation:presentation-page-layout-name="AL1T1">
        <office:forms form:automatic-focus="false" form:apply-design-mode="false"/>
        <draw:frame draw:name="Subtitle 1" draw:style-name="gr1" draw:text-style-name="P7" draw:layer="layout" svg:width="31.252cm" svg:height="22.225cm" svg:x="1.276cm" svg:y="1.525cm">
          <draw:text-box>
            <text:p text:style-name="P19"><text:span text:style-name="T16">Along the x-Axis</text:span></text:p>
            <text:p text:style-name="P20"><text:span text:style-name="T7"/></text:p>
            <text:list text:style-name="L3">
              <text:list-item>
                <text:p text:style-name="P21"><text:span text:style-name="T17">If it is possible to describe the mechanics at a meta level, using code generation is more efficient than manually writing code with recurring common parts. The </text:span><text:span text:style-name="T18">Model Change</text:span><text:span text:style-name="T17"> step occurs before any additional manual code changes that may be necessary to integrate the generated code. Regarding the dependency depth along the </text:span><text:span text:style-name="T19">y-axis</text:span><text:span text:style-name="T17">, refer to </text:span><text:span text:style-name="T17"><text:a xlink:href="#Folie 15" xlink:type="simple">X2 Code Change</text:a></text:span><text:span text:style-name="T17"><text:s/>as it is still a code change.</text:span></text:p>
              </text:list-item>
              <text:list-item>
                <text:p text:style-name="P21"><text:span text:style-name="T17">Any </text:span><text:span text:style-name="T18">Code Changes</text:span><text:span text:style-name="T17"> are made to provide or improve functionality. When writing code, you must follow paradigms and rules to produce reliable, secure, and performant code. Thoughtful use of resources supports co-existence (compatibility). Modularity facilitates portability and maintainability. Usability can be achieved by adhering to common API and error handling patterns.</text:span></text:p>
              </text:list-item>
              <text:list-item>
                <text:p text:style-name="P21"><text:span text:style-name="T17">When you need to compile against code you depend on, you may directly experience issues related to unreliability, insecurity, and poor performance introduced to your shared </text:span><text:span text:style-name="T18">Compilation</text:span><text:span text:style-name="T17"> unit. The other code should also be considerate of resource usage to ensure co-existence (compatibility). Since all code contributes to one unit, all modules are closely interconnected in terms of portability and maintainability. If you reuse classes as parameters for your own functions, you also rely on their usability, for instance.</text:span></text:p>
              </text:list-item>
              <text:list-item>
                <text:p text:style-name="P21"><text:span text:style-name="T17">When </text:span><text:span text:style-name="T18">Linking</text:span><text:span text:style-name="T17"> another library, you still depend on its functionality and quality; it is just that the code is already compiled. If you do not have to recompile when the other module changes, your interfaces obviously remain stable, so there is no impact on usability.</text:span></text:p>
              </text:list-item>
              <text:list-item>
                <text:p text:style-name="P21"><text:span text:style-name="T17">The </text:span><text:span text:style-name="T18">Runtime Availability</text:span><text:span text:style-name="T17"> means that the program functionality is made available at runtime. This can be in the form of a dynamic library or a server connection. Since a dynamic library runs in the same process context, it behaves similarly to </text:span><text:span text:style-name="T17"><text:a xlink:href="#Folie 7" xlink:type="simple">X4 Linking</text:a></text:span><text:span text:style-name="T17"><text:s/>in terms of reliability, security, performance, and compatibility. The same considerations apply to portability and maintainability, as the dynamic library must be built with a compatible build chain and settings, and it also needs to be considered when replacing dependent modules.</text:span></text:p>
                <text:p text:style-name="P21"><text:span text:style-name="T17">In the case of a server the connection has to be established. Functionality, reliability, security, and performance are influenced by the interface and protocol, as well as the quality of the connection. However, the server is a separate instance in terms of compatibility, portability, and maintainability</text:span></text:p>
              </text:list-item>
              <text:list-item>
                <text:p text:style-name="P21"><text:span text:style-name="T17">Now that all modules are assembled to provide the desired functionality, their reliability (availability), security, performance, and compatibility (co-existence) still depend on cooperativeness and the </text:span><text:span text:style-name="T18">Runtime Conditions</text:span><text:span text:style-name="T17">. Structural attributes such as portability, maintainability, and API usability are addressed in earlier phases.</text:span></text:p>
              </text:list-item>
            </text:list>
          </draw:text-box>
        </draw:frame>
        <draw:custom-shape draw:style-name="gr2" draw:text-style-name="P23" draw:layer="layout" svg:width="1.469cm" svg:height="1.526cm" svg:x="32.389cm" svg:y="23.874cm">
          <text:p text:style-name="P22">X0</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3" presentation:class="page"/>
          <draw:frame presentation:style-name="pr1" draw:text-style-name="P10" draw:layer="layout" svg:width="18.658cm" svg:height="12.572cm" svg:x="1.478cm" svg:y="13.271cm" presentation:class="notes" presentation:placeholder="true">
            <draw:text-box/>
          </draw:frame>
        </presentation:notes>
      </draw:page>
      <draw:page draw:name="page4"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1" draw:end-glue-point="3" svg:d="M2725 21108l14345-14505" svg:viewBox="0 0 14346 14506">
            <text:p/>
          </draw:connector>
          <draw:connector draw:name="Straight Arrow Connector 13" draw:style-name="gr7" draw:text-style-name="P24" draw:layer="layout" draw:type="line" svg:x1="2.718cm" svg:y1="21.104cm" svg:x2="25.196cm" svg:y2="21.125cm" draw:end-shape="id2" svg:d="M2718 21104l22478 21" svg:viewBox="0 0 22479 22">
            <text:p/>
          </draw:connector>
          <draw:custom-shape draw:name="TextBox 21" draw:style-name="gr8" draw:text-style-name="P26" xml:id="id1" draw:id="id1" draw:layer="layout" svg:width="8.174cm" svg:height="1.013cm" svg:x="17.07cm" svg:y="6.097cm">
            <text:p text:style-name="P25"><text:span text:style-name="T20">Quality </text:span><text:span text:style-name="T20">Attributes </text:span><text:span text:style-name="T20">(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9" draw:text-style-name="P28" xml:id="id3" draw:id="id3" draw:layer="layout" svg:width="5.82cm" svg:height="3.299cm" svg:x="2.72cm" svg:y="5.515cm">
            <text:p text:style-name="P27"><text:span text:style-name="T20"/></text:p>
            <text:p text:style-name="P27"><text:span text:style-name="T20"><text:s/></text:span><text:span text:style-name="T20">Dependent </text:span><text:span text:style-name="T20">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0"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1"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2"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3"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4"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5"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6"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7" draw:text-style-name="P32" draw:layer="layout" svg:width="3.844cm" svg:height="0.885cm" svg:x="26.856cm" svg:y="11.233cm">
            <text:p text:style-name="P31"><text:span text:style-name="T22">Maintain</text:span><text:span text:style-name="T22">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8" draw:text-style-name="P28" xml:id="id2" draw:id="id2" draw:layer="layout" svg:width="8.131cm" svg:height="1.775cm" svg:x="25.196cm" svg:y="20.238cm">
            <text:p text:style-name="P27"><text:span text:style-name="T21">Time of First </text:span><text:span text:style-name="T21">Consequences </text:span></text:p>
            <text:p text:style-name="P27"><text:span text:style-name="T21">For X if Y changes </text:span><text:span text:style-name="T21">(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3"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2" draw:layer="layout" svg:width="2.718cm" svg:height="9.259cm" svg:x="0cm" svg:y="10.934cm">
            <draw:text-box>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6">A→M</text:span></text:p>
            </draw:text-box>
          </draw:frame>
        </draw:g>
        <draw:custom-shape draw:style-name="gr34" draw:text-style-name="P43" draw:layer="layout" svg:width="3.846cm" svg:height="3.801cm" svg:x="12.893cm" svg:y="7.11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1.445cm" svg:y="8.55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4" draw:layer="layout" svg:width="3.846cm" svg:height="3.801cm" svg:x="9.98cm" svg:y="10.00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8.546cm" svg:y="11.45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7.087cm" svg:y="12.92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5.653cm" svg:y="14.37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4.208cm" svg:y="15.84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2.742cm" svg:y="17.32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16" draw:style-name="gr36" draw:text-style-name="P46" draw:layer="layout" svg:width="32.753cm" svg:height="3.598cm" svg:x="0.687cm" svg:y="0.708cm">
          <text:p text:style-name="P45"><text:span text:style-name="T27">Module A depends on model M that is used to generate source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1</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4" presentation:class="page"/>
          <draw:frame presentation:style-name="pr2" draw:text-style-name="P10" draw:layer="layout" svg:width="18.658cm" svg:height="12.572cm" svg:x="1.478cm" svg:y="13.271cm" presentation:class="notes" presentation:placeholder="true">
            <draw:text-box/>
          </draw:frame>
        </presentation:notes>
      </draw:page>
      <draw:page draw:name="page5"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4" draw:end-glue-point="3" svg:d="M2725 21108l14345-14505" svg:viewBox="0 0 14346 14506">
            <text:p/>
          </draw:connector>
          <draw:connector draw:name="Straight Arrow Connector 13" draw:style-name="gr7" draw:text-style-name="P24" draw:layer="layout" draw:type="line" svg:x1="2.718cm" svg:y1="21.104cm" svg:x2="25.196cm" svg:y2="21.125cm" draw:end-shape="id5" svg:d="M2718 21104l22478 21" svg:viewBox="0 0 22479 22">
            <text:p/>
          </draw:connector>
          <draw:custom-shape draw:name="TextBox 21" draw:style-name="gr37" draw:text-style-name="P26" xml:id="id4" draw:id="id4"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38" draw:text-style-name="P28" xml:id="id6" draw:id="id6"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39"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40"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41"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42"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43"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44"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45"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46"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7" draw:text-style-name="P28" xml:id="id5" draw:id="id5"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6"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B</text:span></text:p>
            </draw:text-box>
          </draw:frame>
        </draw:g>
        <draw:custom-shape draw:name="Google Shape;179;p 1" draw:style-name="gr48" draw:text-style-name="P49" draw:layer="layout" svg:width="8.076cm" svg:height="1.672cm" svg:x="2.595cm" svg:y="25.7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43" draw:layer="layout" svg:width="3.846cm" svg:height="3.801cm" svg:x="15.321cm" svg:y="7.07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4" draw:layer="layout" svg:width="3.846cm" svg:height="3.801cm" svg:x="13.884cm" svg:y="8.51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4" draw:layer="layout" svg:width="3.846cm" svg:height="3.801cm" svg:x="12.451cm" svg:y="9.97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1.006cm" svg:y="11.4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9.538cm" svg:y="12.89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8.097cm" svg:y="14.36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6.641cm" svg:y="15.82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5.217cm" svg:y="17.27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16" draw:style-name="gr49" draw:text-style-name="P51" draw:layer="layout" svg:width="32.753cm" svg:height="3.598cm" svg:x="0.69cm" svg:y="0.714cm">
          <text:p text:style-name="P50"><text:span text:style-name="T27">Module A depends on module B in such a way that the source code of A has to be changed when B is changed.</text:span></text:p>
          <text:p text:style-name="P50"><text:span text:style-name="T27"/></text:p>
          <text:p text:style-name="P50"><text:span text:style-name="T28">Depending on the definition of what constitutes a module, it is worth questioning whether this division really makes sense or whether A/B is better considered as a single unified component (high cohesion).</text:span></text:p>
          <text:p text:style-name="P50"><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2</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5" presentation:class="page"/>
          <draw:frame presentation:style-name="pr2" draw:text-style-name="P10" draw:layer="layout" svg:width="18.658cm" svg:height="12.572cm" svg:x="1.478cm" svg:y="13.271cm" presentation:class="notes" presentation:placeholder="true">
            <draw:text-box/>
          </draw:frame>
        </presentation:notes>
      </draw:page>
      <draw:page draw:name="page6"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7" draw:end-glue-point="3" svg:d="M2725 21108l14345-14505" svg:viewBox="0 0 14346 14506">
            <text:p/>
          </draw:connector>
          <draw:connector draw:name="Straight Arrow Connector 13" draw:style-name="gr7" draw:text-style-name="P24" draw:layer="layout" draw:type="line" svg:x1="2.718cm" svg:y1="21.104cm" svg:x2="25.196cm" svg:y2="21.125cm" draw:end-shape="id8" svg:d="M2718 21104l22478 21" svg:viewBox="0 0 22479 22">
            <text:p/>
          </draw:connector>
          <draw:custom-shape draw:name="TextBox 21" draw:style-name="gr50" draw:text-style-name="P26" xml:id="id7" draw:id="id7"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51" draw:text-style-name="P28" xml:id="id9" draw:id="id9"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52"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53"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54"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55"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56"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57"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58"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59"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60" draw:text-style-name="P28" xml:id="id8" draw:id="id8"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9"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52"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B</text:span></text:p>
            </draw:text-box>
          </draw:frame>
        </draw:g>
        <draw:custom-shape draw:style-name="gr34" draw:text-style-name="P43" draw:layer="layout" svg:width="3.846cm" svg:height="3.801cm" svg:x="17.74cm" svg:y="7.07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4" draw:layer="layout" svg:width="3.846cm" svg:height="3.801cm" svg:x="16.33cm" svg:y="8.51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4" draw:layer="layout" svg:width="3.846cm" svg:height="3.801cm" svg:x="14.875cm" svg:y="9.97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3.43cm" svg:y="11.4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1.962cm" svg:y="12.89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0.521cm" svg:y="14.36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9.089cm" svg:y="15.82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7.665cm" svg:y="17.27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3" draw:style-name="gr61" draw:text-style-name="P54" draw:layer="layout" svg:width="32.753cm" svg:height="3.598cm" svg:x="0.689cm" svg:y="0.712cm">
          <text:p text:style-name="P53"><text:span text:style-name="T29">Module A depends on module B and has to be recompiled when B changes. </text:span></text:p>
          <text:p text:style-name="P53"><text:span text:style-name="T29"/></text:p>
          <text:p text:style-name="P53"><text:span text:style-name="T30">For example, if B is a C++ template library or defines inline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3</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6" presentation:class="page"/>
          <draw:frame presentation:style-name="pr2" draw:text-style-name="P10" draw:layer="layout" svg:width="18.658cm" svg:height="12.572cm" svg:x="1.478cm" svg:y="13.271cm" presentation:class="notes" presentation:placeholder="true">
            <draw:text-box/>
          </draw:frame>
        </presentation:notes>
      </draw:page>
      <draw:page draw:name="page7"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10" draw:end-glue-point="3" svg:d="M2725 21108l14345-14505" svg:viewBox="0 0 14346 14506">
            <text:p/>
          </draw:connector>
          <draw:connector draw:name="Straight Arrow Connector 13" draw:style-name="gr7" draw:text-style-name="P24" draw:layer="layout" draw:type="line" svg:x1="2.718cm" svg:y1="21.104cm" svg:x2="25.196cm" svg:y2="21.125cm" draw:end-shape="id11" svg:d="M2718 21104l22478 21" svg:viewBox="0 0 22479 22">
            <text:p/>
          </draw:connector>
          <draw:custom-shape draw:name="TextBox 21" draw:style-name="gr62" draw:text-style-name="P26" xml:id="id10" draw:id="id10"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63" draw:text-style-name="P28" xml:id="id12" draw:id="id12"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64"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65"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66"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67"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68"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69"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70"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71"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72" draw:text-style-name="P28" xml:id="id11" draw:id="id11"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12"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B</text:span></text:p>
            </draw:text-box>
          </draw:frame>
        </draw:g>
        <draw:custom-shape draw:style-name="gr35" draw:text-style-name="P44" draw:layer="layout" svg:width="3.846cm" svg:height="3.801cm" svg:x="18.78cm" svg:y="8.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4" draw:layer="layout" svg:width="3.846cm" svg:height="3.801cm" svg:x="17.306cm" svg:y="9.9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5.861cm" svg:y="11.42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4.415cm" svg:y="12.8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2.974cm" svg:y="14.33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1.542cm" svg:y="15.80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3" draw:layer="layout" svg:width="3.846cm" svg:height="3.801cm" svg:x="10.07cm" svg:y="17.2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4" draw:style-name="gr73" draw:text-style-name="P56" draw:layer="layout" svg:width="32.753cm" svg:height="3.598cm" svg:x="0.689cm" svg:y="0.712cm">
          <text:p text:style-name="P55"><text:span text:style-name="T31">Module A depends on module B, which must be statically relinked when B chan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4</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7" presentation:class="page"/>
          <draw:frame presentation:style-name="pr2" draw:text-style-name="P10" draw:layer="layout" svg:width="18.658cm" svg:height="12.572cm" svg:x="1.478cm" svg:y="13.271cm" presentation:class="notes" presentation:placeholder="true">
            <draw:text-box/>
          </draw:frame>
        </presentation:notes>
      </draw:page>
      <draw:page draw:name="page8"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13" draw:end-glue-point="3" svg:d="M2725 21108l14345-14505" svg:viewBox="0 0 14346 14506">
            <text:p/>
          </draw:connector>
          <draw:connector draw:name="Straight Arrow Connector 13" draw:style-name="gr7" draw:text-style-name="P24" draw:layer="layout" draw:type="line" svg:x1="2.718cm" svg:y1="21.104cm" svg:x2="25.196cm" svg:y2="21.125cm" draw:end-shape="id14" svg:d="M2718 21104l22478 21" svg:viewBox="0 0 22479 22">
            <text:p/>
          </draw:connector>
          <draw:custom-shape draw:name="TextBox 21" draw:style-name="gr74" draw:text-style-name="P26" xml:id="id13" draw:id="id13"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75" draw:text-style-name="P28" xml:id="id15" draw:id="id15"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76"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77"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78"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79"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80"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81"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82"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83"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84" draw:text-style-name="P28" xml:id="id14" draw:id="id14"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15"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85" draw:text-style-name="P48" draw:layer="layout" svg:width="2.718cm" svg:height="9.822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1. A→B</text:span></text:p>
              <text:p text:style-name="P47"><text:span text:style-name="T32">2. A→B </text:span></text:p>
            </draw:text-box>
          </draw:frame>
        </draw:g>
        <draw:custom-shape draw:name="Google Shape;380;p 10" draw:style-name="gr86" draw:text-style-name="P57" draw:layer="layout" svg:width="3.844cm" svg:height="3.8cm" svg:x="21.17cm" svg:y="8.553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35" draw:text-style-name="P44" draw:layer="layout" svg:width="3.846cm" svg:height="3.801cm" svg:x="19.717cm" svg:y="9.98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4" draw:layer="layout" svg:width="3.846cm" svg:height="3.801cm" svg:x="18.281cm" svg:y="11.42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7" draw:text-style-name="P43" draw:layer="layout" svg:width="3.846cm" svg:height="3.801cm" svg:x="16.857cm" svg:y="12.8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7" draw:text-style-name="P43" draw:layer="layout" svg:width="3.846cm" svg:height="3.801cm" svg:x="15.393cm" svg:y="14.33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7" draw:text-style-name="P43" draw:layer="layout" svg:width="3.846cm" svg:height="3.801cm" svg:x="13.961cm" svg:y="15.80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7" draw:text-style-name="P43" draw:layer="layout" svg:width="3.846cm" svg:height="3.801cm" svg:x="12.49cm" svg:y="17.2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6" draw:style-name="gr88" draw:text-style-name="P59" draw:layer="layout" svg:width="32.753cm" svg:height="3.598cm" svg:x="0.689cm" svg:y="0.712cm">
          <text:list text:style-name="L2">
            <text:list-item>
              <text:p text:style-name="P58"><text:span text:style-name="T31">Module A depends on module B, which is dynamically linked, so no relinking is required as long as the interface remains stable, but the new shared object (DLL) must be available on the machine.</text:span></text:p>
            </text:list-item>
            <text:list-item>
              <text:p text:style-name="P58"><text:span text:style-name="T31">Module A depends on module B, connected via IPC. No relinking is necessary, but the updated module B, which is expected to reside in a different executable/process, must be available at runtim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5</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8" presentation:class="page"/>
          <draw:frame presentation:style-name="pr2" draw:text-style-name="P10" draw:layer="layout" svg:width="18.658cm" svg:height="12.572cm" svg:x="1.478cm" svg:y="13.271cm" presentation:class="notes" presentation:placeholder="true">
            <draw:text-box/>
          </draw:frame>
        </presentation:notes>
      </draw:page>
      <draw:page draw:name="page9" draw:style-name="dp1" draw:master-page-name="Title_20_Slide" presentation:presentation-page-layout-name="AL2T0">
        <office:forms form:automatic-focus="false" form:apply-design-mode="false"/>
        <draw:connector draw:name="Straight Arrow Connector 6" draw:style-name="gr6" draw:text-style-name="P24" draw:layer="layout" draw:type="line" svg:x1="2.725cm" svg:y1="21.108cm" svg:x2="17.07cm" svg:y2="6.603cm" draw:end-shape="id16" draw:end-glue-point="3" svg:d="M2725 21108l14345-14505" svg:viewBox="0 0 14346 14506">
          <text:p/>
        </draw:connector>
        <draw:connector draw:name="Straight Arrow Connector 13" draw:style-name="gr7" draw:text-style-name="P24" draw:layer="layout" draw:type="line" svg:x1="2.718cm" svg:y1="21.104cm" svg:x2="25.196cm" svg:y2="21.125cm" draw:end-shape="id17" svg:d="M2718 21104l22478 21" svg:viewBox="0 0 22479 22">
          <text:p/>
        </draw:connector>
        <draw:custom-shape draw:name="TextBox 21" draw:style-name="gr89" draw:text-style-name="P26" xml:id="id16" draw:id="id16"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90" draw:text-style-name="P28" xml:id="id18" draw:id="id18"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91"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92"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93"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94"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95"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96"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97"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98"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99" draw:text-style-name="P28" xml:id="id17" draw:id="id17"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18"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100" draw:text-style-name="P48" draw:layer="layout" svg:width="2.766cm" svg:height="10.385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1. A→[A]</text:span><text:span text:style-name="T33">R</text:span></text:p>
            <text:p text:style-name="P47"><text:span text:style-name="T26">2. A→[A]</text:span><text:span text:style-name="T33">S</text:span></text:p>
            <text:p text:style-name="P47"><text:span text:style-name="T26">3. A→[A]</text:span><text:span text:style-name="T33">P</text:span></text:p>
            <text:p text:style-name="P47"><text:span text:style-name="T26">4. A→[A]</text:span><text:span text:style-name="T33">C</text:span></text:p>
          </draw:text-box>
        </draw:frame>
        <draw:custom-shape draw:name="TextBox 2" draw:style-name="gr101"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19" draw:style-name="gr102" draw:text-style-name="P49" draw:layer="layout" svg:width="28.39cm" svg:height="0.961cm" svg:x="2.208cm" svg:y="25.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 5" draw:style-name="gr103" draw:text-style-name="P57" draw:layer="layout" svg:width="3.844cm" svg:height="3.8cm" svg:x="20.716cm" svg:y="11.455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21" draw:style-name="gr103" draw:text-style-name="P57" draw:layer="layout" svg:width="3.844cm" svg:height="3.8cm" svg:x="19.264cm" svg:y="12.905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 1" draw:style-name="gr103" draw:text-style-name="P57" draw:layer="layout" svg:width="3.844cm" svg:height="3.8cm" svg:x="17.834cm" svg:y="14.36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 2" draw:style-name="gr103" draw:text-style-name="P57" draw:layer="layout" svg:width="3.844cm" svg:height="3.8cm" svg:x="16.373cm" svg:y="15.834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7" draw:style-name="gr104" draw:text-style-name="P51" draw:layer="layout" svg:width="32.753cm" svg:height="3.598cm" svg:x="0.689cm" svg:y="0.712cm">
          <text:p text:style-name="P50"><text:span text:style-name="T34">Module A depends on different property groups, e.g.: </text:span></text:p>
          <text:list text:style-name="L2">
            <text:list-item>
              <text:p text:style-name="P61"><text:span text:style-name="T34">[A]</text:span><text:span text:style-name="T35">R</text:span><text:span text:style-name="T34">: All modules running in same thread/process as A so that a fatal error leads to a crash.</text:span></text:p>
            </text:list-item>
            <text:list-item>
              <text:p text:style-name="P61"><text:span text:style-name="T34">[A]</text:span><text:span text:style-name="T35">S</text:span><text:span text:style-name="T34">: All modules running under same user as A.</text:span></text:p>
            </text:list-item>
            <text:list-item>
              <text:p text:style-name="P61"><text:span text:style-name="T34">[A]</text:span><text:span text:style-name="T35">P</text:span><text:span text:style-name="T34">: All modules sharing the same processing unit / cgroups as A.</text:span></text:p>
            </text:list-item>
            <text:list-item>
              <text:p text:style-name="P61"><text:span text:style-name="T34">[A]</text:span><text:span text:style-name="T35">C</text:span><text:span text:style-name="T34">: All modules that can interfere with each other over a shared resource used by A (co-existe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6</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9" presentation:class="page"/>
          <draw:frame presentation:style-name="pr2" draw:text-style-name="P10" draw:layer="layout" svg:width="18.658cm" svg:height="12.572cm" svg:x="1.478cm" svg:y="13.271cm" presentation:class="notes" presentation:placeholder="true">
            <draw:text-box/>
          </draw:frame>
        </presentation:notes>
      </draw:page>
      <draw:page draw:name="page10" draw:style-name="dp1" draw:master-page-name="Title_20_Slide" presentation:presentation-page-layout-name="AL1T1">
        <office:forms form:automatic-focus="false" form:apply-design-mode="false"/>
        <draw:custom-shape draw:style-name="gr2" draw:text-style-name="P23" draw:layer="layout" svg:width="1.469cm" svg:height="1.526cm" svg:x="32.389cm" svg:y="23.874cm">
          <text:p text:style-name="P22">Y0</text:p>
          <draw:enhanced-geometry svg:viewBox="0 0 21600 21600" draw:type="rectangle" draw:enhanced-path="M 0 0 L 21600 0 21600 21600 0 21600 0 0 Z N"/>
        </draw:custom-shape>
        <draw:frame draw:name="Subtitle 4" draw:style-name="gr1" draw:text-style-name="P63" draw:layer="layout" svg:width="31.252cm" svg:height="22.225cm" svg:x="1.275cm" svg:y="1.527cm">
          <draw:text-box>
            <text:p text:style-name="P19"><text:span text:style-name="T36">Along the y-Axis</text:span></text:p>
            <text:p text:style-name="P20"><text:span text:style-name="T37"/></text:p>
            <text:p text:style-name="P21"><text:span text:style-name="T38">Similar to the equivalence classes used in </text:span><text:span text:style-name="T38"><text:a xlink:href="#Folie 9" xlink:type="simple">X6</text:a></text:span><text:span text:style-name="T38">, we can also identify equivalence classes that, in order to fulfill a certain property, result in specific dependencies between modules across different phases of the </text:span><text:span text:style-name="T39">x-axis</text:span><text:span text:style-name="T38">. This type of group dependency among the members of such a class can rapidly become an actual dependency if one group member violates the property rules, much like the specific dependency of a road user on all other road users, which becomes an actual dependence when one driver ignores the right of way, leading to an accident.</text:span></text:p>
            <text:p text:style-name="P21"><text:span text:style-name="T40"/></text:p>
            <text:list text:style-name="L6">
              <text:list-item>
                <text:p text:style-name="P21"><text:span text:style-name="T41">To obtain </text:span><text:span text:style-name="T42">reliable</text:span><text:span text:style-name="T41"> results for a system composed of a set of modules {A</text:span><text:span text:style-name="T43">i</text:span><text:span text:style-name="T41">}, the source code must adhere to specific paradigms and rules, which also apply to those parts linked to the resulting binary. Servers and dynamic libraries on which module A depends must be available at runtime, and the runtime conditions must match the resource requirements.</text:span></text:p>
              </text:list-item>
              <text:list-item>
                <text:p text:style-name="P21"><text:span text:style-name="T40">To ensure a </text:span><text:span text:style-name="T42">secure</text:span><text:span text:style-name="T40"> system composed of a set of modules {A</text:span><text:span text:style-name="T44">i</text:span><text:span text:style-name="T40">}, the source code must adhere to specific rules, which also apply to those parts linked to the resulting binary. Servers and dynamic libraries on which module A depends must be available at runtime, connections must be secure, and the running context must be isolated from parts with a lower security level.</text:span></text:p>
              </text:list-item>
              <text:list-item>
                <text:p text:style-name="P21"><text:span text:style-name="T41">A </text:span><text:span text:style-name="T42">performant</text:span><text:span text:style-name="T41"> system composed of a set of modules {A</text:span><text:span text:style-name="T43">i</text:span><text:span text:style-name="T41">} needs efficient implementation, which also applies to all local libraries and remote contributors. The latter must be available at runtime via a performant connection, and the running context must ensure sufficient resources.</text:span></text:p>
              </text:list-item>
              <text:list-item>
                <text:p text:style-name="P21"><text:span text:style-name="T41">Like a performant system, a </text:span><text:span text:style-name="T42">compatible</text:span><text:span text:style-name="T41"> system has to ensure the reasonable use of shared resources in all phases along the y-axis to make co-existence possible.</text:span></text:p>
              </text:list-item>
              <text:list-item>
                <text:p text:style-name="P21"><text:span text:style-name="T40">­</text:span><text:span text:style-name="T42">Portability</text:span><text:span text:style-name="T40"> considerations are already embedded in decisions related to the programming language and the choice of a compatible build toolchain. Additionally, dynamic libraries must be available in a compatible variant/version, and factors such as endianness must be addressed when communicating remotely. As soon as the system is up and running, portability is obviously guaranteed, runtime conditions have no influence here.</text:span></text:p>
              </text:list-item>
              <text:list-item>
                <text:p text:style-name="P21"><text:span text:style-name="T40">­</text:span><text:span text:style-name="T42">Maintainability</text:span><text:span text:style-name="T40"> goes hand in hand with modularity, i.e., how the system is divided into pieces or modules. This impact spans all phases, from model change to runtime availability of dynamic libraries or remote servers. In general, maintainability must be a part of the initial design; it is not something induced from external factors like runtime conditions.</text:span></text:p>
              </text:list-item>
              <text:list-item>
                <text:p text:style-name="P62"><text:span text:style-name="T45">Changing the API </text:span><text:span text:style-name="T46">usability</text:span><text:span text:style-name="T45"> requires a code change and recompilation; only linking or runtime availability are not sufficient.</text:span></text:p>
              </text:list-item>
            </text:list>
          </draw:text-box>
        </draw:frame>
        <presentation:notes draw:style-name="dp2">
          <draw:page-thumbnail draw:style-name="gr3" draw:layer="layout" svg:width="18.624cm" svg:height="10.476cm" svg:x="1.482cm" svg:y="2.123cm" draw:page-number="10" presentation:class="page"/>
          <draw:frame presentation:style-name="pr1" draw:text-style-name="P10" draw:layer="layout" svg:width="18.658cm" svg:height="12.572cm" svg:x="1.478cm" svg:y="13.271cm" presentation:class="notes" presentation:placeholder="true">
            <draw:text-box/>
          </draw:frame>
        </presentation:notes>
      </draw:page>
      <draw:page draw:name="page11"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19" draw:end-glue-point="3" svg:d="M2725 21108l14345-14505" svg:viewBox="0 0 14346 14506">
            <text:p/>
          </draw:connector>
          <draw:connector draw:name="Straight Arrow Connector 13" draw:style-name="gr7" draw:text-style-name="P24" draw:layer="layout" draw:type="line" svg:x1="2.718cm" svg:y1="21.104cm" svg:x2="25.196cm" svg:y2="21.125cm" draw:end-shape="id20" svg:d="M2718 21104l22478 21" svg:viewBox="0 0 22479 22">
            <text:p/>
          </draw:connector>
          <draw:custom-shape draw:name="TextBox 21" draw:style-name="gr105" draw:text-style-name="P26" xml:id="id19" draw:id="id19"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06" draw:text-style-name="P28" xml:id="id21" draw:id="id21"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07"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08"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09"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10"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11"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12"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13"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14"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15" draw:text-style-name="P28" xml:id="id20" draw:id="id20"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21"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text:span><text:span text:style-name="T33">i</text:span><text:span text:style-name="T26">}→[A</text:span><text:span text:style-name="T33">i</text:span><text:span text:style-name="T26">]</text:span><text:span text:style-name="T33">R</text:span></text:p>
            </draw:text-box>
          </draw:frame>
        </draw:g>
        <draw:custom-shape draw:name="TextBox 12" draw:style-name="gr116"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8" draw:style-name="gr117" draw:text-style-name="P49"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14" draw:style-name="gr118" draw:text-style-name="P64" draw:layer="layout" svg:width="3.844cm" svg:height="3.8cm" svg:x="4.293cm" svg:y="15.84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15" draw:style-name="gr118" draw:text-style-name="P64" draw:layer="layout" svg:width="3.844cm" svg:height="3.8cm" svg:x="6.694cm" svg:y="15.84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4" draw:style-name="gr118" draw:text-style-name="P64" draw:layer="layout" svg:width="3.844cm" svg:height="3.8cm" svg:x="9.129cm" svg:y="15.83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12" draw:style-name="gr118" draw:text-style-name="P64" draw:layer="layout" svg:width="3.844cm" svg:height="3.8cm" svg:x="11.534cm" svg:y="15.83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4" draw:style-name="gr119" draw:text-style-name="P65" draw:layer="layout" svg:width="3.844cm" svg:height="3.8cm" svg:x="13.972cm" svg:y="15.82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17" draw:style-name="gr120" draw:text-style-name="P56" draw:layer="layout" svg:width="32.753cm" svg:height="3.598cm" svg:x="0.689cm" svg:y="0.712cm">
          <text:p text:style-name="P66"><text:span text:style-name="T47">As system defined by all its modules {A</text:span><text:span text:style-name="T48">i</text:span><text:span text:style-name="T47">} depends in terms of reliability on the equivalence classes [A</text:span><text:span text:style-name="T48">i</text:span><text:span text:style-name="T47">]</text:span><text:span text:style-name="T48">R</text:span><text:span text:style-name="T47">, where the relation R describes all modules with mutual influence on </text:span><text:span text:style-name="T49">reliability</text:span><text:span text:style-name="T31">. For example, this includes all modules running in the same thread/process as A</text:span><text:span text:style-name="T50">i</text:span><text:span text:style-name="T31">, where a fatal error in any of them leads to a cr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 9" draw:style-name="gr119" draw:text-style-name="P65" draw:layer="layout" svg:width="3.844cm" svg:height="3.8cm" svg:x="16.373cm" svg:y="15.82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2" draw:text-style-name="P23" draw:layer="layout" svg:width="1.469cm" svg:height="1.526cm" svg:x="32.389cm" svg:y="23.874cm">
          <text:p text:style-name="P22">Y1</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1" presentation:class="page"/>
          <draw:frame presentation:style-name="pr2" draw:text-style-name="P18" draw:layer="layout" svg:width="18.658cm" svg:height="12.572cm" svg:x="1.478cm" svg:y="13.271cm" presentation:class="notes" presentation:placeholder="true">
            <draw:text-box/>
          </draw:frame>
        </presentation:notes>
      </draw:page>
      <draw:page draw:name="page12"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22" draw:end-glue-point="3" svg:d="M2725 21108l14345-14505" svg:viewBox="0 0 14346 14506">
            <text:p/>
          </draw:connector>
          <draw:connector draw:name="Straight Arrow Connector 13" draw:style-name="gr7" draw:text-style-name="P24" draw:layer="layout" draw:type="line" svg:x1="2.718cm" svg:y1="21.104cm" svg:x2="25.196cm" svg:y2="21.125cm" draw:end-shape="id23" svg:d="M2718 21104l22478 21" svg:viewBox="0 0 22479 22">
            <text:p/>
          </draw:connector>
          <draw:custom-shape draw:name="TextBox 21" draw:style-name="gr121" draw:text-style-name="P26" xml:id="id22" draw:id="id22"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22" draw:text-style-name="P28" xml:id="id24" draw:id="id24"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23"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24"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25"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26"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27"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28"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29"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30"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31" draw:text-style-name="P28" xml:id="id23" draw:id="id23"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24"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text:span><text:span text:style-name="T33">i</text:span><text:span text:style-name="T26">}→[A</text:span><text:span text:style-name="T33">i</text:span><text:span text:style-name="T26">]</text:span><text:span text:style-name="T33">S</text:span></text:p>
            </draw:text-box>
          </draw:frame>
        </draw:g>
        <draw:custom-shape draw:name="TextBox 11" draw:style-name="gr132"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7" draw:style-name="gr133" draw:text-style-name="P49"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12" draw:style-name="gr118" draw:text-style-name="P64" draw:layer="layout" svg:width="3.844cm" svg:height="3.8cm" svg:x="5.743cm" svg:y="14.37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13" draw:style-name="gr118" draw:text-style-name="P64" draw:layer="layout" svg:width="3.844cm" svg:height="3.8cm" svg:x="8.144cm" svg:y="14.37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10" draw:style-name="gr118" draw:text-style-name="P64" draw:layer="layout" svg:width="3.844cm" svg:height="3.8cm" svg:x="10.579cm" svg:y="14.36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11" draw:style-name="gr118" draw:text-style-name="P64" draw:layer="layout" svg:width="3.844cm" svg:height="3.8cm" svg:x="12.984cm" svg:y="14.36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7" draw:style-name="gr119" draw:text-style-name="P65" draw:layer="layout" svg:width="3.844cm" svg:height="3.8cm" svg:x="15.422cm" svg:y="14.35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11" draw:style-name="gr134" draw:text-style-name="P68" draw:layer="layout" svg:width="32.753cm" svg:height="3.598cm" svg:x="0.689cm" svg:y="0.712cm">
          <text:p text:style-name="P67"><text:span text:style-name="T47">As system defined by all its modules {A</text:span><text:span text:style-name="T48">i</text:span><text:span text:style-name="T47">} depends in terms of security on the equivalence classes [A</text:span><text:span text:style-name="T48">i</text:span><text:span text:style-name="T47">]</text:span><text:span text:style-name="T48">S</text:span><text:span text:style-name="T47">, where the relation S describes all modules with mutual influence on security. For example, this includes all modules running </text:span><text:span text:style-name="T27">under same user as A</text:span><text:span text:style-name="T51">i</text:span><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 8" draw:style-name="gr119" draw:text-style-name="P65" draw:layer="layout" svg:width="3.844cm" svg:height="3.8cm" svg:x="17.823cm" svg:y="14.35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2" draw:text-style-name="P23" draw:layer="layout" svg:width="1.469cm" svg:height="1.526cm" svg:x="32.389cm" svg:y="23.874cm">
          <text:p text:style-name="P22">Y2</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2" presentation:class="page"/>
          <draw:frame presentation:style-name="pr2" draw:text-style-name="P18" draw:layer="layout" svg:width="18.658cm" svg:height="12.572cm" svg:x="1.478cm" svg:y="13.271cm" presentation:class="notes" presentation:placeholder="true">
            <draw:text-box/>
          </draw:frame>
        </presentation:notes>
      </draw:page>
      <draw:page draw:name="page13"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25" draw:end-glue-point="3" svg:d="M2725 21108l14345-14505" svg:viewBox="0 0 14346 14506">
            <text:p/>
          </draw:connector>
          <draw:connector draw:name="Straight Arrow Connector 13" draw:style-name="gr7" draw:text-style-name="P24" draw:layer="layout" draw:type="line" svg:x1="2.718cm" svg:y1="21.104cm" svg:x2="25.196cm" svg:y2="21.125cm" draw:end-shape="id26" svg:d="M2718 21104l22478 21" svg:viewBox="0 0 22479 22">
            <text:p/>
          </draw:connector>
          <draw:custom-shape draw:name="TextBox 21" draw:style-name="gr135" draw:text-style-name="P26" xml:id="id25" draw:id="id25"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36" draw:text-style-name="P28" xml:id="id27" draw:id="id27"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37"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38"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39"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40"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41"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42"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43"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44"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45" draw:text-style-name="P28" xml:id="id26" draw:id="id26"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27"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text:span><text:span text:style-name="T33">i</text:span><text:span text:style-name="T26">}→[A</text:span><text:span text:style-name="T33">i</text:span><text:span text:style-name="T26">]</text:span><text:span text:style-name="T33">P</text:span></text:p>
            </draw:text-box>
          </draw:frame>
        </draw:g>
        <draw:custom-shape draw:name="TextBox 10" draw:style-name="gr146"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6" draw:style-name="gr147" draw:text-style-name="P49"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10" draw:style-name="gr118" draw:text-style-name="P64" draw:layer="layout" svg:width="3.844cm" svg:height="3.8cm" svg:x="7.193cm" svg:y="12.90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11" draw:style-name="gr118" draw:text-style-name="P64" draw:layer="layout" svg:width="3.844cm" svg:height="3.8cm" svg:x="9.594cm" svg:y="12.90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8" draw:style-name="gr118" draw:text-style-name="P64" draw:layer="layout" svg:width="3.844cm" svg:height="3.8cm" svg:x="12.029cm" svg:y="12.89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9" draw:style-name="gr118" draw:text-style-name="P64" draw:layer="layout" svg:width="3.844cm" svg:height="3.8cm" svg:x="14.434cm" svg:y="12.89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5" draw:style-name="gr119" draw:text-style-name="P65" draw:layer="layout" svg:width="3.844cm" svg:height="3.8cm" svg:x="16.872cm" svg:y="12.88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9" draw:style-name="gr148" draw:text-style-name="P56" draw:layer="layout" svg:width="32.753cm" svg:height="3.598cm" svg:x="0.689cm" svg:y="0.712cm">
          <text:p text:style-name="P58"><text:span text:style-name="T47">As system defined by all its modules {A</text:span><text:span text:style-name="T48">i</text:span><text:span text:style-name="T47">} depends in terms of performance on the equivalence classes [A</text:span><text:span text:style-name="T48">i</text:span><text:span text:style-name="T47">]</text:span><text:span text:style-name="T48">P</text:span><text:span text:style-name="T47">, where the relation P describes all modules with mutual influence on performance. For example, this includes all modules </text:span><text:span text:style-name="T11">sharing the same processing unit / cgroups as A</text:span><text:span text:style-name="T15">i</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 6" draw:style-name="gr119" draw:text-style-name="P65" draw:layer="layout" svg:width="3.844cm" svg:height="3.8cm" svg:x="19.273cm" svg:y="12.88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2" draw:text-style-name="P23" draw:layer="layout" svg:width="1.469cm" svg:height="1.526cm" svg:x="32.389cm" svg:y="23.874cm">
          <text:p text:style-name="P22">Y3</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3" presentation:class="page"/>
          <draw:frame presentation:style-name="pr2" draw:text-style-name="P18" draw:layer="layout" svg:width="18.658cm" svg:height="12.572cm" svg:x="1.478cm" svg:y="13.271cm" presentation:class="notes" presentation:placeholder="true">
            <draw:text-box/>
          </draw:frame>
        </presentation:notes>
      </draw:page>
      <draw:page draw:name="page14"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28" draw:end-glue-point="3" svg:d="M2725 21108l14345-14505" svg:viewBox="0 0 14346 14506">
            <text:p/>
          </draw:connector>
          <draw:connector draw:name="Straight Arrow Connector 13" draw:style-name="gr7" draw:text-style-name="P24" draw:layer="layout" draw:type="line" svg:x1="2.718cm" svg:y1="21.104cm" svg:x2="25.196cm" svg:y2="21.125cm" draw:end-shape="id29" svg:d="M2718 21104l22478 21" svg:viewBox="0 0 22479 22">
            <text:p/>
          </draw:connector>
          <draw:custom-shape draw:name="TextBox 21" draw:style-name="gr149" draw:text-style-name="P26" xml:id="id28" draw:id="id28"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50" draw:text-style-name="P28" xml:id="id30" draw:id="id30"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51"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52"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53"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54"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55"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56"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57"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58"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59" draw:text-style-name="P28" xml:id="id29" draw:id="id29"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30"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text:span><text:span text:style-name="T33">i</text:span><text:span text:style-name="T26">}→[A</text:span><text:span text:style-name="T33">i</text:span><text:span text:style-name="T26">]</text:span><text:span text:style-name="T33">C</text:span></text:p>
            </draw:text-box>
          </draw:frame>
        </draw:g>
        <draw:custom-shape draw:name="TextBox 7" draw:style-name="gr160"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5" draw:style-name="gr161" draw:text-style-name="P49"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4" draw:style-name="gr118" draw:text-style-name="P64" draw:layer="layout" svg:width="3.844cm" svg:height="3.8cm" svg:x="8.603cm" svg:y="11.47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9" draw:style-name="gr118" draw:text-style-name="P64" draw:layer="layout" svg:width="3.844cm" svg:height="3.8cm" svg:x="11.004cm" svg:y="11.47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3" draw:style-name="gr118" draw:text-style-name="P64" draw:layer="layout" svg:width="3.844cm" svg:height="3.8cm" svg:x="13.439cm" svg:y="11.46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7" draw:style-name="gr118" draw:text-style-name="P64" draw:layer="layout" svg:width="3.844cm" svg:height="3.8cm" svg:x="15.844cm" svg:y="11.46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1" draw:style-name="gr119" draw:text-style-name="P65" draw:layer="layout" svg:width="3.844cm" svg:height="3.8cm" svg:x="18.282cm" svg:y="11.45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8" draw:style-name="gr162" draw:text-style-name="P56" draw:layer="layout" svg:width="32.753cm" svg:height="3.598cm" svg:x="0.689cm" svg:y="0.712cm">
          <text:p text:style-name="P58"><text:span text:style-name="T47">As system defined by all its modules {A</text:span><text:span text:style-name="T48">i</text:span><text:span text:style-name="T47">} depends in terms of compatibility on the equivalence classes [A</text:span><text:span text:style-name="T48">i</text:span><text:span text:style-name="T47">]</text:span><text:span text:style-name="T48">C</text:span><text:span text:style-name="T47">, where the relation C describes all modules with mutual influence on compatibility. For example, this includes all modules that can impair each other over a shared resource used by A</text:span><text:span text:style-name="T48">i</text:span><text:span text:style-name="T47"> (co-exist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 3" draw:style-name="gr119" draw:text-style-name="P65" draw:layer="layout" svg:width="3.844cm" svg:height="3.8cm" svg:x="20.683cm" svg:y="11.45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2" draw:text-style-name="P23" draw:layer="layout" svg:width="1.469cm" svg:height="1.526cm" svg:x="32.389cm" svg:y="23.874cm">
          <text:p text:style-name="P22">Y4</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4" presentation:class="page"/>
          <draw:frame presentation:style-name="pr2" draw:text-style-name="P18" draw:layer="layout" svg:width="18.658cm" svg:height="12.572cm" svg:x="1.478cm" svg:y="13.271cm" presentation:class="notes" presentation:placeholder="true">
            <draw:text-box/>
          </draw:frame>
        </presentation:notes>
      </draw:page>
      <draw:page draw:name="page15"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31" draw:end-glue-point="3" svg:d="M2725 21108l14345-14505" svg:viewBox="0 0 14346 14506">
            <text:p/>
          </draw:connector>
          <draw:connector draw:name="Straight Arrow Connector 13" draw:style-name="gr7" draw:text-style-name="P24" draw:layer="layout" draw:type="line" svg:x1="2.718cm" svg:y1="21.104cm" svg:x2="25.196cm" svg:y2="21.125cm" draw:end-shape="id32" svg:d="M2718 21104l22478 21" svg:viewBox="0 0 22479 22">
            <text:p/>
          </draw:connector>
          <draw:custom-shape draw:name="TextBox 21" draw:style-name="gr163" draw:text-style-name="P26" xml:id="id31" draw:id="id31"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64" draw:text-style-name="P28" xml:id="id33" draw:id="id33"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65"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66"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67"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68"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69"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70"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71"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72"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73" draw:text-style-name="P28" xml:id="id32" draw:id="id32"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33"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text:span><text:span text:style-name="T33">i</text:span><text:span text:style-name="T26">}→[A</text:span><text:span text:style-name="T33">i</text:span><text:span text:style-name="T26">]</text:span><text:span text:style-name="T33">P</text:span></text:p>
            </draw:text-box>
          </draw:frame>
        </draw:g>
        <draw:custom-shape draw:name="TextBox 4" draw:style-name="gr174"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3" draw:style-name="gr175" draw:text-style-name="P49"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7" draw:style-name="gr118" draw:text-style-name="P64" draw:layer="layout" svg:width="3.844cm" svg:height="3.8cm" svg:x="10.063cm" svg:y="9.97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8" draw:style-name="gr118" draw:text-style-name="P64" draw:layer="layout" svg:width="3.844cm" svg:height="3.8cm" svg:x="12.464cm" svg:y="9.97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5" draw:style-name="gr118" draw:text-style-name="P64" draw:layer="layout" svg:width="3.844cm" svg:height="3.8cm" svg:x="14.899cm" svg:y="9.96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6" draw:style-name="gr118" draw:text-style-name="P64" draw:layer="layout" svg:width="3.844cm" svg:height="3.8cm" svg:x="17.304cm" svg:y="9.96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2" draw:style-name="gr119" draw:text-style-name="P65" draw:layer="layout" svg:width="3.844cm" svg:height="3.8cm" svg:x="19.742cm" svg:y="9.95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5" draw:style-name="gr176" draw:text-style-name="P68" draw:layer="layout" svg:width="32.753cm" svg:height="3.598cm" svg:x="0.689cm" svg:y="0.712cm">
          <text:p text:style-name="P69"><text:span text:style-name="T52">A system defined by all its modules {A</text:span><text:span text:style-name="T53">i</text:span><text:span text:style-name="T52">} depends in terms of portability on the equivalence classes [A</text:span><text:span text:style-name="T53">i</text:span><text:span text:style-name="T52">]</text:span><text:span text:style-name="T53">P</text:span><text:span text:style-name="T52">, where the relation P describes all modules with mutual influence on portability. For example, this includes all modules programmed with the same programming language and depending on the same or at least compatible build toolchain (which also applies to dynamic libraries). In the case of server connections, both sides have to agree on endianness, for in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Y5</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5" presentation:class="page"/>
          <draw:frame presentation:style-name="pr2" draw:text-style-name="P18" draw:layer="layout" svg:width="18.658cm" svg:height="12.572cm" svg:x="1.478cm" svg:y="13.271cm" presentation:class="notes" presentation:placeholder="true">
            <draw:text-box/>
          </draw:frame>
        </presentation:notes>
      </draw:page>
      <draw:page draw:name="page16" draw:style-name="dp1" draw:master-page-name="Title_20_Slide" presentation:presentation-page-layout-name="AL2T0">
        <office:forms form:automatic-focus="false" form:apply-design-mode="false"/>
        <draw:connector draw:name="Straight Arrow Connector 6" draw:style-name="gr6" draw:text-style-name="P24" draw:layer="layout" draw:type="line" svg:x1="2.725cm" svg:y1="21.108cm" svg:x2="17.07cm" svg:y2="6.603cm" draw:end-shape="id34" draw:end-glue-point="3" svg:d="M2725 21108l14345-14505" svg:viewBox="0 0 14346 14506">
          <text:p/>
        </draw:connector>
        <draw:connector draw:name="Straight Arrow Connector 13" draw:style-name="gr7" draw:text-style-name="P24" draw:layer="layout" draw:type="line" svg:x1="2.718cm" svg:y1="21.104cm" svg:x2="25.196cm" svg:y2="21.125cm" draw:end-shape="id35" svg:d="M2718 21104l22478 21" svg:viewBox="0 0 22479 22">
          <text:p/>
        </draw:connector>
        <draw:custom-shape draw:name="TextBox 21" draw:style-name="gr177" draw:text-style-name="P26" xml:id="id34" draw:id="id34"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78" draw:text-style-name="P28" xml:id="id36" draw:id="id36"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79"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80"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81"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82"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83"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84"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85"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86"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87" draw:text-style-name="P28" xml:id="id35" draw:id="id35"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36"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85" draw:text-style-name="P48" draw:layer="layout" svg:width="3.362cm" svg:height="9.822cm" svg:x="-0.249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text:span><text:span text:style-name="T33">i</text:span><text:span text:style-name="T26">}→[A</text:span><text:span text:style-name="T33">i</text:span><text:span text:style-name="T26">]</text:span><text:span text:style-name="T33">M</text:span></text:p>
          </draw:text-box>
        </draw:frame>
        <draw:custom-shape draw:name="TextBox 6" draw:style-name="gr188"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4" draw:style-name="gr189" draw:text-style-name="P49"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2" draw:style-name="gr118" draw:text-style-name="P64" draw:layer="layout" svg:width="3.844cm" svg:height="3.8cm" svg:x="11.503cm" svg:y="8.54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3" draw:style-name="gr118" draw:text-style-name="P64" draw:layer="layout" svg:width="3.844cm" svg:height="3.8cm" svg:x="13.904cm" svg:y="8.54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1" draw:style-name="gr118" draw:text-style-name="P64" draw:layer="layout" svg:width="3.844cm" svg:height="3.8cm" svg:x="16.339cm" svg:y="8.53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13" draw:style-name="gr118" draw:text-style-name="P64" draw:layer="layout" svg:width="3.844cm" svg:height="3.8cm" svg:x="18.744cm" svg:y="8.53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10" draw:style-name="gr119" draw:text-style-name="P65" draw:layer="layout" svg:width="3.844cm" svg:height="3.8cm" svg:x="21.182cm" svg:y="8.52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10" draw:style-name="gr190" draw:text-style-name="P56" draw:layer="layout" svg:width="32.753cm" svg:height="3.598cm" svg:x="0.689cm" svg:y="0.712cm">
          <text:p text:style-name="P55"><text:span text:style-name="T54">A system defined by all its modules {A</text:span><text:span text:style-name="T55">i</text:span><text:span text:style-name="T54">} depends in terms of maintainability on the equivalence classes [A</text:span><text:span text:style-name="T55">i</text:span><text:span text:style-name="T54">]</text:span><text:span text:style-name="T55">M</text:span><text:span text:style-name="T54">, where the relation M describes all modules with mutual influence on maintainability. For example, this includes all modules that are part of one delivery package and, therefore, need to be aligned in schedule and declaration of external 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71" draw:layer="layout" svg:width="1.469cm" svg:height="1.526cm" svg:x="32.389cm" svg:y="23.874cm">
          <text:p text:style-name="P70"><text:span text:style-name="T56">Y6</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6" presentation:class="page"/>
          <draw:frame presentation:style-name="pr2" draw:text-style-name="P18" draw:layer="layout" svg:width="18.658cm" svg:height="12.572cm" svg:x="1.478cm" svg:y="13.271cm" presentation:class="notes" presentation:placeholder="true">
            <draw:text-box/>
          </draw:frame>
        </presentation:notes>
      </draw:page>
      <draw:page draw:name="page17" draw:style-name="dp1" draw:master-page-name="Title_20_Slide" presentation:presentation-page-layout-name="AL2T0">
        <office:forms form:automatic-focus="false" form:apply-design-mode="false"/>
        <draw:connector draw:name="Straight Arrow Connector 6" draw:style-name="gr6" draw:text-style-name="P24" draw:layer="layout" draw:type="line" svg:x1="2.725cm" svg:y1="21.108cm" svg:x2="17.07cm" svg:y2="6.603cm" draw:end-shape="id37" draw:end-glue-point="3" svg:d="M2725 21108l14345-14505" svg:viewBox="0 0 14346 14506">
          <text:p/>
        </draw:connector>
        <draw:connector draw:name="Straight Arrow Connector 13" draw:style-name="gr7" draw:text-style-name="P24" draw:layer="layout" draw:type="line" svg:x1="2.718cm" svg:y1="21.104cm" svg:x2="25.196cm" svg:y2="21.125cm" draw:end-shape="id38" svg:d="M2718 21104l22478 21" svg:viewBox="0 0 22479 22">
          <text:p/>
        </draw:connector>
        <draw:custom-shape draw:name="TextBox 21" draw:style-name="gr191" draw:text-style-name="P26" xml:id="id37" draw:id="id37"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92" draw:text-style-name="P28" xml:id="id39" draw:id="id39"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93"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94"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5"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96"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97"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98"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99"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00"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01" draw:text-style-name="P28" xml:id="id38" draw:id="id38"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39"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85" draw:text-style-name="P48" draw:layer="layout" svg:width="2.75cm" svg:height="9.822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A</text:span><text:span text:style-name="T33">i</text:span><text:span text:style-name="T26">}→[A</text:span><text:span text:style-name="T33">i</text:span><text:span text:style-name="T26">]</text:span><text:span text:style-name="T33">U</text:span></text:p>
          </draw:text-box>
        </draw:frame>
        <draw:custom-shape draw:name="TextBox 3" draw:style-name="gr202"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2" draw:style-name="gr203" draw:text-style-name="P49"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5" draw:style-name="gr118" draw:text-style-name="P64" draw:layer="layout" svg:width="3.844cm" svg:height="3.8cm" svg:x="12.943cm" svg:y="7.06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6" draw:style-name="gr118" draw:text-style-name="P64" draw:layer="layout" svg:width="3.844cm" svg:height="3.8cm" svg:x="15.344cm" svg:y="7.06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2" draw:style-name="gr118" draw:text-style-name="P64" draw:layer="layout" svg:width="3.844cm" svg:height="3.8cm" svg:x="17.779cm" svg:y="7.05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2" draw:style-name="gr204" draw:text-style-name="P73" draw:layer="layout" svg:width="32.753cm" svg:height="3.598cm" svg:x="0.689cm" svg:y="0.712cm">
          <text:p text:style-name="P72"><text:span text:style-name="T57">A system defined by all its modules {A</text:span><text:span text:style-name="T58">i</text:span><text:span text:style-name="T57">} depends in terms of portability on the equivalence classes [A</text:span><text:span text:style-name="T58">i</text:span><text:span text:style-name="T57">]</text:span><text:span text:style-name="T58">U</text:span><text:span text:style-name="T57">, where the relation U describes all modules with mutual influence on API usability. For example, this includes all modules that provide a portion of a public API to the customer and, therefore, should adhere to a common look, feel and sty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Y7</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7" presentation:class="page"/>
          <draw:frame presentation:style-name="pr2" draw:text-style-name="P18" draw:layer="layout" svg:width="18.658cm" svg:height="12.572cm" svg:x="1.478cm" svg:y="13.271cm" presentation:class="notes" presentation:placeholder="true">
            <draw:text-box/>
          </draw:frame>
        </presentation:notes>
      </draw:page>
      <draw:page draw:name="page18" draw:style-name="dp1" draw:master-page-name="Title_20_Slide" presentation:presentation-page-layout-name="AL1T1">
        <office:forms form:automatic-focus="false" form:apply-design-mode="false"/>
        <draw:custom-shape draw:style-name="gr2" draw:text-style-name="P23" draw:layer="layout" svg:width="1.469cm" svg:height="1.526cm" svg:x="32.389cm" svg:y="23.874cm">
          <text:p text:style-name="P22">Z0</text:p>
          <draw:enhanced-geometry svg:viewBox="0 0 21600 21600" draw:type="rectangle" draw:enhanced-path="M 0 0 L 21600 0 21600 21600 0 21600 0 0 Z N"/>
        </draw:custom-shape>
        <draw:frame draw:name="Subtitle 3" draw:style-name="gr1" draw:text-style-name="P7" draw:layer="layout" svg:width="31.252cm" svg:height="22.225cm" svg:x="1.275cm" svg:y="1.526cm">
          <draw:text-box>
            <text:p text:style-name="P19"><text:span text:style-name="T16">The z-Axis</text:span></text:p>
            <text:p text:style-name="P20"><text:span text:style-name="T7"/></text:p>
            <text:list text:style-name="L7">
              <text:list-item>
                <text:p text:style-name="P21"><text:span text:style-name="T17">Along the z-axis, the dependencies between different modules are listed. Since the 2D projection used in this article can quickly become overloaded and confusing when compared to a genuine 3D illustration, it does not make sense to display more than three layers in a single diagram. While this may be insufficient to depict all dependencies of a system, it is adequate when focusing on a specific aspect of one module.</text:span></text:p>
                <text:p text:style-name="P21"><text:span text:style-name="T17">Special attention should be given to </text:span><text:span text:style-name="T18">Permitted Changes</text:span><text:span text:style-name="T17"> to ensure that a change does not introduce new unwanted dependencies or undesirable </text:span><text:span text:style-name="T18">Cyclic Dependencies</text:span><text:span text:style-name="T17">. Monitoring can be based on the foremost vertical pane that represents </text:span><text:span text:style-name="T19">Functional Suitability</text:span><text:span text:style-name="T17">, as dependencies are initially introduced due to functional needs.</text:span></text:p>
              </text:list-item>
            </text:list>
          </draw:text-box>
        </draw:frame>
        <presentation:notes draw:style-name="dp2">
          <draw:page-thumbnail draw:style-name="gr3" draw:layer="layout" svg:width="18.624cm" svg:height="10.476cm" svg:x="1.482cm" svg:y="2.123cm" draw:page-number="18" presentation:class="page"/>
          <draw:frame presentation:style-name="pr1" draw:text-style-name="P10" draw:layer="layout" svg:width="18.658cm" svg:height="12.572cm" svg:x="1.478cm" svg:y="13.271cm" presentation:class="notes" presentation:placeholder="true">
            <draw:text-box/>
          </draw:frame>
        </presentation:notes>
      </draw:page>
      <draw:page draw:name="page19"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40" draw:end-glue-point="3" svg:d="M2725 21108l14345-14505" svg:viewBox="0 0 14346 14506">
            <text:p/>
          </draw:connector>
          <draw:connector draw:name="Straight Arrow Connector 13" draw:style-name="gr7" draw:text-style-name="P24" draw:layer="layout" draw:type="line" svg:x1="2.718cm" svg:y1="21.104cm" svg:x2="25.196cm" svg:y2="21.125cm" draw:end-shape="id41" svg:d="M2718 21104l22478 21" svg:viewBox="0 0 22479 22">
            <text:p/>
          </draw:connector>
          <draw:custom-shape draw:name="TextBox 21" draw:style-name="gr205" draw:text-style-name="P26" xml:id="id40" draw:id="id40"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06" draw:text-style-name="P28" xml:id="id42" draw:id="id42"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07"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08"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09"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210"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211"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12"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13"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14"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15" draw:text-style-name="P28" xml:id="id41" draw:id="id41"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42"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59"/></text:p>
              <text:p text:style-name="P47"><text:span text:style-name="T59">A←B</text:span></text:p>
              <text:p text:style-name="P47"><text:span text:style-name="T59"/></text:p>
              <text:p text:style-name="P47"><text:span text:style-name="T59"/></text:p>
              <text:p text:style-name="P47"><text:span text:style-name="T59"/></text:p>
              <text:p text:style-name="P47"><text:span text:style-name="T60">B→C</text:span></text:p>
              <text:p text:style-name="P47"><text:span text:style-name="T25"/></text:p>
              <text:p text:style-name="P47"><text:span text:style-name="T25"/></text:p>
              <text:p text:style-name="P47"><text:span text:style-name="T25"/></text:p>
              <text:p text:style-name="P47"><text:span text:style-name="T26">A→B</text:span></text:p>
            </draw:text-box>
          </draw:frame>
        </draw:g>
        <draw:custom-shape draw:name="Google Shape;136;p 2" draw:style-name="gr216" draw:text-style-name="P49" draw:layer="layout" svg:width="10.503cm" svg:height="1.672cm" svg:x="2.586cm" svg:y="26.6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4;p 6" draw:style-name="gr118" draw:text-style-name="P64" draw:layer="layout" svg:width="3.844cm" svg:height="3.8cm" svg:x="2.783cm" svg:y="17.2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7" draw:style-name="gr118" draw:text-style-name="P64" draw:layer="layout" svg:width="3.844cm" svg:height="3.8cm" svg:x="5.221cm" svg:y="17.265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8" draw:style-name="gr118" draw:text-style-name="P64" draw:layer="layout" svg:width="3.844cm" svg:height="3.8cm" svg:x="7.661cm" svg:y="17.273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9" draw:style-name="gr118" draw:text-style-name="P64" draw:layer="layout" svg:width="3.844cm" svg:height="3.8cm" svg:x="10.083cm" svg:y="17.26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0" draw:style-name="gr217" draw:text-style-name="P74" draw:layer="layout" svg:width="3.844cm" svg:height="3.8cm" svg:x="2.784cm" svg:y="14.88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1" draw:style-name="gr218" draw:text-style-name="P74" draw:layer="layout" svg:width="3.845cm" svg:height="3.8cm" svg:x="5.221cm" svg:y="14.88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2" draw:style-name="gr217" draw:text-style-name="P74" draw:layer="layout" svg:width="3.844cm" svg:height="3.8cm" svg:x="7.651cm" svg:y="14.889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3" draw:style-name="gr217" draw:text-style-name="P74" draw:layer="layout" svg:width="3.844cm" svg:height="3.8cm" svg:x="10.074cm" svg:y="14.884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4" draw:style-name="gr219" draw:text-style-name="P64" draw:layer="layout" svg:width="3.845cm" svg:height="3.8cm" svg:x="12.515cm" svg:y="17.269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5" draw:style-name="gr217" draw:text-style-name="P74" draw:layer="layout" svg:width="3.844cm" svg:height="3.8cm" svg:x="12.512cm" svg:y="14.89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12" draw:style-name="gr220" draw:text-style-name="P68" draw:layer="layout" svg:width="32.753cm" svg:height="3.598cm" svg:x="0.689cm" svg:y="0.712cm">
          <text:p text:style-name="P69"><text:span text:style-name="T61">If you change module B, on which module A depends (A→B) …</text:span></text:p>
          <text:p text:style-name="P69"><text:span text:style-name="T61">… </text:span><text:span text:style-name="T61">be careful that no new (unwanted) dependency to module C is added (B→C).</text:span></text:p>
          <text:p text:style-name="P69"><text:span text:style-name="T61">… </text:span><text:span text:style-name="T61">avoid introducing a cyclic build-time dependency from B to A (A←B). However, A can play ping-pong with a remote server D if you like.</text:span></text:p>
          <text:p text:style-name="P69"><text:span text:style-name="T6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Z1</text:p>
          <draw:enhanced-geometry svg:viewBox="0 0 21600 21600" draw:type="rectangle" draw:enhanced-path="M 0 0 L 21600 0 21600 21600 0 21600 0 0 Z N"/>
        </draw:custom-shape>
        <draw:custom-shape draw:name="Google Shape;494;p 16" draw:style-name="gr221" draw:text-style-name="P75" draw:layer="layout" svg:width="3.844cm" svg:height="3.8cm" svg:x="2.784cm" svg:y="12.51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7" draw:style-name="gr222" draw:text-style-name="P75" draw:layer="layout" svg:width="3.845cm" svg:height="3.8cm" svg:x="5.221cm" svg:y="12.50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8" draw:style-name="gr221" draw:text-style-name="P75" draw:layer="layout" svg:width="3.844cm" svg:height="3.8cm" svg:x="7.651cm" svg:y="12.514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23" draw:style-name="gr221" draw:text-style-name="P75" draw:layer="layout" svg:width="3.844cm" svg:height="3.8cm" svg:x="10.074cm" svg:y="12.509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presentation:notes draw:style-name="dp2">
          <draw:page-thumbnail draw:style-name="gr3" draw:layer="layout" svg:width="18.624cm" svg:height="10.476cm" svg:x="1.482cm" svg:y="2.123cm" draw:page-number="19" presentation:class="page"/>
          <draw:frame presentation:style-name="pr2" draw:text-style-name="P18" draw:layer="layout" svg:width="18.658cm" svg:height="12.572cm" svg:x="1.478cm" svg:y="13.271cm" presentation:class="notes" presentation:placeholder="true">
            <draw:text-box/>
          </draw:frame>
        </presentation:notes>
      </draw:page>
      <draw:page draw:name="page20" draw:style-name="dp1" draw:master-page-name="Title_20_Slide" presentation:presentation-page-layout-name="AL1T1">
        <office:forms form:automatic-focus="false" form:apply-design-mode="false"/>
        <draw:custom-shape draw:style-name="gr2" draw:text-style-name="P23" draw:layer="layout" svg:width="1.469cm" svg:height="1.526cm" svg:x="32.389cm" svg:y="23.874cm">
          <text:p text:style-name="P22">P0</text:p>
          <draw:enhanced-geometry svg:viewBox="0 0 21600 21600" draw:type="rectangle" draw:enhanced-path="M 0 0 L 21600 0 21600 21600 0 21600 0 0 Z N"/>
        </draw:custom-shape>
        <draw:frame draw:name="Subtitle 8" draw:style-name="gr1" draw:text-style-name="P79" draw:layer="layout" svg:width="31.252cm" svg:height="22.225cm" svg:x="1.275cm" svg:y="1.527cm">
          <draw:text-box>
            <text:p text:style-name="P76"><text:span text:style-name="T36">The Puzzles</text:span></text:p>
            <text:p text:style-name="P77"><text:span text:style-name="T11"/></text:p>
            <text:p text:style-name="P77"><text:span text:style-name="T3">The puzzles like defined by Jimmy Koppel in his article ‘</text:span><text:span text:style-name="T2">How an Ancient Philosophy Problem Explains Software Dependence’, for details refer to</text:span><text:span text:style-name="T3"> [</text:span><text:span text:style-name="T3"><text:a xlink:href="#Subtitle 5" xlink:type="simple">Koppel22</text:a></text:span><text:span text:style-name="T3">].</text:span></text:p>
            <text:list text:style-name="L9">
              <text:list-header>
                <text:p text:style-name="P78"><text:span text:style-name="T62"/></text:p>
              </text:list-header>
              <text:list-item>
                <text:p text:style-name="P78"><text:span text:style-name="T63">­The Inversion Puzzle</text:span><text:span text:style-name="T62">: Does Dependency Inversion truly eliminate dependencies? Well, there is a reason why it is called inversion, see </text:span><text:span text:style-name="T62"><text:a xlink:href="#Folie 21" xlink:type="simple">P1a</text:a></text:span><text:span text:style-name="T62"><text:s/>and </text:span><text:span text:style-name="T62"><text:a xlink:href="#Folie 22" xlink:type="simple">P1b</text:a></text:span><text:span text:style-name="T62">.</text:span></text:p>
              </text:list-item>
              <text:list-item>
                <text:p text:style-name="P78"><text:span text:style-name="T62">­</text:span><text:span text:style-name="T63">The Framework Puzzle</text:span><text:span text:style-name="T62">: Does a Round-Robin Scheduler have dependencies on the tasks it invokes? At least that task has to exist, see </text:span><text:span text:style-name="T62"><text:a xlink:href="#Folie 23" xlink:type="simple">P2</text:a></text:span><text:span text:style-name="T62">.</text:span></text:p>
              </text:list-item>
              <text:list-item>
                <text:p text:style-name="P78"><text:span text:style-name="T62">­</text:span><text:span text:style-name="T63">The Shared Format Puzzle</text:span><text:span text:style-name="T62">: If W writes a file and R reads it, both are coupled due to the shared format. But which module depends on the other? Do not tear apart what belongs together, see </text:span><text:span text:style-name="T62"><text:a xlink:href="#Folie 24" xlink:type="simple">P3</text:a></text:span><text:span text:style-name="T62">.</text:span></text:p>
              </text:list-item>
              <text:list-item>
                <text:p text:style-name="P78"><text:span text:style-name="T62">­</text:span><text:span text:style-name="T63">The Fallback Puzzle</text:span><text:span text:style-name="T62">: When A uses B but falls back to C in the event of B's failure, does A still depend on B? Dependencies cannot only exist on specific modules but also on groups (sets and equivalence classes) of modules, see </text:span><text:span text:style-name="T62"><text:a xlink:href="#Folie 25" xlink:type="simple">P4.1</text:a></text:span><text:span text:style-name="T62">.</text:span></text:p>
              </text:list-item>
              <text:list-item>
                <text:p text:style-name="P78"><text:span text:style-name="T62">­</text:span><text:span text:style-name="T63">The Majority Puzzle</text:span><text:span text:style-name="T62">: How does dependency work in the case of m-out-of-n redundancy? Same answer as for The Fallback Puzzle, see </text:span><text:span text:style-name="T62"><text:a xlink:href="#Folie 25" xlink:type="simple">P4.2</text:a></text:span><text:span text:style-name="T62">.</text:span></text:p>
              </text:list-item>
              <text:list-item>
                <text:p text:style-name="P78"><text:span text:style-name="T62">­</text:span><text:span text:style-name="T63">The Higher-Order Puzzle</text:span><text:span text:style-name="T62">: Do hash tables and other library classes depend on their callers? Dependency Inversion again, refer see </text:span><text:span text:style-name="T62"><text:a xlink:href="#Folie 22" xlink:type="simple">P1b</text:a></text:span><text:span text:style-name="T62">.</text:span></text:p>
              </text:list-item>
              <text:list-item>
                <text:p text:style-name="P78"><text:span text:style-name="T62">­</text:span><text:span text:style-name="T63">The Crash Puzzle</text:span><text:span text:style-name="T62">: In principle, each module of a program can crash it. Does this imply that each module depends on every other module? Already discussed in </text:span><text:span text:style-name="T62"><text:a xlink:href="#Folie 9" xlink:type="simple">X6.1</text:a></text:span><text:span text:style-name="T62">.</text:span></text:p>
              </text:list-item>
              <text:list-item>
                <text:p text:style-name="P78"><text:span text:style-name="T62">­</text:span><text:span text:style-name="T63">The Self-Cycle Puzzle</text:span><text:span text:style-name="T62">: How to deal with cyclic dependencies and self-dependencies? Refer to </text:span><text:span text:style-name="T62"><text:a xlink:href="#Folie 19" xlink:type="simple">Z1</text:a></text:span><text:span text:style-name="T62">.</text:span></text:p>
              </text:list-item>
              <text:list-item>
                <text:p text:style-name="P78"><text:span text:style-name="T62">­</text:span><text:span text:style-name="T63">The Frame Puzzle</text:span><text:span text:style-name="T62">: If A does not depend on B, does a change to B affect A? What if that change introduces a dependency on A? Refer to </text:span><text:span text:style-name="T62"><text:a xlink:href="#Folie 19" xlink:type="simple">Z1</text:a></text:span><text:span text:style-name="T62">.</text:span></text:p>
                <text:p text:style-name="P21"><text:span text:style-name="T64"/></text:p>
              </text:list-item>
            </text:list>
          </draw:text-box>
        </draw:frame>
        <presentation:notes draw:style-name="dp2">
          <draw:page-thumbnail draw:style-name="gr3" draw:layer="layout" svg:width="18.624cm" svg:height="10.476cm" svg:x="1.482cm" svg:y="2.123cm" draw:page-number="20" presentation:class="page"/>
          <draw:frame presentation:style-name="pr1" draw:text-style-name="P10" draw:layer="layout" svg:width="18.658cm" svg:height="12.572cm" svg:x="1.478cm" svg:y="13.271cm" presentation:class="notes" presentation:placeholder="true">
            <draw:text-box/>
          </draw:frame>
        </presentation:notes>
      </draw:page>
      <draw:page draw:name="page21"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43" draw:end-glue-point="3" svg:d="M2725 21108l14345-14505" svg:viewBox="0 0 14346 14506">
            <text:p/>
          </draw:connector>
          <draw:connector draw:name="Straight Arrow Connector 13" draw:style-name="gr7" draw:text-style-name="P24" draw:layer="layout" draw:type="line" svg:x1="2.718cm" svg:y1="21.104cm" svg:x2="25.196cm" svg:y2="21.125cm" draw:end-shape="id44" svg:d="M2718 21104l22478 21" svg:viewBox="0 0 22479 22">
            <text:p/>
          </draw:connector>
          <draw:custom-shape draw:name="TextBox 21" draw:style-name="gr223" draw:text-style-name="P81" xml:id="id43" draw:id="id43" draw:layer="layout" svg:width="8.174cm" svg:height="1.013cm" svg:x="17.07cm" svg:y="6.097cm">
            <text:p text:style-name="P80"><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24" draw:text-style-name="P83" xml:id="id45" draw:id="id45" draw:layer="layout" svg:width="5.82cm" svg:height="3.299cm" svg:x="2.72cm" svg:y="5.515cm">
            <text:p text:style-name="P82"><text:span text:style-name="T20"/></text:p>
            <text:p text:style-name="P82"><text:span text:style-name="T20"><text:s/></text:span><text:span text:style-name="T20">Dependent Modules</text:span></text:p>
            <text:p text:style-name="P82"><text:span text:style-name="T20"><text:s/></text:span><text:span text:style-name="T20">X→Y</text:span></text:p>
            <text:p text:style-name="P8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25" draw:text-style-name="P85" draw:layer="layout" svg:width="3.671cm" svg:height="0.885cm" svg:x="18.348cm" svg:y="19.932cm">
            <text:p text:style-name="P84"><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26" draw:text-style-name="P87" draw:layer="layout" svg:width="5.258cm" svg:height="0.885cm" svg:x="22.501cm" svg:y="15.612cm">
            <text:p text:style-name="P86"><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27" draw:text-style-name="P87" draw:layer="layout" svg:width="2.539cm" svg:height="0.885cm" svg:x="28.271cm" svg:y="9.797cm">
            <text:p text:style-name="P86"><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228" draw:text-style-name="P87" draw:layer="layout" svg:width="3.811cm" svg:height="0.885cm" svg:x="25.44cm" svg:y="12.718cm">
            <text:p text:style-name="P86"><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229" draw:text-style-name="P87" draw:layer="layout" svg:width="3.31cm" svg:height="0.885cm" svg:x="19.701cm" svg:y="18.535cm">
            <text:p text:style-name="P86"><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30" draw:text-style-name="P87" draw:layer="layout" svg:width="3.085cm" svg:height="0.885cm" svg:x="21.083cm" svg:y="17.146cm">
            <text:p text:style-name="P86"><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31" draw:text-style-name="P87" draw:layer="layout" svg:width="4.622cm" svg:height="0.885cm" svg:x="24.062cm" svg:y="14.157cm">
            <text:p text:style-name="P86"><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32" draw:text-style-name="P87" draw:layer="layout" svg:width="3.844cm" svg:height="0.885cm" svg:x="26.856cm" svg:y="11.233cm">
            <text:p text:style-name="P86"><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33" draw:text-style-name="P83" xml:id="id44" draw:id="id44" draw:layer="layout" svg:width="8.131cm" svg:height="1.775cm" svg:x="25.196cm" svg:y="20.238cm">
            <text:p text:style-name="P82"><text:span text:style-name="T21">Time of First Consequences </text:span></text:p>
            <text:p text:style-name="P82"><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4" draw:text-style-name="P34" draw:layer="layout" svg:width="4.008cm" svg:height="2.015cm" draw:transform="rotate (1.5707963267949) translate (3.355cm 25.121cm)">
            <draw:text-box>
              <text:p text:style-name="P33"><text:span text:style-name="T23">Model Change</text:span></text:p>
              <text:p text:style-name="P33"><text:span text:style-name="T23">(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35"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36"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7"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3">Compilation</text:span></text:p>
            </draw:text-box>
          </draw:frame>
          <draw:frame draw:style-name="gr25" draw:text-style-name="P38" draw:layer="layout" svg:width="3.485cm" svg:height="1.599cm" draw:transform="rotate (1.5707963267949) translate (13.007cm 24.628cm)">
            <draw:text-box>
              <text:p text:style-name="P35"><text:span text:style-name="T65">Runtime</text:span></text:p>
              <text:p text:style-name="P35"><text:span text:style-name="T65">Availability</text:span></text:p>
            </draw:text-box>
          </draw:frame>
          <draw:frame draw:style-name="gr26" draw:text-style-name="P38" draw:layer="layout" svg:width="3.94cm" svg:height="1.599cm" draw:transform="rotate (1.5707963267949) translate (15.452cm 25.051cm)">
            <draw:text-box>
              <text:p text:style-name="P35"><text:span text:style-name="T65">Runtime</text:span></text:p>
              <text:p text:style-name="P35"><text:span text:style-name="T65">Conditions</text:span></text:p>
            </draw:text-box>
          </draw:frame>
          <draw:connector draw:name="Straight Arrow Connector 1" draw:style-name="gr7" draw:text-style-name="P24" draw:layer="layout" draw:type="line" svg:x1="2.719cm" svg:y1="21.104cm" svg:x2="2.72cm" svg:y2="7.164cm" draw:end-shape="id45" svg:d="M2719 21104l1-13940" svg:viewBox="0 0 2 13941">
            <text:p/>
          </draw:connector>
          <draw:custom-shape draw:name="Parallelogram 1" draw:style-name="gr238"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39"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40"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241"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242"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243" draw:text-style-name="P88" draw:layer="layout" svg:width="2.718cm" svg:height="10.283cm" svg:x="0cm" svg:y="10.934cm">
            <draw:text-box>
              <text:p text:style-name="P22"><text:span text:style-name="T66"/></text:p>
              <text:p text:style-name="P22"><text:span text:style-name="T66"/></text:p>
              <text:p text:style-name="P22"><text:span text:style-name="T66"/></text:p>
              <text:p text:style-name="P22"><text:span text:style-name="T66"/></text:p>
              <text:p text:style-name="P22"><text:span text:style-name="T66"/></text:p>
              <text:p text:style-name="P22"><text:span text:style-name="T66"/></text:p>
              <text:p text:style-name="P22"><text:span text:style-name="T66">A→B</text:span><text:span text:style-name="T67">n </text:span></text:p>
              <text:p text:style-name="P22"><text:span text:style-name="T66">A→B</text:span><text:span text:style-name="T67">…</text:span><text:span text:style-name="T66"> </text:span></text:p>
              <text:p text:style-name="P22"><text:span text:style-name="T66"/></text:p>
              <text:p text:style-name="P22"><text:span text:style-name="T66"/></text:p>
              <text:p text:style-name="P22"><text:span text:style-name="T66"/></text:p>
              <text:p text:style-name="P22"><text:span text:style-name="T66">A→B</text:span><text:span text:style-name="T67">2 </text:span></text:p>
              <text:p text:style-name="P22"><text:span text:style-name="T66"/></text:p>
              <text:p text:style-name="P22"><text:span text:style-name="T66"/></text:p>
              <text:p text:style-name="P22"><text:span text:style-name="T66"/></text:p>
              <text:p text:style-name="P22"><text:span text:style-name="T66">A→B</text:span><text:span text:style-name="T67">1 </text:span></text:p>
            </draw:text-box>
          </draw:frame>
        </draw:g>
        <draw:custom-shape draw:style-name="gr244" draw:text-style-name="P89" draw:layer="layout" svg:width="3.845cm" svg:height="3.801cm" svg:x="17.753cm" svg:y="7.10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4" draw:text-style-name="P89" draw:layer="layout" svg:width="3.845cm" svg:height="3.801cm" svg:x="16.333cm" svg:y="8.51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4" draw:text-style-name="P89" draw:layer="layout" svg:width="3.845cm" svg:height="3.801cm" svg:x="14.877cm" svg:y="9.97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5" draw:text-style-name="P90" draw:layer="layout" svg:width="3.845cm" svg:height="3.801cm" svg:x="13.432cm" svg:y="11.4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5" draw:text-style-name="P90" draw:layer="layout" svg:width="3.845cm" svg:height="3.801cm" svg:x="11.986cm" svg:y="12.89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5" draw:text-style-name="P90" draw:layer="layout" svg:width="3.845cm" svg:height="3.801cm" svg:x="10.545cm" svg:y="14.36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5" draw:text-style-name="P90" draw:layer="layout" svg:width="3.845cm" svg:height="3.801cm" svg:x="9.113cm" svg:y="15.82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5" draw:text-style-name="P90" draw:layer="layout" svg:width="3.845cm" svg:height="3.801cm" svg:x="7.688cm" svg:y="17.27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TextBox 5" draw:style-name="gr246"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1" draw:style-name="gr247" draw:text-style-name="P49" draw:layer="layout" svg:width="24.536cm" svg:height="0.961cm" svg:x="2.358cm" svg:y="25.6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8" draw:text-style-name="P91" draw:layer="layout" svg:width="3.846cm" svg:height="3.801cm" svg:x="17.752cm" svg:y="4.65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8" draw:text-style-name="P91" draw:layer="layout" svg:width="3.846cm" svg:height="3.801cm" svg:x="16.333cm" svg:y="6.06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8" draw:text-style-name="P91" draw:layer="layout" svg:width="3.846cm" svg:height="3.801cm" svg:x="14.877cm" svg:y="7.52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2" draw:layer="layout" svg:width="3.846cm" svg:height="3.801cm" svg:x="13.432cm" svg:y="8.98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2" draw:layer="layout" svg:width="3.846cm" svg:height="3.801cm" svg:x="11.985cm" svg:y="10.4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2" draw:layer="layout" svg:width="3.846cm" svg:height="3.801cm" svg:x="10.545cm" svg:y="11.91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2" draw:layer="layout" svg:width="3.846cm" svg:height="3.801cm" svg:x="9.113cm" svg:y="13.37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2" draw:layer="layout" svg:width="3.846cm" svg:height="3.801cm" svg:x="7.689cm" svg:y="14.82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23" draw:layer="layout" svg:width="1.469cm" svg:height="1.526cm" svg:x="32.389cm" svg:y="23.874cm">
          <text:p text:style-name="P22"><text:span text:style-name="T23">P1a</text:span></text:p>
          <draw:enhanced-geometry svg:viewBox="0 0 21600 21600" draw:type="rectangle" draw:enhanced-path="M 0 0 L 21600 0 21600 21600 0 21600 0 0 Z N"/>
        </draw:custom-shape>
        <draw:custom-shape draw:style-name="gr248" draw:text-style-name="P91" draw:layer="layout" svg:width="3.846cm" svg:height="3.801cm" svg:x="17.752cm" svg:y="1.86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8" draw:text-style-name="P91" draw:layer="layout" svg:width="3.846cm" svg:height="3.801cm" svg:x="16.333cm" svg:y="3.27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8" draw:text-style-name="P91" draw:layer="layout" svg:width="3.846cm" svg:height="3.801cm" svg:x="14.877cm" svg:y="4.73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2" draw:layer="layout" svg:width="3.846cm" svg:height="3.801cm" svg:x="13.432cm" svg:y="6.19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2" draw:layer="layout" svg:width="3.846cm" svg:height="3.801cm" svg:x="11.985cm" svg:y="7.6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2" draw:layer="layout" svg:width="3.846cm" svg:height="3.801cm" svg:x="10.545cm" svg:y="9.12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2" draw:layer="layout" svg:width="3.846cm" svg:height="3.801cm" svg:x="9.113cm" svg:y="10.58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2" draw:layer="layout" svg:width="3.846cm" svg:height="3.801cm" svg:x="7.689cm" svg:y="12.03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13" draw:style-name="gr250" draw:text-style-name="P56" draw:layer="layout" svg:width="32.753cm" svg:height="3.598cm" svg:x="0.689cm" svg:y="0.712cm">
          <text:p text:style-name="P55"><text:span text:style-name="T27">Dependency Inversion I: </text:span></text:p>
          <text:p text:style-name="P55"><text:span text:style-name="T27">Module A depends on the implementation of several modules B</text:span><text:span text:style-name="T51">i</text:span><text:span text:style-name="T27">. If the functionality F behind these dependencies can be formulated as an abstract interface defined by A, which must be implemented by all {B</text:span><text:span text:style-name="T51">i</text:span><text:span text:style-name="T27">} ...</text:span></text:p>
          <text:p text:style-name="P55"><text:span text:style-name="T6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21" presentation:class="page"/>
          <draw:frame presentation:style-name="pr2" draw:text-style-name="P18" draw:layer="layout" svg:width="18.658cm" svg:height="12.572cm" svg:x="1.478cm" svg:y="13.271cm" presentation:class="notes" presentation:placeholder="true">
            <draw:text-box/>
          </draw:frame>
        </presentation:notes>
      </draw:page>
      <draw:page draw:name="page22"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46" draw:end-glue-point="3" svg:d="M2725 21108l14345-14505" svg:viewBox="0 0 14346 14506">
            <text:p/>
          </draw:connector>
          <draw:connector draw:name="Straight Arrow Connector 13" draw:style-name="gr7" draw:text-style-name="P24" draw:layer="layout" draw:type="line" svg:x1="2.718cm" svg:y1="21.104cm" svg:x2="25.196cm" svg:y2="21.125cm" draw:end-shape="id47" svg:d="M2718 21104l22478 21" svg:viewBox="0 0 22479 22">
            <text:p/>
          </draw:connector>
          <draw:custom-shape draw:name="TextBox 21" draw:style-name="gr251" draw:text-style-name="P81" xml:id="id46" draw:id="id46" draw:layer="layout" svg:width="8.174cm" svg:height="1.013cm" svg:x="17.07cm" svg:y="6.097cm">
            <text:p text:style-name="P80"><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52" draw:text-style-name="P83" xml:id="id48" draw:id="id48" draw:layer="layout" svg:width="5.82cm" svg:height="3.299cm" svg:x="2.72cm" svg:y="5.515cm">
            <text:p text:style-name="P82"><text:span text:style-name="T20"/></text:p>
            <text:p text:style-name="P82"><text:span text:style-name="T20"><text:s/></text:span><text:span text:style-name="T20">Dependent Modules</text:span></text:p>
            <text:p text:style-name="P82"><text:span text:style-name="T20"><text:s/></text:span><text:span text:style-name="T20">X→Y</text:span></text:p>
            <text:p text:style-name="P8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53" draw:text-style-name="P85" draw:layer="layout" svg:width="3.671cm" svg:height="0.885cm" svg:x="18.348cm" svg:y="19.932cm">
            <text:p text:style-name="P84"><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54" draw:text-style-name="P87" draw:layer="layout" svg:width="5.258cm" svg:height="0.885cm" svg:x="22.501cm" svg:y="15.612cm">
            <text:p text:style-name="P86"><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55" draw:text-style-name="P87" draw:layer="layout" svg:width="2.539cm" svg:height="0.885cm" svg:x="28.271cm" svg:y="9.797cm">
            <text:p text:style-name="P86"><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256" draw:text-style-name="P87" draw:layer="layout" svg:width="3.811cm" svg:height="0.885cm" svg:x="25.44cm" svg:y="12.718cm">
            <text:p text:style-name="P86"><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257" draw:text-style-name="P87" draw:layer="layout" svg:width="3.31cm" svg:height="0.885cm" svg:x="19.701cm" svg:y="18.535cm">
            <text:p text:style-name="P86"><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58" draw:text-style-name="P87" draw:layer="layout" svg:width="3.085cm" svg:height="0.885cm" svg:x="21.083cm" svg:y="17.146cm">
            <text:p text:style-name="P86"><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59" draw:text-style-name="P87" draw:layer="layout" svg:width="4.622cm" svg:height="0.885cm" svg:x="24.062cm" svg:y="14.157cm">
            <text:p text:style-name="P86"><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60" draw:text-style-name="P87" draw:layer="layout" svg:width="3.844cm" svg:height="0.885cm" svg:x="26.856cm" svg:y="11.233cm">
            <text:p text:style-name="P86"><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61" draw:text-style-name="P83" xml:id="id47" draw:id="id47" draw:layer="layout" svg:width="8.131cm" svg:height="1.775cm" svg:x="25.196cm" svg:y="20.238cm">
            <text:p text:style-name="P82"><text:span text:style-name="T21">Time of First Consequences </text:span></text:p>
            <text:p text:style-name="P82"><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4" draw:text-style-name="P34" draw:layer="layout" svg:width="4.008cm" svg:height="2.015cm" draw:transform="rotate (1.5707963267949) translate (3.355cm 25.121cm)">
            <draw:text-box>
              <text:p text:style-name="P33"><text:span text:style-name="T23">Model Change</text:span></text:p>
              <text:p text:style-name="P33"><text:span text:style-name="T23">(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3">Compilation</text:span></text:p>
            </draw:text-box>
          </draw:frame>
          <draw:frame draw:style-name="gr25" draw:text-style-name="P38" draw:layer="layout" svg:width="3.485cm" svg:height="1.599cm" draw:transform="rotate (1.5707963267949) translate (13.007cm 24.628cm)">
            <draw:text-box>
              <text:p text:style-name="P35"><text:span text:style-name="T65">Runtime</text:span></text:p>
              <text:p text:style-name="P35"><text:span text:style-name="T65">Availability</text:span></text:p>
            </draw:text-box>
          </draw:frame>
          <draw:frame draw:style-name="gr26" draw:text-style-name="P38" draw:layer="layout" svg:width="3.94cm" svg:height="1.599cm" draw:transform="rotate (1.5707963267949) translate (15.452cm 25.051cm)">
            <draw:text-box>
              <text:p text:style-name="P35"><text:span text:style-name="T65">Runtime</text:span></text:p>
              <text:p text:style-name="P35"><text:span text:style-name="T65">Conditions</text:span></text:p>
            </draw:text-box>
          </draw:frame>
          <draw:connector draw:name="Straight Arrow Connector 1" draw:style-name="gr7" draw:text-style-name="P24" draw:layer="layout" draw:type="line" svg:x1="2.719cm" svg:y1="21.104cm" svg:x2="2.72cm" svg:y2="7.164cm" draw:end-shape="id48"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243" draw:text-style-name="P52" draw:layer="layout" svg:width="2.718cm" svg:height="10.283cm" svg:x="0cm" svg:y="10.934cm">
            <draw:text-box>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70">A→[B</text:span><text:span text:style-name="T71">i</text:span><text:span text:style-name="T70">]</text:span><text:span text:style-name="T71">F</text:span></text:p>
              <text:p text:style-name="P22"><text:span text:style-name="T69"/></text:p>
              <text:p text:style-name="P22"><text:span text:style-name="T69"/></text:p>
              <text:p text:style-name="P22"><text:span text:style-name="T69"/></text:p>
              <text:p text:style-name="P22"><text:span text:style-name="T72">[B</text:span><text:span text:style-name="T73">i</text:span><text:span text:style-name="T74">]</text:span><text:span text:style-name="T73">F</text:span><text:span text:style-name="T72">→A</text:span></text:p>
            </draw:text-box>
          </draw:frame>
        </draw:g>
        <draw:custom-shape draw:style-name="gr262" draw:text-style-name="P93" draw:layer="layout" svg:width="3.845cm" svg:height="3.801cm" svg:x="17.691cm" svg:y="7.10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2" draw:text-style-name="P93" draw:layer="layout" svg:width="3.845cm" svg:height="3.801cm" svg:x="16.271cm" svg:y="8.51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2" draw:text-style-name="P93" draw:layer="layout" svg:width="3.845cm" svg:height="3.801cm" svg:x="14.815cm" svg:y="9.97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94" draw:layer="layout" svg:width="3.845cm" svg:height="3.801cm" svg:x="13.37cm" svg:y="11.4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94" draw:layer="layout" svg:width="3.845cm" svg:height="3.801cm" svg:x="11.924cm" svg:y="12.89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94" draw:layer="layout" svg:width="3.845cm" svg:height="3.801cm" svg:x="10.483cm" svg:y="14.36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4" draw:text-style-name="P95" draw:layer="layout" svg:width="3.845cm" svg:height="3.801cm" svg:x="9.051cm" svg:y="15.82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4" draw:text-style-name="P95" draw:layer="layout" svg:width="3.845cm" svg:height="3.801cm" svg:x="7.626cm" svg:y="17.27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305;p 9" draw:style-name="gr265" draw:text-style-name="P49" draw:layer="layout" svg:width="24.536cm" svg:height="0.961cm" svg:x="2.358cm" svg:y="25.6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6" draw:text-style-name="P96" draw:layer="layout" svg:width="3.846cm" svg:height="3.801cm" svg:x="21.079cm" svg:y="6.15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6" draw:text-style-name="P96" draw:layer="layout" svg:width="3.846cm" svg:height="3.801cm" svg:x="19.623cm" svg:y="7.60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97" draw:layer="layout" svg:width="3.846cm" svg:height="3.801cm" svg:x="18.178cm" svg:y="9.06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97" draw:layer="layout" svg:width="3.846cm" svg:height="3.801cm" svg:x="16.732cm" svg:y="10.53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97" draw:layer="layout" svg:width="3.846cm" svg:height="3.801cm" svg:x="15.291cm" svg:y="11.99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97" draw:layer="layout" svg:width="3.846cm" svg:height="3.801cm" svg:x="13.859cm" svg:y="13.46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97" draw:layer="layout" svg:width="3.846cm" svg:height="3.801cm" svg:x="12.435cm" svg:y="14.91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23" draw:layer="layout" svg:width="1.469cm" svg:height="1.526cm" svg:x="32.389cm" svg:y="23.874cm">
          <text:p text:style-name="P22"><text:span text:style-name="T23">P1b</text:span></text:p>
          <draw:enhanced-geometry svg:viewBox="0 0 21600 21600" draw:type="rectangle" draw:enhanced-path="M 0 0 L 21600 0 21600 21600 0 21600 0 0 Z N"/>
        </draw:custom-shape>
        <draw:custom-shape draw:name="Google Shape;179;p 18" draw:style-name="gr268" draw:text-style-name="P56" draw:layer="layout" svg:width="32.753cm" svg:height="3.598cm" svg:x="0.689cm" svg:y="0.712cm">
          <text:p text:style-name="P55"><text:span text:style-name="T68">Dependency Inversion II:</text:span></text:p>
          <text:p text:style-name="P55"><text:span text:style-name="T27">... then this multiple dependency can be converted (inverted) into [B</text:span><text:span text:style-name="T51">i</text:span><text:span text:style-name="T27">]</text:span><text:span text:style-name="T51">F</text:span><text:span text:style-name="T27">→A. However, at runtime, A still depends on the implementation A→[B</text:span><text:span text:style-name="T51">i</text:span><text:span text:style-name="T27">]</text:span><text:span text:style-name="T51">F</text:span><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8" draw:style-name="gr269" draw:text-style-name="P98" draw:layer="layout" svg:width="12.694cm" svg:height="10.292cm" svg:x="12.489cm" svg:y="10.851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presentation:notes draw:style-name="dp2">
          <draw:page-thumbnail draw:style-name="gr3" draw:layer="layout" svg:width="18.624cm" svg:height="10.476cm" svg:x="1.482cm" svg:y="2.123cm" draw:page-number="22" presentation:class="page"/>
          <draw:frame presentation:style-name="pr2" draw:text-style-name="P18" draw:layer="layout" svg:width="18.658cm" svg:height="12.572cm" svg:x="1.478cm" svg:y="13.271cm" presentation:class="notes" presentation:placeholder="true">
            <draw:text-box/>
          </draw:frame>
        </presentation:notes>
      </draw:page>
      <draw:page draw:name="page23"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49" draw:end-glue-point="3" svg:d="M2725 21108l14345-14505" svg:viewBox="0 0 14346 14506">
            <text:p/>
          </draw:connector>
          <draw:connector draw:name="Straight Arrow Connector 13" draw:style-name="gr7" draw:text-style-name="P24" draw:layer="layout" draw:type="line" svg:x1="2.718cm" svg:y1="21.104cm" svg:x2="25.196cm" svg:y2="21.125cm" draw:end-shape="id50" svg:d="M2718 21104l22478 21" svg:viewBox="0 0 22479 22">
            <text:p/>
          </draw:connector>
          <draw:custom-shape draw:name="TextBox 21" draw:style-name="gr270" draw:text-style-name="P26" xml:id="id49" draw:id="id49"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71" draw:text-style-name="P28" xml:id="id51" draw:id="id51"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72"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73"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74"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275"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276"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77"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78"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79"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80" draw:text-style-name="P28" xml:id="id50" draw:id="id50"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4" draw:text-style-name="P34" draw:layer="layout" svg:width="4.008cm" svg:height="2.015cm" draw:transform="rotate (1.5707963267949) translate (3.355cm 25.121cm)">
            <draw:text-box>
              <text:p text:style-name="P33"><text:span text:style-name="T23">Model Change</text:span></text:p>
              <text:p text:style-name="P33"><text:span text:style-name="T23">(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35"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36"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7"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3">Compilation</text:span></text:p>
            </draw:text-box>
          </draw:frame>
          <draw:frame draw:style-name="gr25" draw:text-style-name="P38" draw:layer="layout" svg:width="3.485cm" svg:height="1.599cm" draw:transform="rotate (1.5707963267949) translate (13.007cm 24.628cm)">
            <draw:text-box>
              <text:p text:style-name="P35"><text:span text:style-name="T65">Runtime</text:span></text:p>
              <text:p text:style-name="P35"><text:span text:style-name="T65">Availability</text:span></text:p>
            </draw:text-box>
          </draw:frame>
          <draw:frame draw:style-name="gr26" draw:text-style-name="P38" draw:layer="layout" svg:width="3.94cm" svg:height="1.599cm" draw:transform="rotate (1.5707963267949) translate (15.452cm 25.051cm)">
            <draw:text-box>
              <text:p text:style-name="P35"><text:span text:style-name="T65">Runtime</text:span></text:p>
              <text:p text:style-name="P35"><text:span text:style-name="T65">Conditions</text:span></text:p>
            </draw:text-box>
          </draw:frame>
          <draw:connector draw:name="Straight Arrow Connector 1" draw:style-name="gr7" draw:text-style-name="P24" draw:layer="layout" draw:type="line" svg:x1="2.719cm" svg:y1="21.104cm" svg:x2="2.72cm" svg:y2="7.164cm" draw:end-shape="id51" svg:d="M2719 21104l1-13940" svg:viewBox="0 0 2 13941">
            <text:p/>
          </draw:connector>
          <draw:custom-shape draw:name="Parallelogram 1" draw:style-name="gr238"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39"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40"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241"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242"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52" draw:layer="layout" svg:width="2.718cm" svg:height="9.259cm" svg:x="0cm" svg:y="10.934cm">
            <draw:text-box>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69"/></text:p>
              <text:p text:style-name="P22"><text:span text:style-name="T75">T→S</text:span></text:p>
              <text:p text:style-name="P22"><text:span text:style-name="T69"/></text:p>
              <text:p text:style-name="P22"><text:span text:style-name="T69"/></text:p>
              <text:p text:style-name="P22"><text:span text:style-name="T69"/></text:p>
              <text:p text:style-name="P22"><text:span text:style-name="T70">S→T</text:span></text:p>
              <text:p text:style-name="P22"><text:span text:style-name="T69"/></text:p>
              <text:p text:style-name="P22"><text:span text:style-name="T69"/></text:p>
              <text:p text:style-name="P22"><text:span text:style-name="T69"/></text:p>
              <text:p text:style-name="P22"><text:span text:style-name="T72">{S,T}→I</text:span><text:span text:style-name="T73">OS</text:span></text:p>
            </draw:text-box>
          </draw:frame>
        </draw:g>
        <draw:custom-shape draw:name="TextBox 8" draw:style-name="gr281"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 14" draw:style-name="gr282" draw:text-style-name="P56" draw:layer="layout" svg:width="32.753cm" svg:height="3.598cm" svg:x="0.689cm" svg:y="0.712cm">
          <text:p text:style-name="P66"><text:span text:style-name="T31">Round-Robin Scheduler:</text:span></text:p>
          <text:p text:style-name="P66"><text:span text:style-name="T76">Special case of Dependency Inversion (P1b): Both the scheduler S and the task T depend on the task management interface I</text:span><text:span text:style-name="T77">OS</text:span><text:span text:style-name="T76"> of the OS. The scheduler S is shielded by the OS to protect against potential reliability, security, performance, and compatibility impacts introduced by T. However, T's runtime conditions depend on the scheduler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P2</text:p>
          <draw:enhanced-geometry svg:viewBox="0 0 21600 21600" draw:type="rectangle" draw:enhanced-path="M 0 0 L 21600 0 21600 21600 0 21600 0 0 Z N"/>
        </draw:custom-shape>
        <draw:custom-shape draw:name="Parallelogram 9" draw:style-name="gr283" draw:text-style-name="P98" draw:layer="layout" svg:width="4cm" svg:height="1.485cm" svg:x="12.489cm" svg:y="19.658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10" draw:style-name="gr284" draw:text-style-name="P98" draw:layer="layout" svg:width="8.185cm" svg:height="5.879cm" svg:x="16.458cm" svg:y="13.764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style-name="gr262" draw:text-style-name="P93" draw:layer="layout" svg:width="3.845cm" svg:height="3.801cm" svg:x="17.691cm" svg:y="7.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2" draw:text-style-name="P93" draw:layer="layout" svg:width="3.845cm" svg:height="3.801cm" svg:x="16.271cm" svg:y="8.51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2" draw:text-style-name="P93" draw:layer="layout" svg:width="3.845cm" svg:height="3.801cm" svg:x="14.815cm" svg:y="9.9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94" draw:layer="layout" svg:width="3.845cm" svg:height="3.801cm" svg:x="13.37cm" svg:y="11.42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94" draw:layer="layout" svg:width="3.845cm" svg:height="3.801cm" svg:x="10.483cm" svg:y="14.3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4" draw:text-style-name="P95" draw:layer="layout" svg:width="3.845cm" svg:height="3.801cm" svg:x="9.051cm" svg:y="15.82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4" draw:text-style-name="P95" draw:layer="layout" svg:width="3.845cm" svg:height="3.801cm" svg:x="7.626cm" svg:y="17.2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94" draw:layer="layout" svg:width="3.845cm" svg:height="3.801cm" svg:x="11.924cm" svg:y="12.89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380;p 3" draw:style-name="gr103" draw:text-style-name="P57" draw:layer="layout" svg:width="3.844cm" svg:height="3.8cm" svg:x="20.699cm" svg:y="6.655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 6" draw:style-name="gr103" draw:text-style-name="P57" draw:layer="layout" svg:width="3.844cm" svg:height="3.8cm" svg:x="19.264cm" svg:y="8.09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 7" draw:style-name="gr103" draw:text-style-name="P57" draw:layer="layout" svg:width="3.844cm" svg:height="3.8cm" svg:x="17.808cm" svg:y="9.54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 8" draw:style-name="gr103" draw:text-style-name="P57" draw:layer="layout" svg:width="3.844cm" svg:height="3.8cm" svg:x="16.373cm" svg:y="11.0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267" draw:text-style-name="P97" draw:layer="layout" svg:width="3.846cm" svg:height="3.801cm" svg:x="12.435cm" svg:y="14.91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3" draw:layer="layout" svg:width="18.624cm" svg:height="10.476cm" svg:x="1.482cm" svg:y="2.123cm" draw:page-number="23" presentation:class="page"/>
          <draw:frame presentation:style-name="pr2" draw:text-style-name="P10" draw:layer="layout" svg:width="18.658cm" svg:height="12.572cm" svg:x="1.478cm" svg:y="13.271cm" presentation:class="notes" presentation:placeholder="true">
            <draw:text-box/>
          </draw:frame>
        </presentation:notes>
      </draw:page>
      <draw:page draw:name="page24"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52" draw:end-glue-point="3" svg:d="M2725 21108l14345-14505" svg:viewBox="0 0 14346 14506">
            <text:p/>
          </draw:connector>
          <draw:connector draw:name="Straight Arrow Connector 13" draw:style-name="gr7" draw:text-style-name="P24" draw:layer="layout" draw:type="line" svg:x1="2.718cm" svg:y1="21.104cm" svg:x2="25.196cm" svg:y2="21.125cm" draw:end-shape="id53" svg:d="M2718 21104l22478 21" svg:viewBox="0 0 22479 22">
            <text:p/>
          </draw:connector>
          <draw:custom-shape draw:name="TextBox 21" draw:style-name="gr285" draw:text-style-name="P26" xml:id="id52" draw:id="id52"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86" draw:text-style-name="P28" xml:id="id54" draw:id="id54"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87"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88"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89"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290"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291"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92"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93"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94"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95" draw:text-style-name="P28" xml:id="id53" draw:id="id53"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54"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3" draw:text-style-name="P48" draw:layer="layout" svg:width="2.718cm" svg:height="9.259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78">B→A</text:span></text:p>
              <text:p text:style-name="P47"><text:span text:style-name="T25"/></text:p>
              <text:p text:style-name="P47"><text:span text:style-name="T25"/></text:p>
              <text:p text:style-name="P47"><text:span text:style-name="T25"/></text:p>
              <text:p text:style-name="P47"><text:span text:style-name="T26">A→{R,W}</text:span></text:p>
            </draw:text-box>
          </draw:frame>
        </draw:g>
        <draw:custom-shape draw:name="TextBox 9" draw:style-name="gr296" draw:text-style-name="P60"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7" draw:text-style-name="P44" draw:layer="layout" svg:width="3.81cm" svg:height="2.591cm" svg:x="14.211cm" svg:y="8.313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7" draw:text-style-name="P44" draw:layer="layout" svg:width="3.81cm" svg:height="2.591cm" svg:x="12.791cm" svg:y="9.732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7" draw:text-style-name="P44" draw:layer="layout" svg:width="3.81cm" svg:height="2.591cm" svg:x="14.182cm" svg:y="7.113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7" draw:text-style-name="P44" draw:layer="layout" svg:width="3.81cm" svg:height="2.591cm" svg:x="12.761cm" svg:y="8.532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7" draw:text-style-name="P44" draw:layer="layout" svg:width="3.81cm" svg:height="2.591cm" svg:x="11.352cm" svg:y="11.178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7" draw:text-style-name="P44" draw:layer="layout" svg:width="3.81cm" svg:height="2.591cm" svg:x="11.353cm" svg:y="9.978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9.905cm" svg:y="12.624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9.907cm" svg:y="11.424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8.46cm" svg:y="14.101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8.461cm" svg:y="12.901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6.983cm" svg:y="15.555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6.984cm" svg:y="14.355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5.529cm" svg:y="17.024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5.53cm" svg:y="15.824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4.1cm" svg:y="18.458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3" draw:layer="layout" svg:width="3.81cm" svg:height="2.591cm" svg:x="4.1cm" svg:y="17.258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15" draw:style-name="gr299" draw:text-style-name="P54" draw:layer="layout" svg:width="32.753cm" svg:height="3.598cm" svg:x="0.689cm" svg:y="0.712cm">
          <text:p text:style-name="P99"><text:span text:style-name="T62">Reader/Writer (Sub-)Modules:</text:span></text:p>
          <text:p text:style-name="P99"><text:span text:style-name="T62">The reader/writer (serializer/deserializer) exists as an abstract model that can be used to generate source code (see X1) or as part of a source code module (see X2). In either case, R and W should be part of one module A that can be used by any module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P3</text:p>
          <draw:enhanced-geometry svg:viewBox="0 0 21600 21600" draw:type="rectangle" draw:enhanced-path="M 0 0 L 21600 0 21600 21600 0 21600 0 0 Z N"/>
        </draw:custom-shape>
        <draw:custom-shape draw:name="Parallelogram 4" draw:style-name="gr300" draw:text-style-name="P98" draw:layer="layout" svg:width="14.121cm" svg:height="11.784cm" svg:x="7.589cm" svg:y="9.358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style-name="gr266" draw:text-style-name="P96" draw:layer="layout" svg:width="3.846cm" svg:height="3.801cm" svg:x="17.821cm" svg:y="4.65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6" draw:text-style-name="P96" draw:layer="layout" svg:width="3.846cm" svg:height="3.801cm" svg:x="16.342cm" svg:y="6.15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6" draw:text-style-name="P96" draw:layer="layout" svg:width="3.846cm" svg:height="3.801cm" svg:x="14.887cm" svg:y="7.58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97" draw:layer="layout" svg:width="3.846cm" svg:height="3.801cm" svg:x="13.442cm" svg:y="9.07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97" draw:layer="layout" svg:width="3.846cm" svg:height="3.801cm" svg:x="11.996cm" svg:y="10.5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97" draw:layer="layout" svg:width="3.846cm" svg:height="3.801cm" svg:x="10.555cm" svg:y="12.00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97" draw:layer="layout" svg:width="3.846cm" svg:height="3.801cm" svg:x="9.097cm" svg:y="13.46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97" draw:layer="layout" svg:width="3.846cm" svg:height="3.801cm" svg:x="7.646cm" svg:y="14.94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3" draw:layer="layout" svg:width="18.624cm" svg:height="10.476cm" svg:x="1.482cm" svg:y="2.123cm" draw:page-number="24" presentation:class="page"/>
          <draw:frame presentation:style-name="pr2" draw:text-style-name="P10" draw:layer="layout" svg:width="18.658cm" svg:height="12.572cm" svg:x="1.478cm" svg:y="13.271cm" presentation:class="notes" presentation:placeholder="true">
            <draw:text-box/>
          </draw:frame>
        </presentation:notes>
      </draw:page>
      <draw:page draw:name="page25" draw:style-name="dp1" draw:master-page-name="Title_20_Slide" presentation:presentation-page-layout-name="AL2T0">
        <office:forms form:automatic-focus="false" form:apply-design-mode="false"/>
        <draw:connector draw:name="Straight Arrow Connector 6" draw:style-name="gr6" draw:text-style-name="P24" draw:layer="layout" draw:type="line" svg:x1="2.725cm" svg:y1="21.108cm" svg:x2="17.07cm" svg:y2="6.603cm" draw:end-shape="id55" draw:end-glue-point="3" svg:d="M2725 21108l14345-14505" svg:viewBox="0 0 14346 14506">
          <text:p/>
        </draw:connector>
        <draw:connector draw:name="Straight Arrow Connector 13" draw:style-name="gr7" draw:text-style-name="P24" draw:layer="layout" draw:type="line" svg:x1="2.718cm" svg:y1="21.104cm" svg:x2="25.196cm" svg:y2="21.125cm" draw:end-shape="id56" svg:d="M2718 21104l22478 21" svg:viewBox="0 0 22479 22">
          <text:p/>
        </draw:connector>
        <draw:custom-shape draw:name="TextBox 21" draw:style-name="gr301" draw:text-style-name="P26" xml:id="id55" draw:id="id55"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302" draw:text-style-name="P28" xml:id="id57" draw:id="id57"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303"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304"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305"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306"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307"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308"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309"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310"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311" draw:text-style-name="P28" xml:id="id56" draw:id="id56"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2">Compilation</text:span></text:p>
          </draw:text-box>
        </draw:frame>
        <draw:frame draw:style-name="gr25" draw:text-style-name="P38" draw:layer="layout" svg:width="3.485cm" svg:height="1.599cm" draw:transform="rotate (1.5707963267949) translate (13.007cm 24.628cm)">
          <draw:text-box>
            <text:p text:style-name="P35"><text:span text:style-name="T22">Runtime</text:span></text:p>
            <text:p text:style-name="P35"><text:span text:style-name="T22">Availability</text:span></text:p>
          </draw:text-box>
        </draw:frame>
        <draw:frame draw:style-name="gr26" draw:text-style-name="P38" draw:layer="layout" svg:width="3.94cm" svg:height="1.599cm" draw:transform="rotate (1.5707963267949) translate (15.452cm 25.051cm)">
          <draw:text-box>
            <text:p text:style-name="P35"><text:span text:style-name="T22">Runtime</text:span></text:p>
            <text:p text:style-name="P35"><text:span text:style-name="T22">Conditions</text:span></text:p>
          </draw:text-box>
        </draw:frame>
        <draw:connector draw:name="Straight Arrow Connector 1" draw:style-name="gr7" draw:text-style-name="P24" draw:layer="layout" draw:type="line" svg:x1="2.719cm" svg:y1="21.104cm" svg:x2="2.72cm" svg:y2="7.164cm" draw:end-shape="id57" svg:d="M2719 21104l1-13940" svg:viewBox="0 0 2 13941">
          <text:p/>
        </draw:connector>
        <draw:custom-shape draw:name="Parallelogram 1" draw:style-name="gr27" draw:text-style-name="P39"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39"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39"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39"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0"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1" draw:layer="layout" svg:x1="2.75cm" svg:y1="16.232cm" svg:x2="14.366cm" svg:y2="4.622cm">
          <text:p/>
        </draw:line>
        <draw:line draw:style-name="gr32" draw:text-style-name="P41" draw:layer="layout" svg:x1="2.766cm" svg:y1="18.706cm" svg:x2="14.357cm" svg:y2="6.989cm">
          <text:p/>
        </draw:line>
        <draw:line draw:style-name="gr32" draw:text-style-name="P41" draw:layer="layout" svg:x1="14.366cm" svg:y1="9.406cm" svg:x2="14.366cm" svg:y2="4.622cm">
          <text:p/>
        </draw:line>
        <draw:frame draw:style-name="gr312" draw:text-style-name="P48" draw:layer="layout" svg:width="2.887cm" svg:height="10.948cm" svg:x="0cm" svg:y="10.934cm">
          <draw:text-box>
            <text:p text:style-name="P22"><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5"/></text:p>
            <text:p text:style-name="P47"><text:span text:style-name="T26">1. A→{S</text:span><text:span text:style-name="T33">i</text:span><text:span text:style-name="T26">}</text:span></text:p>
            <text:p text:style-name="P47"><text:span text:style-name="T26">2. A→{M</text:span><text:span text:style-name="T33">i</text:span><text:span text:style-name="T26">}</text:span></text:p>
            <text:p text:style-name="P47"><text:span text:style-name="T26"/></text:p>
            <text:p text:style-name="P47"><text:span text:style-name="T32"/></text:p>
          </draw:text-box>
        </draw:frame>
        <draw:custom-shape draw:style-name="gr313" draw:text-style-name="P43" draw:layer="layout" svg:width="3.846cm" svg:height="3.801cm" svg:x="16.857cm" svg:y="12.8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3" draw:text-style-name="P43" draw:layer="layout" svg:width="3.846cm" svg:height="3.801cm" svg:x="15.393cm" svg:y="14.33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3" draw:text-style-name="P43" draw:layer="layout" svg:width="3.846cm" svg:height="3.801cm" svg:x="13.961cm" svg:y="15.80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3" draw:text-style-name="P43" draw:layer="layout" svg:width="3.846cm" svg:height="3.801cm" svg:x="12.49cm" svg:y="17.2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19" draw:style-name="gr314" draw:text-style-name="P101" draw:layer="layout" svg:width="32.753cm" svg:height="3.598cm" svg:x="0.689cm" svg:y="0.712cm">
          <text:list text:style-name="L2">
            <text:list-item>
              <text:p text:style-name="P100"><text:span text:style-name="T79">Fallback:</text:span></text:p>
              <text:p text:style-name="P100"><text:span text:style-name="T80">Module A depends on one out of n redundant sources S, as at least one source out of n must be available, {F</text:span><text:span text:style-name="T81">i</text:span><text:span text:style-name="T80">} </text:span><text:span text:style-name="T82">⊆ </text:span><text:span text:style-name="T80">{S</text:span><text:span text:style-name="T81">i</text:span><text:span text:style-name="T80">}, |{F</text:span><text:span text:style-name="T81">i</text:span><text:span text:style-name="T80">}| &gt; 0.</text:span></text:p>
            </text:list-item>
            <text:list-item>
              <text:p text:style-name="P100"><text:span text:style-name="T79">Majority: </text:span></text:p>
              <text:p text:style-name="P100"><text:span text:style-name="T80">Module A depends on one more than half of the n sources S, as the majority of the n sources must yield the same result, </text:span></text:p>
              <text:p text:style-name="P100"><text:span text:style-name="T80">{M</text:span><text:span text:style-name="T81">i</text:span><text:span text:style-name="T80">} </text:span><text:span text:style-name="T82">⊆ </text:span><text:span text:style-name="T80">{S</text:span><text:span text:style-name="T81">i</text:span><text:span text:style-name="T80">}, |{M</text:span><text:span text:style-name="T81">i</text:span><text:span text:style-name="T80">}| &gt; </text:span><text:span text:style-name="T83">0.5 </text:span><text:span text:style-name="T80">|{S</text:span><text:span text:style-name="T81">i</text:span><text:span text:style-name="T8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71" draw:layer="layout" svg:width="1.469cm" svg:height="1.526cm" svg:x="32.389cm" svg:y="23.874cm">
          <text:p text:style-name="P70"><text:span text:style-name="T56">P4</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25" presentation:class="page"/>
          <draw:frame presentation:style-name="pr2" draw:text-style-name="P18" draw:layer="layout" svg:width="18.658cm" svg:height="12.572cm" svg:x="1.478cm" svg:y="13.271cm" presentation:class="notes" presentation:placeholder="true">
            <draw:text-box/>
          </draw:frame>
        </presentation:notes>
      </draw:page>
      <draw:page draw:name="page26" draw:style-name="dp1" draw:master-page-name="Title_20_Slide" presentation:presentation-page-layout-name="AL1T1">
        <office:forms form:automatic-focus="false" form:apply-design-mode="false"/>
        <draw:frame draw:name="Subtitle 5" draw:style-name="gr1" draw:text-style-name="P7" draw:layer="layout" svg:width="31.252cm" svg:height="22.225cm" svg:x="1.275cm" svg:y="1.527cm">
          <draw:text-box>
            <text:p text:style-name="P19"><text:span text:style-name="T16">References</text:span></text:p>
          </draw:text-box>
        </draw:frame>
        <draw:frame draw:style-name="standard" draw:layer="layout" svg:width="31.066cm" svg:height="5.997cm" svg:x="1.46cm" svg:y="3.867cm">
          <table:table table:template-name="default" table:use-first-row-styles="true" table:use-banding-rows-styles="true">
            <table:table-column table:style-name="co1"/>
            <table:table-column table:style-name="co2"/>
            <table:table-row table:style-name="ro1" table:default-cell-style-name="ce1">
              <table:table-cell>
                <text:p text:style-name="P102"><text:span text:style-name="T84">[Wolff23]</text:span></text:p>
              </table:table-cell>
              <table:table-cell>
                <text:p text:style-name="P102"><text:span text:style-name="T84">Eberhard Wolff, </text:span><text:span text:style-name="T85">Software Architektur im Stream: Folge 179 - Software-Architektur = Abhängigkeiten Managen?</text:span><text:span text:style-name="T84"> </text:span><text:span text:style-name="T84"><text:a xlink:href="https://software-architektur.tv/2023/09/01/folge179.html" xlink:type="simple">https://software-architektur.tv/2023/09/01/folge179.html</text:a></text:span><text:span text:style-name="T84"><text:s/></text:span></text:p>
              </table:table-cell>
            </table:table-row>
            <table:table-row table:style-name="ro1" table:default-cell-style-name="ce1">
              <table:table-cell>
                <text:p text:style-name="P102"><text:span text:style-name="T84">[Koppel22]</text:span></text:p>
              </table:table-cell>
              <table:table-cell>
                <text:p text:style-name="P102"><text:span text:style-name="T84">Jimmy Koppel, </text:span><text:span text:style-name="T85">How an Ancient Philosophy Problem Explains Software Dependence</text:span><text:span text:style-name="T84">, 2022/09/30, </text:span><text:span text:style-name="T84"><text:a xlink:href="https://www.pathsensitive.com/2022/09/bet-you-cant-solve-these-9-dependency.html" xlink:type="simple">https://www.pathsensitive.com/2022/09/bet-you-cant-solve-these-9-dependency.html</text:a></text:span><text:span text:style-name="T84"><text:s/></text:span></text:p>
              </table:table-cell>
            </table:table-row>
            <table:table-row table:style-name="ro2" table:default-cell-style-name="ce1">
              <table:table-cell>
                <text:p text:style-name="P102"><text:span text:style-name="T84">[ISO]</text:span></text:p>
              </table:table-cell>
              <table:table-cell>
                <text:p text:style-name="P102"><text:span text:style-name="T84">ISO/IEC 25010, </text:span><text:span text:style-name="T84"><text:a xlink:href="https://iso25000.com/index.php/en/iso-25000-standards/iso-25010" xlink:type="simple">https://iso25000.com/index.php/en/iso-25000-standards/iso-25010</text:a></text:span></text:p>
              </table:table-cell>
            </table:table-row>
          </table:table>
          <draw:image xlink:href="Pictures/TablePreview1.svm" xlink:type="simple" xlink:show="embed" xlink:actuate="onLoad"/>
        </draw:frame>
        <presentation:notes draw:style-name="dp2">
          <draw:page-thumbnail draw:style-name="gr3" draw:layer="layout" svg:width="18.624cm" svg:height="10.476cm" svg:x="1.482cm" svg:y="2.123cm" draw:page-number="26" presentation:class="page"/>
          <draw:frame presentation:style-name="pr1" draw:text-style-name="P10" draw:layer="layout" svg:width="18.658cm" svg:height="12.572cm" svg:x="1.478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ce style:name="Arial2" svg:font-family="Arial" style:font-family-generic="swiss" style:font-pitch="variable"/>
    <style:font-face style:name="Arial3" svg:font-family="Arial" style:font-family-generic="system" style:font-pitch="variable"/>
    <style:font-face style:name="Arial4" svg:font-family="Arial" style:font-family-generic="system" style:font-pitch="variable" style:font-charset="x-symbol"/>
    <style:font-face style:name="Arial5" svg:font-family="Arial" style:font-pitch="variable" style:font-charset="x-symbol"/>
    <style:font-face style:name="Arial6" svg:font-family="Arial" style:font-family-generic="roman" style:font-pitch="variable"/>
    <style:font-face style:name="Arial7" svg:font-family="Arial" style:font-family-generic="modern" style:font-pitch="variable"/>
    <style:font-face style:name="Calibri" svg:font-family="Calibri" style:font-pitch="variable"/>
    <style:font-face style:name="Calibri Light" svg:font-family="'Calibri Light'" style:font-family-generic="swiss" style:font-pitch="variable"/>
    <style:font-face style:name="Calibri Light1" svg:font-family="'Calibri Light'"/>
    <style:font-face style:name="Calibri Light2" svg:font-family="'Calibri Light'" style:font-pitch="variable"/>
    <style:font-face style:name="Calibri1" svg:font-family="Calibri"/>
    <style:font-face style:name="Calibri2" svg:font-family="Calibri" style:font-family-generic="swiss" style:font-pitch="variable"/>
    <style:font-face style:name="Calibri3" svg:font-family="Calibri" style:font-family-generic="swis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family-generic="swiss" style:font-pitch="variable"/>
    <style:font-face style:name="DejaVu Sans3" svg:font-family="'DejaVu Sans'" style:font-pitch="variable"/>
    <style:font-face style:name="DejaVu Sans4" svg:font-family="'DejaVu Sans'" style:font-family-generic="system" style:font-pitch="variable" style:font-charset="x-symbol"/>
    <style:font-face style:name="DejaVu Sans5" svg:font-family="'DejaVu Sans'" style:font-pitch="variable" style:font-charset="x-symbol"/>
    <style:font-face style:name="DejaVu Sans6" svg:font-family="'DejaVu Sans'" style:font-family-generic="modern" style:font-pitch="variable"/>
    <style:font-face style:name="DejaVu Sans7" svg:font-family="'DejaVu Sans'"/>
    <style:font-face style:name="Droid Sans Devanagari" svg:font-family="'Droid Sans Devanagari'" style:font-pitch="variable"/>
    <style:font-face style:name="Droid Sans Devanagari1" svg:font-family="'Droid Sans Devanagari'" style:font-family-generic="system" style:font-pitch="variable"/>
    <style:font-face style:name="Droid Sans Devanagari2" svg:font-family="'Droid Sans Devanagari'" style:font-family-generic="swiss"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pitch="variable"/>
    <style:font-face style:name="Liberation Sans3" svg:font-family="'Liberation Sans'" style:font-family-generic="swiss" style:font-pitch="variable"/>
    <style:font-face style:name="Liberation Sans4" svg:font-family="'Liberation Sans'" style:font-family-generic="swiss"/>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style:font-family-generic="modern" style:font-pitch="variable"/>
    <style:font-face style:name="Liberation Serif5" svg:font-family="'Liberation Serif'" style:font-pitch="variable"/>
    <style:font-face style:name="Mangal" svg:font-family="Mangal" style:font-family-generic="roman" style:font-pitch="variable"/>
    <style:font-face style:name="Noto Sans" svg:font-family="'Noto Sans'" style:font-family-generic="roman" style:font-pitch="variable"/>
    <style:font-face style:name="Noto Sans SC Regular" svg:font-family="'Noto Sans SC Regular'" style:font-pitch="variable"/>
    <style:font-face style:name="Noto Sans SC Regular1" svg:font-family="'Noto Sans SC Regular'" style:font-family-generic="system" style:font-pitch="variable"/>
    <style:font-face style:name="Noto Sans SC Regular2" svg:font-family="'Noto Sans SC Regular'"/>
    <style:font-face style:name="Noto Sans SC Regular3" svg:font-family="'Noto Sans SC Regular'" style:font-family-generic="swiss" style:font-pitch="variable"/>
    <style:font-face style:name="OpenSymbol" svg:font-family="OpenSymbol, 'Arial Unicode MS'" style:font-pitch="variable" style:font-charset="x-symbol"/>
    <style:font-face style:name="OpenSymbol1" svg:font-family="OpenSymbol, 'Arial Unicode MS'" style:font-charset="x-symbol"/>
    <style:font-face style:name="Standard Symbols L" svg:font-family="'Standard Symbols L'"/>
    <style:font-face style:name="Standard Symbols L1" svg:font-family="'Standard Symbols L'" style:font-pitch="variable"/>
    <style:font-face style:name="Times New Roman" svg:font-family="'Times New Roman'" style:font-family-generic="roman"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opacity draw:name="Transparency_20_1" draw:display-name="Transparency 1" draw:style="linear" draw:start="100%" draw:end="100%" draw:angle="0deg" draw:border="0%"/>
    <draw:opacity draw:name="Transparency_20_3" draw:display-name="Transparency 3" draw:style="linear" draw:start="0%" draw:end="100%" draw:angle="45deg" draw:border="0%"/>
    <draw:marker draw:name="Arrow" svg:viewBox="0 0 20 30" svg:d="M10 0l-10 30h20z"/>
    <draw:marker draw:name="Arrow_20_short" draw:display-name="Arrow short" svg:viewBox="0 0 20 13" svg:d="M0 13l10-13 10 13z"/>
    <draw:marker draw:name="msArrowEnd_20_9" draw:display-name="msArrowEnd 9" svg:viewBox="0 0 500 500" svg:d="M250 0l250 500h-500z"/>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al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SC Regular1" style:font-family-asian="'Noto Sans SC Regular'" style:font-family-generic-asian="system" style:font-pitch-asian="variable" style:font-size-asian="18pt" style:font-style-asian="normal" style:font-weight-asian="normal" style:font-name-complex="Droid Sans Devanagari1"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fo:text-align="justify" style:text-autospace="none" style:writing-mode="lr-tb"/>
      <style:text-properties style:use-window-font-color="true" loext:opacity="0%" loext:color-lum-mod="100%" loext:color-lum-off="0%" style:font-name="Liberation Sans1" fo:font-family="'Liberation Sans', Arial" style:font-family-generic="swiss" style:font-pitch="variable" fo:font-size="12pt" fo:language="en" fo:country="US" style:letter-kerning="true" style:font-name-asian="Liberation Sans1" style:font-family-asian="'Liberation Sans', Arial" style:font-family-generic-asian="swiss" style:font-pitch-asian="variable" style:font-size-asian="12pt" style:language-asian="zh" style:country-asian="CN" style:font-name-complex="Liberation Sans1" style:font-family-complex="'Liberation Sans', Arial" style:font-family-generic-complex="swiss" style:font-pitch-complex="variable" style:font-size-complex="12pt" style:language-complex="hi" style:country-complex="IN"/>
    </style:style>
    <style:style style:name="Überschrift_20_1" style:display-name="Überschrift 1" style:family="graphic">
      <style:paragraph-properties fo:margin-top="0.746cm" fo:margin-bottom="0.374cm" fo:text-align="justify" style:text-autospace="none"/>
      <style:text-properties style:font-name="Liberation Sans1" fo:font-family="'Liberation Sans', Arial" style:font-family-generic="swiss" style:font-pitch="variable" fo:font-size="18pt" fo:font-weight="bold" style:font-name-asian="Noto Sans SC Regular" style:font-family-asian="'Noto Sans SC Regular'" style:font-pitch-asian="variable" style:font-size-asian="18pt" style:font-weight-asian="bold" style:font-name-complex="Liberation Sans1" style:font-family-complex="'Liberation Sans', Arial" style:font-family-generic-complex="swiss" style:font-pitch-complex="variable" style:font-size-complex="18pt" style:font-weight-complex="bold"/>
    </style:style>
    <style:style style:name="Überschrift" style:family="graphic">
      <style:paragraph-properties fo:margin-top="0.746cm" fo:margin-bottom="0.374cm" fo:text-align="justify" style:text-autospace="none"/>
      <style:text-properties style:font-name="Liberation Sans1" fo:font-family="'Liberation Sans', Arial" style:font-family-generic="swiss" style:font-pitch="variable" fo:font-size="14pt" style:font-name-asian="Noto Sans SC Regular" style:font-family-asian="'Noto Sans SC Regular'" style:font-pitch-asian="variable" style:font-size-asian="14pt" style:font-name-complex="Liberation Sans1" style:font-family-complex="'Liberation Sans', Arial" style:font-family-generic-complex="swiss" style:font-pitch-complex="variable" style:font-size-complex="14pt"/>
    </style:style>
    <style:style style:name="Überschrift_20_2" style:display-name="Überschrift 2" style:family="graphic">
      <style:paragraph-properties fo:margin-top="0.125cm" fo:margin-bottom="0cm" style:text-autospace="none"/>
      <style:text-properties style:font-name="Liberation Sans1" fo:font-family="'Liberation Sans', 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Liberation Sans1" style:font-family-complex="'Liberation Sans', Arial" style:font-family-generic-complex="swiss" style:font-pitch-complex="variable" style:font-size-complex="10pt" style:font-weight-complex="bold"/>
    </style:style>
    <style:style style:name="LO-Normal" style:family="graphic">
      <style:graphic-properties style:writing-mode="lr-tb"/>
      <style:paragraph-properties style:text-autospace="none" style:writing-mode="lr-tb"/>
      <style:text-properties style:use-window-font-color="true" loext:opacity="0%" loext:color-lum-mod="100%" loext:color-lum-off="0%" fo:font-size="12pt" fo:language="en" fo:country="US" style:letter-kerning="true" style:font-name-asian="Noto Sans SC Regular" style:font-family-asian="'Noto Sans SC Regular'" style:font-pitch-asian="variable" style:font-size-asian="12pt" style:language-asian="zh" style:country-asian="CN" style:font-name-complex="Droid Sans Devanagari" style:font-family-complex="'Droid Sans Devanagari'" style:font-pitch-complex="variable" style:font-size-complex="12pt" style:language-complex="hi" style:country-complex="IN"/>
    </style:style>
    <style:style style:name="Überschrift_20_3" style:display-name="Überschrift 3" style:family="graphic">
      <style:paragraph-properties fo:margin-top="0.125cm" fo:margin-bottom="0cm" style:text-autospace="none"/>
      <style:text-properties style:font-name="Liberation Sans1" fo:font-family="'Liberation Sans', Arial"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Liberation Sans1" style:font-family-complex="'Liberation Sans', Arial" style:font-family-generic-complex="swiss" style:font-pitch-complex="variable" style:font-size-complex="8pt" style:font-weight-complex="bold"/>
    </style:style>
    <style:style style:name="WW_5f_CharLFO1LVL9" style:display-name="WW_CharLFO1LVL9"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8" style:display-name="WW_CharLFO1LVL8"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7" style:display-name="WW_CharLFO1LVL7"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6" style:display-name="WW_CharLFO1LVL6"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5" style:display-name="WW_CharLFO1LVL5"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4" style:display-name="WW_CharLFO1LVL4"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3" style:display-name="WW_CharLFO1LVL3"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2" style:display-name="WW_CharLFO1LVL2"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1" style:display-name="WW_CharLFO1LVL1"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Heading_20_3_20_Char" style:display-name="Heading 3 Char" style:family="graphic">
      <style:paragraph-properties style:text-autospace="none"/>
      <style:text-properties fo:color="#1f3763" loext:opacity="100%" loext:color-lum-mod="100%" loext:color-lum-off="0%" style:font-name="Calibri Light" fo:font-family="'Calibri Light'" style:font-family-generic="swiss" style:font-pitch="variable" style:font-name-asian="Times New Roman" style:font-family-asian="'Times New Roman'" style:font-family-generic-asian="roman" style:font-pitch-asian="variable" style:font-name-complex="Calibri Light" style:font-family-complex="'Calibri Light'" style:font-family-generic-complex="swiss" style:font-pitch-complex="variable" style:font-size-complex="10.5pt"/>
    </style:style>
    <style:style style:name="Default_20_Paragraph_20_Font" style:display-name="Default Paragraph Font" style:family="graphic">
      <style:paragraph-properties style:text-autospace="none"/>
    </style:style>
    <style:style style:name="Heading_20_2_20_Char" style:display-name="Heading 2 Char" style:family="graphic">
      <style:paragraph-properties style:text-autospace="none"/>
      <style:text-properties fo:color="#2f5496" loext:opacity="100%" loext:color-lum-mod="100%" loext:color-lum-off="0%" style:font-name="Calibri Light" fo:font-family="'Calibri Light'" style:font-family-generic="swiss" style:font-pitch="variable" fo:font-size="13pt" style:font-name-asian="Times New Roman" style:font-family-asian="'Times New Roman'" style:font-family-generic-asian="roman" style:font-pitch-asian="variable" style:font-name-complex="Calibri Light" style:font-family-complex="'Calibri Light'" style:font-family-generic-complex="swiss" style:font-pitch-complex="variable" style:font-size-complex="11.5pt"/>
    </style:style>
    <style:style style:name="Footer_20_Char" style:display-name="Footer Char" style:family="graphic">
      <style:paragraph-properties style:text-autospace="none"/>
      <style:text-properties style:font-name-complex="Mangal" style:font-family-complex="Mangal" style:font-family-generic-complex="roman" style:font-pitch-complex="variable" style:font-size-complex="10.5pt"/>
    </style:style>
    <style:style style:name="Header_20_Char" style:display-name="Header Char" style:family="graphic">
      <style:paragraph-properties style:text-autospace="none"/>
      <style:text-properties style:font-name-complex="Mangal" style:font-family-complex="Mangal" style:font-family-generic-complex="roman" style:font-pitch-complex="variable" style:font-size-complex="10.5pt"/>
    </style:style>
    <style:style style:name="Aufzählungszeichen"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merierungszeichen" style:family="graphic">
      <style:paragraph-properties style:text-autospace="none"/>
    </style:style>
    <style:style style:name="Betont" style:family="graphic">
      <style:paragraph-properties style:text-autospace="none"/>
      <style:text-properties fo:font-style="italic" style:font-style-complex="italic"/>
    </style:style>
    <style:style style:name="Stark_20_betont" style:display-name="Stark betont" style:family="graphic">
      <style:paragraph-properties style:text-autospace="none"/>
      <style:text-properties fo:font-weight="bold" style:font-weight-complex="bold"/>
    </style:style>
    <style:style style:name="Besuchte_20_Internetverknüpfung" style:display-name="Besuchte Internetverknüpfung" style:family="graphic">
      <style:paragraph-properties style:text-autospace="none"/>
      <style:text-properties fo:color="#800000" loext:opacity="100%" loext:color-lum-mod="100%" loext:color-lum-off="0%" style:text-underline-style="solid" style:text-underline-width="auto" style:text-underline-color="font-color"/>
    </style:style>
    <style:style style:name="Internetverknüpfung" style:family="graphic">
      <style:paragraph-properties style:text-autospace="none"/>
      <style:text-properties fo:color="#000080" loext:opacity="100%" loext:color-lum-mod="100%" loext:color-lum-off="0%" style:text-underline-style="solid" style:text-underline-width="auto" style:text-underline-color="font-color"/>
    </style:style>
    <style:style style:name="Schaubild" style:family="graphic">
      <style:paragraph-properties fo:margin-top="0.374cm" fo:margin-bottom="0.374cm" fo:text-align="justify" style:text-autospace="none"/>
      <style:text-properties style:font-name="Liberation Sans1" fo:font-family="'Liberation Sans', Arial" style:font-family-generic="swiss" style:font-pitch="variable" fo:font-style="italic" style:font-name-asian="Liberation Sans1" style:font-family-asian="'Liberation Sans', Arial" style:font-family-generic-asian="swiss" style:font-pitch-asian="variable" style:font-style-asian="italic" style:font-name-complex="Liberation Sans1" style:font-family-complex="'Liberation Sans', Arial" style:font-family-generic-complex="swiss" style:font-pitch-complex="variable" style:font-style-complex="italic"/>
    </style:style>
    <style:style style:name="Beschriftung" style:family="graphic">
      <style:paragraph-properties fo:margin-top="0.374cm" fo:margin-bottom="0.374cm" fo:text-align="justify" style:text-autospace="none"/>
      <style:text-properties style:font-name="Liberation Sans1" fo:font-family="'Liberation Sans', Arial" style:font-family-generic="swiss" style:font-pitch="variable" fo:font-style="italic" style:font-name-asian="Liberation Sans1" style:font-family-asian="'Liberation Sans', Arial" style:font-family-generic-asian="swiss" style:font-pitch-asian="variable" style:font-style-asian="italic" style:font-name-complex="Liberation Sans1" style:font-family-complex="'Liberation Sans', Arial" style:font-family-generic-complex="swiss" style:font-pitch-complex="variable" style:font-style-complex="italic"/>
    </style:style>
    <style:style style:name="Fußzeile" style:family="graphic">
      <style:paragraph-properties style:text-autospace="none" loext:tab-stop-distance="0cm">
        <style:tab-stops>
          <style:tab-stop style:position="14.633cm" style:type="center"/>
          <style:tab-stop style:position="29.265cm" style:type="right"/>
        </style:tab-stops>
      </style:paragraph-properties>
      <style:text-properties style:font-name-complex="Mangal" style:font-family-complex="Mangal" style:font-family-generic-complex="roman" style:font-pitch-complex="variable" style:font-size-complex="10.5pt"/>
    </style:style>
    <style:style style:name="Kopfzeile" style:family="graphic">
      <style:paragraph-properties style:text-autospace="none" loext:tab-stop-distance="0cm">
        <style:tab-stops>
          <style:tab-stop style:position="14.633cm" style:type="center"/>
          <style:tab-stop style:position="29.265cm" style:type="right"/>
        </style:tab-stops>
      </style:paragraph-properties>
      <style:text-properties style:font-name-complex="Mangal" style:font-family-complex="Mangal" style:font-family-generic-complex="roman" style:font-pitch-complex="variable" style:font-size-complex="10.5pt"/>
    </style:style>
    <style:style style:name="Kopf-_20_und_20_Fußzeile" style:display-name="Kopf- und Fußzeile" style:family="graphic">
      <style:paragraph-properties fo:text-align="justify" style:text-autospace="none" loext:tab-stop-distance="0cm">
        <style:tab-stops>
          <style:tab-stop style:position="15.513cm" style:type="center"/>
          <style:tab-stop style:position="31.027cm" style:type="right"/>
        </style:tab-stops>
      </style:paragraph-properties>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Tabellenüberschrift" style:family="graphic">
      <style:paragraph-properties fo:text-align="center" style:text-autospace="none"/>
      <style:text-properties style:font-name="Liberation Sans1" fo:font-family="'Liberation Sans', Arial" style:font-family-generic="swiss" style:font-pitch="variable" fo:font-weight="bold" style:font-name-asian="Liberation Sans1" style:font-family-asian="'Liberation Sans', Arial" style:font-family-generic-asian="swiss" style:font-pitch-asian="variable" style:font-weight-asian="bold" style:font-name-complex="Liberation Sans1" style:font-family-complex="'Liberation Sans', Arial" style:font-family-generic-complex="swiss" style:font-pitch-complex="variable" style:font-weight-complex="bold"/>
    </style:style>
    <style:style style:name="Tabelleninhalt" style:family="graphic">
      <style:paragraph-properties fo:text-align="justify" style:text-autospace="none"/>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Vorformatierter_20_Text" style:display-name="Vorformatierter Text" style:family="graphic">
      <style:paragraph-properties fo:text-align="justify"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font-name-complex="Liberation Mono1" style:font-family-complex="'Liberation Mono', 'Courier New'" style:font-family-generic-complex="modern" style:font-pitch-complex="fixed" style:font-size-complex="10pt"/>
    </style:style>
    <style:style style:name="Rahmeninhalt" style:family="graphic">
      <style:paragraph-properties fo:text-align="justify" style:text-autospace="none"/>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Fig." style:family="graphic">
      <style:paragraph-properties fo:margin-top="0.374cm" fo:margin-bottom="0.374cm" fo:text-align="justify" style:text-autospace="none"/>
      <style:text-properties style:font-name="Liberation Sans1" fo:font-family="'Liberation Sans', Arial" style:font-family-generic="swiss" style:font-pitch="variable" fo:font-style="italic" style:font-name-asian="Liberation Sans1" style:font-family-asian="'Liberation Sans', Arial" style:font-family-generic-asian="swiss" style:font-pitch-asian="variable" style:font-style-asian="italic" style:font-name-complex="Liberation Sans1" style:font-family-complex="'Liberation Sans', Arial" style:font-family-generic-complex="swiss" style:font-pitch-complex="variable" style:font-style-complex="italic"/>
    </style:style>
    <style:style style:name="Zeichnung" style:family="graphic">
      <style:paragraph-properties fo:margin-top="0.374cm" fo:margin-bottom="0.374cm" fo:text-align="justify" style:text-autospace="none"/>
      <style:text-properties style:font-name="Liberation Sans1" fo:font-family="'Liberation Sans', Arial" style:font-family-generic="swiss" style:font-pitch="variable" fo:font-style="italic" style:font-name-asian="Liberation Sans1" style:font-family-asian="'Liberation Sans', Arial" style:font-family-generic-asian="swiss" style:font-pitch-asian="variable" style:font-style-asian="italic" style:font-name-complex="Liberation Sans1" style:font-family-complex="'Liberation Sans', Arial" style:font-family-generic-complex="swiss" style:font-pitch-complex="variable" style:font-style-complex="italic"/>
    </style:style>
    <style:style style:name="Verzeichnis" style:family="graphic">
      <style:paragraph-properties fo:text-align="justify" style:text-autospace="none"/>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Aufzählung" style:family="graphic">
      <style:paragraph-properties fo:margin-top="0cm" fo:margin-bottom="0.436cm" fo:line-height="115%" fo:text-align="justify" style:text-autospace="none"/>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Textkörper" style:family="graphic">
      <style:paragraph-properties fo:margin-top="0cm" fo:margin-bottom="0.436cm" fo:line-height="115%" fo:text-align="justify" style:text-autospace="none"/>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SC Regular1" style:font-family-asian="'Noto Sans SC Regular'" style:font-family-generic-asian="system" style:font-pitch-asian="variable" style:font-size-asian="18pt" style:font-name-complex="Droid Sans Devanagari1" style:font-family-complex="'Droid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SC Regular1" style:font-family-asian="'Noto Sans SC Regular'"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SC Regular1" style:font-family-asian="'Noto Sans SC Regular'" style:font-family-generic-asian="system" style:font-pitch-asian="variable" style:font-size-asian="28pt" style:font-style-asian="normal" style:font-weight-asian="normal" style:font-name-complex="Droid Sans Devanagari1" style:font-family-complex="'Droid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graphic-properties style:writing-mode="lr-tb"/>
      <style:paragraph-properties fo:margin-left="0cm" fo:margin-right="0cm" fo:margin-top="0.299cm" fo:margin-bottom="0cm" fo:line-height="9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099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099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099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099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099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Regular1" style:font-family-asian="'Noto Sans SC Regular'"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SC Regular1" style:font-family-asian="'Noto Sans SC Regular'" style:font-family-generic-asian="system" style:font-pitch-asian="variable" style:font-size-asian="18pt" style:font-style-asian="normal" style:font-weight-asian="normal" style:font-name-complex="Droid Sans Devanagari1"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loext:fill-use-slide-background="fals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writing-mode="lr-tb"/>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1"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Foliennummer&gt;</text:page-number></text:span></text:p>
        </draw:text-box>
      </draw:frame>
      <draw:page-thumbnail draw:layer="backgroundobjects" svg:width="9.294cm" svg:height="6.972cm" svg:x="1cm" svg:y="2.434cm"/>
      <draw:page-thumbnail draw:layer="backgroundobjects" svg:width="9.294cm" svg:height="6.972cm" svg:x="1cm" svg:y="10.482cm"/>
      <draw:page-thumbnail draw:layer="backgroundobjects" svg:width="9.294cm" svg:height="6.972cm" svg:x="1cm" svg:y="18.53cm"/>
      <draw:page-thumbnail draw:layer="backgroundobjects" svg:width="9.294cm" svg:height="6.972cm" svg:x="11.295cm" svg:y="2.434cm"/>
      <draw:page-thumbnail draw:layer="backgroundobjects" svg:width="9.294cm" svg:height="6.972cm" svg:x="11.295cm" svg:y="10.482cm"/>
      <draw:page-thumbnail draw:layer="backgroundobjects" svg:width="9.294cm" svg:height="6.972cm" svg:x="11.295cm" svg:y="18.53cm"/>
    </style:handout-master>
    <style:master-page style:name="Title_20_Slide" style:display-name="Title Slide" style:page-layout-name="PM1" draw:style-name="Mdp1">
      <loext:theme loext:name="Office Theme">
        <loext:color-table loext:name="Offic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frame draw:name="Title 1" presentation:style-name="Mpr1" draw:text-style-name="MP6" draw:layer="backgroundobjects" svg:width="25.398cm" svg:height="6.631cm" svg:x="4.232cm" svg:y="3.117cm" presentation:class="title" presentation:user-transformed="true">
        <draw:text-box>
          <text:p text:style-name="MP5"><text:span text:style-name="MT2">Cl</text:span><text:span text:style-name="MT2">ic</text:span><text:span text:style-name="MT2">k </text:span><text:span text:style-name="MT2">to </text:span><text:span text:style-name="MT2">e</text:span><text:span text:style-name="MT2">di</text:span><text:span text:style-name="MT2">t </text:span><text:span text:style-name="MT2">M</text:span><text:span text:style-name="MT2">a</text:span><text:span text:style-name="MT2">st</text:span><text:span text:style-name="MT2">er </text:span><text:span text:style-name="MT2">titl</text:span><text:span text:style-name="MT2">e </text:span><text:span text:style-name="MT2">st</text:span><text:span text:style-name="MT2">yl</text:span><text:span text:style-name="MT2">e</text:span></text:p>
        </draw:text-box>
      </draw:frame>
      <draw:frame draw:name="Date Placeholder 3" presentation:style-name="Mpr2"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4" presentation:style-name="Mpr2" draw:text-style-name="MP8" draw:layer="backgroundobjects" svg:width="11.429cm" svg:height="1.013cm" svg:x="11.217cm" svg:y="17.656cm" presentation:class="footer" presentation:user-transformed="true">
        <draw:text-box>
          <text:p text:style-name="MP9"><text:span text:style-name="MT1"><presentation:footer/></text:span></text:p>
        </draw:text-box>
      </draw:frame>
      <draw:frame draw:name="Slide Number Placeholder 5" presentation:style-name="Mpr2" draw:text-style-name="MP8" draw:layer="backgroundobjects" svg:width="7.619cm" svg:height="1.013cm" svg:x="23.917cm" svg:y="17.656cm" presentation:class="page-number" presentation:user-transformed="true">
        <draw:text-box>
          <text:p text:style-name="MP10"><text:span text:style-name="MT3"><text:page-number>&lt;Foliennummer&gt;</text:page-number></text:span></text:p>
        </draw:text-box>
      </draw:frame>
      <draw:frame presentation:style-name="Title_20_Slide-outline1" draw:layer="backgroundobjects" svg:width="30.479cm" svg:height="11.048cm" svg:x="1.692cm" svg:y="4.456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8.658cm" svg:height="12.572cm" svg:x="1.478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owerPoint Presentation</dc:title>
    <meta:initial-creator>Engel, Dirk</meta:initial-creator>
    <meta:editing-cycles>368</meta:editing-cycles>
    <meta:creation-date>2023-09-14T06:37:55</meta:creation-date>
    <dc:date>2023-11-01T13:33:48.543983384</dc:date>
    <meta:editing-duration>P24DT23H1M38S</meta:editing-duration>
    <meta:generator>LibreOffice/7.5.4.1$Linux_X86_64 LibreOffice_project/50$Build-1</meta:generator>
    <meta:document-statistic meta:object-count="948"/>
    <meta:user-defined meta:name="AppVersion">16.0000</meta:user-defined>
    <meta:user-defined meta:name="PresentationFormat">Widescreen</meta:user-defined>
    <meta:user-defined meta:name="Slides" meta:value-type="float">1</meta:user-defined>
  </office:meta>
</office:document-meta>
</file>